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71362" calcext:value-type="float">
            <text:p>0.06713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3432746" calcext:value-type="float">
            <text:p>0.134327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0131462" calcext:value-type="float">
            <text:p>0.201314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83529" calcext:value-type="float">
            <text:p>0.268352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3545452" calcext:value-type="float">
            <text:p>0.335454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0264702" calcext:value-type="float">
            <text:p>0.402647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6995494" calcext:value-type="float">
            <text:p>0.4699549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3739574" calcext:value-type="float">
            <text:p>0.5373957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0497754" calcext:value-type="float">
            <text:p>0.604977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7269753" calcext:value-type="float">
            <text:p>0.672697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4054108" calcext:value-type="float">
            <text:p>0.740541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0848196" calcext:value-type="float">
            <text:p>0.8084819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7648396" calcext:value-type="float">
            <text:p>0.8764839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4450387" calcext:value-type="float">
            <text:p>0.9445038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01249543" calcext:value-type="float">
            <text:p>1.012495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8041341" calcext:value-type="float">
            <text:p>1.0804134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4821713" calcext:value-type="float">
            <text:p>1.148217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21587281" calcext:value-type="float">
            <text:p>1.2158728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28335465" calcext:value-type="float">
            <text:p>1.283354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3506446" calcext:value-type="float">
            <text:p>1.350644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41773066" calcext:value-type="float">
            <text:p>1.4177306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48460167" calcext:value-type="float">
            <text:p>1.484601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55123067" calcext:value-type="float">
            <text:p>1.551230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61750099" calcext:value-type="float">
            <text:p>1.6175009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68236696" calcext:value-type="float">
            <text:p>1.6823669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75103615" calcext:value-type="float">
            <text:p>1.751036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81854221" calcext:value-type="float">
            <text:p>1.8185422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88588096" calcext:value-type="float">
            <text:p>1.8858809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95323193" calcext:value-type="float">
            <text:p>1.9532319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02067248" calcext:value-type="float">
            <text:p>2.020672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08824371" calcext:value-type="float">
            <text:p>2.0882437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15596505" calcext:value-type="float">
            <text:p>2.1559650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223839" calcext:value-type="float">
            <text:p>2.22383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2918536" calcext:value-type="float">
            <text:p>2.291853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35998481" calcext:value-type="float">
            <text:p>2.3599848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42819971" calcext:value-type="float">
            <text:p>2.4281997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9646057" calcext:value-type="float">
            <text:p>2.4964605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56472943" calcext:value-type="float">
            <text:p>2.5647294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63297227" calcext:value-type="float">
            <text:p>2.6329722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70116173" calcext:value-type="float">
            <text:p>2.7011617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76927729" calcext:value-type="float">
            <text:p>2.7692772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83730243" calcext:value-type="float">
            <text:p>2.837302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90521929" calcext:value-type="float">
            <text:p>2.9052192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9730019" calcext:value-type="float">
            <text:p>2.97300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04060817" calcext:value-type="float">
            <text:p>3.0406081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10796471" calcext:value-type="float">
            <text:p>3.1079647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17490177" calcext:value-type="float">
            <text:p>3.1749017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24047158" calcext:value-type="float">
            <text:p>3.2404715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31033793" calcext:value-type="float">
            <text:p>3.3103379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3783004" calcext:value-type="float">
            <text:p>3.378300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44587946" calcext:value-type="float">
            <text:p>3.4458794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51331938" calcext:value-type="float">
            <text:p>3.5133193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58074062" calcext:value-type="float">
            <text:p>3.5807406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6482207" calcext:value-type="float">
            <text:p>3.64822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71580699" calcext:value-type="float">
            <text:p>3.7158069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78352023" calcext:value-type="float">
            <text:p>3.7835202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8513581" calcext:value-type="float">
            <text:p>3.851358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.91930002" calcext:value-type="float">
            <text:p>3.9193000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.98731236" calcext:value-type="float">
            <text:p>3.9873123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05535338" calcext:value-type="float">
            <text:p>4.0553533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12337758" calcext:value-type="float">
            <text:p>4.1233775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1913396" calcext:value-type="float">
            <text:p>4.191339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25919769" calcext:value-type="float">
            <text:p>4.2591976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32691663" calcext:value-type="float">
            <text:p>4.3269166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39446966" calcext:value-type="float">
            <text:p>4.394469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4618389" calcext:value-type="float">
            <text:p>4.461838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52901373" calcext:value-type="float">
            <text:p>4.5290137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59598573" calcext:value-type="float">
            <text:p>4.5959857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66273528" calcext:value-type="float">
            <text:p>4.662735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72918332" calcext:value-type="float">
            <text:p>4.7291833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.79483319" calcext:value-type="float">
            <text:p>4.7948331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86581173" calcext:value-type="float">
            <text:p>4.8658117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.93353757" calcext:value-type="float">
            <text:p>4.9335375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.00097652" calcext:value-type="float">
            <text:p>5.0009765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.06838655" calcext:value-type="float">
            <text:p>5.0683865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13586393" calcext:value-type="float">
            <text:p>5.1358639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20345685" calcext:value-type="float">
            <text:p>5.2034568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27118667" calcext:value-type="float">
            <text:p>5.2711866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33905517" calcext:value-type="float">
            <text:p>5.3390551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40704903" calcext:value-type="float">
            <text:p>5.4070490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47514372" calcext:value-type="float">
            <text:p>5.4751437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54330669" calcext:value-type="float">
            <text:p>5.5433066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6115" calcext:value-type="float">
            <text:p>5.611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67968262" calcext:value-type="float">
            <text:p>5.679682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74781291" calcext:value-type="float">
            <text:p>5.7478129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81585167" calcext:value-type="float">
            <text:p>5.8158516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88376565" calcext:value-type="float">
            <text:p>5.8837656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.95153094" calcext:value-type="float">
            <text:p>5.9515309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.01913563" calcext:value-type="float">
            <text:p>6.0191356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.08658127" calcext:value-type="float">
            <text:p>6.0865812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15388304" calcext:value-type="float">
            <text:p>6.153883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2210694" calcext:value-type="float">
            <text:p>6.22106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28818403" calcext:value-type="float">
            <text:p>6.2881840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3553126" calcext:value-type="float">
            <text:p>6.355312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.42118297" calcext:value-type="float">
            <text:p>6.4211829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.48808476" calcext:value-type="float">
            <text:p>6.4880847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55509719" calcext:value-type="float">
            <text:p>6.5550971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.62221853" calcext:value-type="float">
            <text:p>6.6222185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.6894637" calcext:value-type="float">
            <text:p>6.689463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1362" calcext:value-type="float">
            <text:p>6.71362</text:p>
          </table:table-cell>
          <table:table-cell office:value-type="float" office:value="6.75684422" calcext:value-type="float">
            <text:p>6.75684422</text:p>
          </table:table-cell>
          <table:table-cell table:formula="of:=POWER([.C101]-6.75;2)" office:value-type="float" office:value="0.0000468433474083948" calcext:value-type="float">
            <text:p>4.68433474083948E-005</text:p>
          </table:table-cell>
          <table:table-cell table:formula="of:=SQRT(SUM([.D101:.D200])/100)" office:value-type="float" office:value="0.00584103920956015" calcext:value-type="float">
            <text:p>0.00584103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719126" calcext:value-type="float">
            <text:p>6.719126</text:p>
          </table:table-cell>
          <table:table-cell office:value-type="float" office:value="6.75722735" calcext:value-type="float">
            <text:p>6.75722735</text:p>
          </table:table-cell>
          <table:table-cell table:formula="of:=POWER([.C102]-6.75;2)" office:value-type="float" office:value="0.0000522345880224995" calcext:value-type="float">
            <text:p>5.22345880224995E-0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98716" calcext:value-type="float">
            <text:p>6.698716</text:p>
          </table:table-cell>
          <table:table-cell office:value-type="float" office:value="6.75768781" calcext:value-type="float">
            <text:p>6.75768781</text:p>
          </table:table-cell>
          <table:table-cell table:formula="of:=POWER([.C103]-6.75;2)" office:value-type="float" office:value="0.0000591024225961028" calcext:value-type="float">
            <text:p>5.91024225961028E-00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03828" calcext:value-type="float">
            <text:p>6.703828</text:p>
          </table:table-cell>
          <table:table-cell office:value-type="float" office:value="6.75846822" calcext:value-type="float">
            <text:p>6.75846822</text:p>
          </table:table-cell>
          <table:table-cell table:formula="of:=POWER([.C104]-6.75;2)" office:value-type="float" office:value="0.0000717107499684023" calcext:value-type="float">
            <text:p>7.17107499684023E-00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10162" calcext:value-type="float">
            <text:p>6.710162</text:p>
          </table:table-cell>
          <table:table-cell office:value-type="float" office:value="6.75928784" calcext:value-type="float">
            <text:p>6.75928784</text:p>
          </table:table-cell>
          <table:table-cell table:formula="of:=POWER([.C105]-6.75;2)" office:value-type="float" office:value="0.0000862639718655967" calcext:value-type="float">
            <text:p>0.00008626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1925" calcext:value-type="float">
            <text:p>6.71925</text:p>
          </table:table-cell>
          <table:table-cell office:value-type="float" office:value="6.76010238" calcext:value-type="float">
            <text:p>6.76010238</text:p>
          </table:table-cell>
          <table:table-cell table:formula="of:=POWER([.C106]-6.75;2)" office:value-type="float" office:value="0.000102058081664404" calcext:value-type="float">
            <text:p>0.000102058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30792" calcext:value-type="float">
            <text:p>6.730792</text:p>
          </table:table-cell>
          <table:table-cell office:value-type="float" office:value="6.76084908" calcext:value-type="float">
            <text:p>6.76084908</text:p>
          </table:table-cell>
          <table:table-cell table:formula="of:=POWER([.C107]-6.75;2)" office:value-type="float" office:value="0.000117702536846397" calcext:value-type="float">
            <text:p>0.000117702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4408" calcext:value-type="float">
            <text:p>6.74408</text:p>
          </table:table-cell>
          <table:table-cell office:value-type="float" office:value="6.76146877" calcext:value-type="float">
            <text:p>6.76146877</text:p>
          </table:table-cell>
          <table:table-cell table:formula="of:=POWER([.C108]-6.75;2)" office:value-type="float" office:value="0.000131532685312911" calcext:value-type="float">
            <text:p>0.000131532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5818" calcext:value-type="float">
            <text:p>6.75818</text:p>
          </table:table-cell>
          <table:table-cell office:value-type="float" office:value="6.76191335" calcext:value-type="float">
            <text:p>6.76191335</text:p>
          </table:table-cell>
          <table:table-cell table:formula="of:=POWER([.C109]-6.75;2)" office:value-type="float" office:value="0.000141927908222509" calcext:value-type="float">
            <text:p>0.000141927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71999" calcext:value-type="float">
            <text:p>6.771999</text:p>
          </table:table-cell>
          <table:table-cell office:value-type="float" office:value="6.76215022" calcext:value-type="float">
            <text:p>6.76215022</text:p>
          </table:table-cell>
          <table:table-cell table:formula="of:=POWER([.C110]-6.75;2)" office:value-type="float" office:value="0.000147627846048392" calcext:value-type="float">
            <text:p>0.000147627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84355" calcext:value-type="float">
            <text:p>6.784355</text:p>
          </table:table-cell>
          <table:table-cell office:value-type="float" office:value="6.76216415" calcext:value-type="float">
            <text:p>6.76216415</text:p>
          </table:table-cell>
          <table:table-cell table:formula="of:=POWER([.C111]-6.75;2)" office:value-type="float" office:value="0.000147966545222506" calcext:value-type="float">
            <text:p>0.000147966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94088" calcext:value-type="float">
            <text:p>6.794088</text:p>
          </table:table-cell>
          <table:table-cell office:value-type="float" office:value="6.76195624" calcext:value-type="float">
            <text:p>6.76195624</text:p>
          </table:table-cell>
          <table:table-cell table:formula="of:=POWER([.C112]-6.75;2)" office:value-type="float" office:value="0.000142951674937599" calcext:value-type="float">
            <text:p>0.000142951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002" calcext:value-type="float">
            <text:p>6.8002</text:p>
          </table:table-cell>
          <table:table-cell office:value-type="float" office:value="6.76153985" calcext:value-type="float">
            <text:p>6.76153985</text:p>
          </table:table-cell>
          <table:table-cell table:formula="of:=POWER([.C113]-6.75;2)" office:value-type="float" office:value="0.000133168138022503" calcext:value-type="float">
            <text:p>0.000133168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01991" calcext:value-type="float">
            <text:p>6.801991</text:p>
          </table:table-cell>
          <table:table-cell office:value-type="float" office:value="6.76093425" calcext:value-type="float">
            <text:p>6.76093425</text:p>
          </table:table-cell>
          <table:table-cell table:formula="of:=POWER([.C114]-6.75;2)" office:value-type="float" office:value="0.000119557823062501" calcext:value-type="float">
            <text:p>0.000119557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99156" calcext:value-type="float">
            <text:p>6.799156</text:p>
          </table:table-cell>
          <table:table-cell office:value-type="float" office:value="6.76015635" calcext:value-type="float">
            <text:p>6.76015635</text:p>
          </table:table-cell>
          <table:table-cell table:formula="of:=POWER([.C115]-6.75;2)" office:value-type="float" office:value="0.000103151445322498" calcext:value-type="float">
            <text:p>0.00010315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91798" calcext:value-type="float">
            <text:p>6.791798</text:p>
          </table:table-cell>
          <table:table-cell office:value-type="float" office:value="6.75920806" calcext:value-type="float">
            <text:p>6.75920806</text:p>
          </table:table-cell>
          <table:table-cell table:formula="of:=POWER([.C116]-6.75;2)" office:value-type="float" office:value="0.0000847883689635952" calcext:value-type="float">
            <text:p>8.47883689635952E-00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80372" calcext:value-type="float">
            <text:p>6.780372</text:p>
          </table:table-cell>
          <table:table-cell office:value-type="float" office:value="6.75804157" calcext:value-type="float">
            <text:p>6.75804157</text:p>
          </table:table-cell>
          <table:table-cell table:formula="of:=POWER([.C117]-6.75;2)" office:value-type="float" office:value="0.0000646668480648937" calcext:value-type="float">
            <text:p>6.46668480648937E-00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765568" calcext:value-type="float">
            <text:p>6.765568</text:p>
          </table:table-cell>
          <table:table-cell office:value-type="float" office:value="6.75636526" calcext:value-type="float">
            <text:p>6.75636526</text:p>
          </table:table-cell>
          <table:table-cell table:formula="of:=POWER([.C118]-6.75;2)" office:value-type="float" office:value="0.0000405165348675991" calcext:value-type="float">
            <text:p>4.05165348675991E-00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48184" calcext:value-type="float">
            <text:p>6.748184</text:p>
          </table:table-cell>
          <table:table-cell office:value-type="float" office:value="6.74201763" calcext:value-type="float">
            <text:p>6.74201763</text:p>
          </table:table-cell>
          <table:table-cell table:formula="of:=POWER([.C119]-6.75;2)" office:value-type="float" office:value="0.0000637182308168949" calcext:value-type="float">
            <text:p>6.37182308168949E-00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28995" calcext:value-type="float">
            <text:p>6.728995</text:p>
          </table:table-cell>
          <table:table-cell office:value-type="float" office:value="6.7429373" calcext:value-type="float">
            <text:p>6.7429373</text:p>
          </table:table-cell>
          <table:table-cell table:formula="of:=POWER([.C120]-6.75;2)" office:value-type="float" office:value="0.0000498817312900075" calcext:value-type="float">
            <text:p>4.98817312900075E-00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08606" calcext:value-type="float">
            <text:p>6.708606</text:p>
          </table:table-cell>
          <table:table-cell office:value-type="float" office:value="6.743372" calcext:value-type="float">
            <text:p>6.743372</text:p>
          </table:table-cell>
          <table:table-cell table:formula="of:=POWER([.C121]-6.75;2)" office:value-type="float" office:value="0.000043930384000001" calcext:value-type="float">
            <text:p>4.3930384000001E-00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87101" calcext:value-type="float">
            <text:p>6.687101</text:p>
          </table:table-cell>
          <table:table-cell office:value-type="float" office:value="6.74385113" calcext:value-type="float">
            <text:p>6.74385113</text:p>
          </table:table-cell>
          <table:table-cell table:formula="of:=POWER([.C122]-6.75;2)" office:value-type="float" office:value="0.0000378086022768956" calcext:value-type="float">
            <text:p>3.78086022768956E-00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6629" calcext:value-type="float">
            <text:p>6.6629</text:p>
          </table:table-cell>
          <table:table-cell office:value-type="float" office:value="6.74454039" calcext:value-type="float">
            <text:p>6.74454039</text:p>
          </table:table-cell>
          <table:table-cell table:formula="of:=POWER([.C123]-6.75;2)" office:value-type="float" office:value="0.0000298073413520994" calcext:value-type="float">
            <text:p>2.98073413520994E-00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27032" calcext:value-type="float">
            <text:p>6.627032</text:p>
          </table:table-cell>
          <table:table-cell office:value-type="float" office:value="6.74554335" calcext:value-type="float">
            <text:p>6.74554335</text:p>
          </table:table-cell>
          <table:table-cell table:formula="of:=POWER([.C124]-6.75;2)" office:value-type="float" office:value="0.0000198617292224986" calcext:value-type="float">
            <text:p>1.98617292224986E-00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486597" calcext:value-type="float">
            <text:p>6.486597</text:p>
          </table:table-cell>
          <table:table-cell office:value-type="float" office:value="6.74701645" calcext:value-type="float">
            <text:p>6.74701645</text:p>
          </table:table-cell>
          <table:table-cell table:formula="of:=POWER([.C125]-6.75;2)" office:value-type="float" office:value="0.00000890157060249835" calcext:value-type="float">
            <text:p>8.90157060249835E-00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866919" calcext:value-type="float">
            <text:p>6.866919</text:p>
          </table:table-cell>
          <table:table-cell office:value-type="float" office:value="6.75001985" calcext:value-type="float">
            <text:p>6.75001985</text:p>
          </table:table-cell>
          <table:table-cell table:formula="of:=POWER([.C126]-6.75;2)" office:value-type="float" office:value="0.000000000394022500006132" calcext:value-type="float">
            <text:p>3.94022500006132E-01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50606" calcext:value-type="float">
            <text:p>6.750606</text:p>
          </table:table-cell>
          <table:table-cell office:value-type="float" office:value="6.74934111" calcext:value-type="float">
            <text:p>6.74934111</text:p>
          </table:table-cell>
          <table:table-cell table:formula="of:=POWER([.C127]-6.75;2)" office:value-type="float" office:value="0.000000434136032100543" calcext:value-type="float">
            <text:p>4.34136032100543E-00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33875" calcext:value-type="float">
            <text:p>6.733875</text:p>
          </table:table-cell>
          <table:table-cell office:value-type="float" office:value="6.74992677" calcext:value-type="float">
            <text:p>6.74992677</text:p>
          </table:table-cell>
          <table:table-cell table:formula="of:=POWER([.C128]-6.75;2)" office:value-type="float" office:value="0.0000000053626328999889" calcext:value-type="float">
            <text:p>5.3626328999889E-00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35097" calcext:value-type="float">
            <text:p>6.735097</text:p>
          </table:table-cell>
          <table:table-cell office:value-type="float" office:value="6.75074993" calcext:value-type="float">
            <text:p>6.75074993</text:p>
          </table:table-cell>
          <table:table-cell table:formula="of:=POWER([.C129]-6.75;2)" office:value-type="float" office:value="0.000000562395004899349" calcext:value-type="float">
            <text:p>5.62395004899349E-00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744055" calcext:value-type="float">
            <text:p>6.744055</text:p>
          </table:table-cell>
          <table:table-cell office:value-type="float" office:value="6.75159206" calcext:value-type="float">
            <text:p>6.75159206</text:p>
          </table:table-cell>
          <table:table-cell table:formula="of:=POWER([.C130]-6.75;2)" office:value-type="float" office:value="0.00000253465504360037" calcext:value-type="float">
            <text:p>2.53465504360037E-00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757123" calcext:value-type="float">
            <text:p>6.757123</text:p>
          </table:table-cell>
          <table:table-cell office:value-type="float" office:value="6.75233238" calcext:value-type="float">
            <text:p>6.75233238</text:p>
          </table:table-cell>
          <table:table-cell table:formula="of:=POWER([.C131]-6.75;2)" office:value-type="float" office:value="0.00000543999646440166" calcext:value-type="float">
            <text:p>0.0000054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72134" calcext:value-type="float">
            <text:p>6.772134</text:p>
          </table:table-cell>
          <table:table-cell office:value-type="float" office:value="6.75288596" calcext:value-type="float">
            <text:p>6.75288596</text:p>
          </table:table-cell>
          <table:table-cell table:formula="of:=POWER([.C132]-6.75;2)" office:value-type="float" office:value="0.00000832876512160236" calcext:value-type="float">
            <text:p>8.32876512160236E-0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87395" calcext:value-type="float">
            <text:p>6.787395</text:p>
          </table:table-cell>
          <table:table-cell office:value-type="float" office:value="6.7531936" calcext:value-type="float">
            <text:p>6.7531936</text:p>
          </table:table-cell>
          <table:table-cell table:formula="of:=POWER([.C133]-6.75;2)" office:value-type="float" office:value="0.0000101990809600022" calcext:value-type="float">
            <text:p>1.01990809600022E-0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80146" calcext:value-type="float">
            <text:p>6.80146</text:p>
          </table:table-cell>
          <table:table-cell office:value-type="float" office:value="6.75322158" calcext:value-type="float">
            <text:p>6.75322158</text:p>
          </table:table-cell>
          <table:table-cell table:formula="of:=POWER([.C134]-6.75;2)" office:value-type="float" office:value="0.0000103785776963997" calcext:value-type="float">
            <text:p>1.03785776963997E-00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813121" calcext:value-type="float">
            <text:p>6.813121</text:p>
          </table:table-cell>
          <table:table-cell office:value-type="float" office:value="6.75296285" calcext:value-type="float">
            <text:p>6.75296285</text:p>
          </table:table-cell>
          <table:table-cell table:formula="of:=POWER([.C135]-6.75;2)" office:value-type="float" office:value="0.00000877848012250175" calcext:value-type="float">
            <text:p>8.77848012250175E-00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2149" calcext:value-type="float">
            <text:p>6.82149</text:p>
          </table:table-cell>
          <table:table-cell office:value-type="float" office:value="6.75243705" calcext:value-type="float">
            <text:p>6.75243705</text:p>
          </table:table-cell>
          <table:table-cell table:formula="of:=POWER([.C136]-6.75;2)" office:value-type="float" office:value="0.00000593921270250079" calcext:value-type="float">
            <text:p>5.93921270250079E-00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826086" calcext:value-type="float">
            <text:p>6.826086</text:p>
          </table:table-cell>
          <table:table-cell office:value-type="float" office:value="6.75168843" calcext:value-type="float">
            <text:p>6.75168843</text:p>
          </table:table-cell>
          <table:table-cell table:formula="of:=POWER([.C137]-6.75;2)" office:value-type="float" office:value="0.00000285079586489913" calcext:value-type="float">
            <text:p>2.85079586489913E-00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26886" calcext:value-type="float">
            <text:p>6.826886</text:p>
          </table:table-cell>
          <table:table-cell office:value-type="float" office:value="6.75078239" calcext:value-type="float">
            <text:p>6.75078239</text:p>
          </table:table-cell>
          <table:table-cell table:formula="of:=POWER([.C138]-6.75;2)" office:value-type="float" office:value="0.000000612134112100555" calcext:value-type="float">
            <text:p>6.12134112100555E-00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824284" calcext:value-type="float">
            <text:p>6.824284</text:p>
          </table:table-cell>
          <table:table-cell office:value-type="float" office:value="6.7498031" calcext:value-type="float">
            <text:p>6.7498031</text:p>
          </table:table-cell>
          <table:table-cell table:formula="of:=POWER([.C139]-6.75;2)" office:value-type="float" office:value="0.0000000387696099998906" calcext:value-type="float">
            <text:p>3.87696099998906E-00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818946" calcext:value-type="float">
            <text:p>6.818946</text:p>
          </table:table-cell>
          <table:table-cell office:value-type="float" office:value="6.74886081" calcext:value-type="float">
            <text:p>6.74886081</text:p>
          </table:table-cell>
          <table:table-cell table:formula="of:=POWER([.C140]-6.75;2)" office:value-type="float" office:value="0.0000012977538560999" calcext:value-type="float">
            <text:p>1.2977538560999E-00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811556" calcext:value-type="float">
            <text:p>6.811556</text:p>
          </table:table-cell>
          <table:table-cell office:value-type="float" office:value="6.7481595" calcext:value-type="float">
            <text:p>6.7481595</text:p>
          </table:table-cell>
          <table:table-cell table:formula="of:=POWER([.C141]-6.75;2)" office:value-type="float" office:value="0.00000338744025000049" calcext:value-type="float">
            <text:p>3.38744025000049E-00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02514" calcext:value-type="float">
            <text:p>6.802514</text:p>
          </table:table-cell>
          <table:table-cell office:value-type="float" office:value="6.74970374" calcext:value-type="float">
            <text:p>6.74970374</text:p>
          </table:table-cell>
          <table:table-cell table:formula="of:=POWER([.C142]-6.75;2)" office:value-type="float" office:value="0.000000087769987599897" calcext:value-type="float">
            <text:p>8.7769987599897E-00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91686" calcext:value-type="float">
            <text:p>6.791686</text:p>
          </table:table-cell>
          <table:table-cell office:value-type="float" office:value="6.74795844" calcext:value-type="float">
            <text:p>6.74795844</text:p>
          </table:table-cell>
          <table:table-cell table:formula="of:=POWER([.C143]-6.75;2)" office:value-type="float" office:value="0.00000416796723360135" calcext:value-type="float">
            <text:p>0.00000416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78261" calcext:value-type="float">
            <text:p>6.778261</text:p>
          </table:table-cell>
          <table:table-cell office:value-type="float" office:value="6.74683561" calcext:value-type="float">
            <text:p>6.74683561</text:p>
          </table:table-cell>
          <table:table-cell table:formula="of:=POWER([.C144]-6.75;2)" office:value-type="float" office:value="0.0000100133640721015" calcext:value-type="float">
            <text:p>1.00133640721015E-00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60627" calcext:value-type="float">
            <text:p>6.760627</text:p>
          </table:table-cell>
          <table:table-cell office:value-type="float" office:value="6.74607138" calcext:value-type="float">
            <text:p>6.74607138</text:p>
          </table:table-cell>
          <table:table-cell table:formula="of:=POWER([.C145]-6.75;2)" office:value-type="float" office:value="0.0000154340551043995" calcext:value-type="float">
            <text:p>1.54340551043995E-00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35654" calcext:value-type="float">
            <text:p>6.735654</text:p>
          </table:table-cell>
          <table:table-cell office:value-type="float" office:value="6.74566103" calcext:value-type="float">
            <text:p>6.74566103</text:p>
          </table:table-cell>
          <table:table-cell table:formula="of:=POWER([.C146]-6.75;2)" office:value-type="float" office:value="0.0000188266606609005" calcext:value-type="float">
            <text:p>1.88266606609005E-00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93706" calcext:value-type="float">
            <text:p>6.693706</text:p>
          </table:table-cell>
          <table:table-cell office:value-type="float" office:value="6.74566479" calcext:value-type="float">
            <text:p>6.74566479</text:p>
          </table:table-cell>
          <table:table-cell table:formula="of:=POWER([.C147]-6.75;2)" office:value-type="float" office:value="0.0000187940457440984" calcext:value-type="float">
            <text:p>0.00001879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56981" calcext:value-type="float">
            <text:p>6.556981</text:p>
          </table:table-cell>
          <table:table-cell office:value-type="float" office:value="6.74624476" calcext:value-type="float">
            <text:p>6.74624476</text:p>
          </table:table-cell>
          <table:table-cell table:formula="of:=POWER([.C148]-6.75;2)" office:value-type="float" office:value="0.000014101827457602" calcext:value-type="float">
            <text:p>1.4101827457602E-0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986635" calcext:value-type="float">
            <text:p>6.986635</text:p>
          </table:table-cell>
          <table:table-cell office:value-type="float" office:value="6.7483387" calcext:value-type="float">
            <text:p>6.7483387</text:p>
          </table:table-cell>
          <table:table-cell table:formula="of:=POWER([.C149]-6.75;2)" office:value-type="float" office:value="0.00000275991769000103" calcext:value-type="float">
            <text:p>2.75991769000103E-00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796247" calcext:value-type="float">
            <text:p>6.796247</text:p>
          </table:table-cell>
          <table:table-cell office:value-type="float" office:value="6.74626694" calcext:value-type="float">
            <text:p>6.74626694</text:p>
          </table:table-cell>
          <table:table-cell table:formula="of:=POWER([.C150]-6.75;2)" office:value-type="float" office:value="0.0000139357369636005" calcext:value-type="float">
            <text:p>1.39357369636005E-00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757906" calcext:value-type="float">
            <text:p>6.757906</text:p>
          </table:table-cell>
          <table:table-cell office:value-type="float" office:value="6.74620641" calcext:value-type="float">
            <text:p>6.74620641</text:p>
          </table:table-cell>
          <table:table-cell table:formula="of:=POWER([.C151]-6.75;2)" office:value-type="float" office:value="0.0000143913250880993" calcext:value-type="float">
            <text:p>1.43913250880993E-00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43992" calcext:value-type="float">
            <text:p>6.743992</text:p>
          </table:table-cell>
          <table:table-cell office:value-type="float" office:value="6.74660538" calcext:value-type="float">
            <text:p>6.74660538</text:p>
          </table:table-cell>
          <table:table-cell table:formula="of:=POWER([.C152]-6.75;2)" office:value-type="float" office:value="0.0000115234449443993" calcext:value-type="float">
            <text:p>1.15234449443993E-00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42124" calcext:value-type="float">
            <text:p>6.742124</text:p>
          </table:table-cell>
          <table:table-cell office:value-type="float" office:value="6.74718194" calcext:value-type="float">
            <text:p>6.74718194</text:p>
          </table:table-cell>
          <table:table-cell table:formula="of:=POWER([.C153]-6.75;2)" office:value-type="float" office:value="0.00000794146216360038" calcext:value-type="float">
            <text:p>7.94146216360038E-00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48008" calcext:value-type="float">
            <text:p>6.748008</text:p>
          </table:table-cell>
          <table:table-cell office:value-type="float" office:value="6.74777443" calcext:value-type="float">
            <text:p>6.74777443</text:p>
          </table:table-cell>
          <table:table-cell table:formula="of:=POWER([.C154]-6.75;2)" office:value-type="float" office:value="0.00000495316182490103" calcext:value-type="float">
            <text:p>4.95316182490103E-00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758629" calcext:value-type="float">
            <text:p>6.758629</text:p>
          </table:table-cell>
          <table:table-cell office:value-type="float" office:value="6.74826419" calcext:value-type="float">
            <text:p>6.74826419</text:p>
          </table:table-cell>
          <table:table-cell table:formula="of:=POWER([.C155]-6.75;2)" office:value-type="float" office:value="0.00000301303635609847" calcext:value-type="float">
            <text:p>0.00000301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71324" calcext:value-type="float">
            <text:p>6.771324</text:p>
          </table:table-cell>
          <table:table-cell office:value-type="float" office:value="6.74856646" calcext:value-type="float">
            <text:p>6.74856646</text:p>
          </table:table-cell>
          <table:table-cell table:formula="of:=POWER([.C156]-6.75;2)" office:value-type="float" office:value="0.00000205503693159955" calcext:value-type="float">
            <text:p>0.0000020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83787" calcext:value-type="float">
            <text:p>6.783787</text:p>
          </table:table-cell>
          <table:table-cell office:value-type="float" office:value="6.74862988" calcext:value-type="float">
            <text:p>6.74862988</text:p>
          </table:table-cell>
          <table:table-cell table:formula="of:=POWER([.C157]-6.75;2)" office:value-type="float" office:value="0.00000187722881439947" calcext:value-type="float">
            <text:p>1.87722881439947E-00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94192" calcext:value-type="float">
            <text:p>6.794192</text:p>
          </table:table-cell>
          <table:table-cell office:value-type="float" office:value="6.74843458" calcext:value-type="float">
            <text:p>6.74843458</text:p>
          </table:table-cell>
          <table:table-cell table:formula="of:=POWER([.C158]-6.75;2)" office:value-type="float" office:value="0.00000245053977640117" calcext:value-type="float">
            <text:p>2.45053977640117E-00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01234" calcext:value-type="float">
            <text:p>6.801234</text:p>
          </table:table-cell>
          <table:table-cell office:value-type="float" office:value="6.74798729" calcext:value-type="float">
            <text:p>6.74798729</text:p>
          </table:table-cell>
          <table:table-cell table:formula="of:=POWER([.C159]-6.75;2)" office:value-type="float" office:value="0.00000405100154409922" calcext:value-type="float">
            <text:p>0.00000405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804102" calcext:value-type="float">
            <text:p>6.804102</text:p>
          </table:table-cell>
          <table:table-cell office:value-type="float" office:value="6.7473142" calcext:value-type="float">
            <text:p>6.7473142</text:p>
          </table:table-cell>
          <table:table-cell table:formula="of:=POWER([.C160]-6.75;2)" office:value-type="float" office:value="0.00000721352164000038" calcext:value-type="float">
            <text:p>7.21352164000038E-00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80242" calcext:value-type="float">
            <text:p>6.80242</text:p>
          </table:table-cell>
          <table:table-cell office:value-type="float" office:value="6.74645188" calcext:value-type="float">
            <text:p>6.74645188</text:p>
          </table:table-cell>
          <table:table-cell table:formula="of:=POWER([.C161]-6.75;2)" office:value-type="float" office:value="0.0000125891555343972" calcext:value-type="float">
            <text:p>1.25891555343972E-00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96202" calcext:value-type="float">
            <text:p>6.796202</text:p>
          </table:table-cell>
          <table:table-cell office:value-type="float" office:value="6.74543502" calcext:value-type="float">
            <text:p>6.74543502</text:p>
          </table:table-cell>
          <table:table-cell table:formula="of:=POWER([.C162]-6.75;2)" office:value-type="float" office:value="0.0000208390424003964" calcext:value-type="float">
            <text:p>0.00002083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85809" calcext:value-type="float">
            <text:p>6.785809</text:p>
          </table:table-cell>
          <table:table-cell office:value-type="float" office:value="6.74427216" calcext:value-type="float">
            <text:p>6.74427216</text:p>
          </table:table-cell>
          <table:table-cell table:formula="of:=POWER([.C163]-6.75;2)" office:value-type="float" office:value="0.0000328081510656055" calcext:value-type="float">
            <text:p>3.28081510656055E-00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71894" calcext:value-type="float">
            <text:p>6.771894</text:p>
          </table:table-cell>
          <table:table-cell office:value-type="float" office:value="6.74285497" calcext:value-type="float">
            <text:p>6.74285497</text:p>
          </table:table-cell>
          <table:table-cell table:formula="of:=POWER([.C164]-6.75;2)" office:value-type="float" office:value="0.0000510514537009031" calcext:value-type="float">
            <text:p>5.10514537009031E-00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55303" calcext:value-type="float">
            <text:p>6.755303</text:p>
          </table:table-cell>
          <table:table-cell office:value-type="float" office:value="6.73980152" calcext:value-type="float">
            <text:p>6.73980152</text:p>
          </table:table-cell>
          <table:table-cell table:formula="of:=POWER([.C165]-6.75;2)" office:value-type="float" office:value="0.000104008994310393" calcext:value-type="float">
            <text:p>0.00010400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36924" calcext:value-type="float">
            <text:p>6.736924</text:p>
          </table:table-cell>
          <table:table-cell office:value-type="float" office:value="6.74100913" calcext:value-type="float">
            <text:p>6.74100913</text:p>
          </table:table-cell>
          <table:table-cell table:formula="of:=POWER([.C166]-6.75;2)" office:value-type="float" office:value="0.0000808357433568977" calcext:value-type="float">
            <text:p>8.08357433568977E-00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17483" calcext:value-type="float">
            <text:p>6.717483</text:p>
          </table:table-cell>
          <table:table-cell office:value-type="float" office:value="6.7413735" calcext:value-type="float">
            <text:p>6.7413735</text:p>
          </table:table-cell>
          <table:table-cell table:formula="of:=POWER([.C167]-6.75;2)" office:value-type="float" office:value="0.0000744165022500016" calcext:value-type="float">
            <text:p>7.44165022500016E-00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972" calcext:value-type="float">
            <text:p>6.6972</text:p>
          </table:table-cell>
          <table:table-cell office:value-type="float" office:value="6.74174356" calcext:value-type="float">
            <text:p>6.74174356</text:p>
          </table:table-cell>
          <table:table-cell table:formula="of:=POWER([.C168]-6.75;2)" office:value-type="float" office:value="0.0000681688014736042" calcext:value-type="float">
            <text:p>6.81688014736042E-00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74955" calcext:value-type="float">
            <text:p>6.674955</text:p>
          </table:table-cell>
          <table:table-cell office:value-type="float" office:value="6.7422911" calcext:value-type="float">
            <text:p>6.7422911</text:p>
          </table:table-cell>
          <table:table-cell table:formula="of:=POWER([.C169]-6.75;2)" office:value-type="float" office:value="0.0000594271392099986" calcext:value-type="float">
            <text:p>5.94271392099986E-00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644804" calcext:value-type="float">
            <text:p>6.644804</text:p>
          </table:table-cell>
          <table:table-cell office:value-type="float" office:value="6.74310789" calcext:value-type="float">
            <text:p>6.74310789</text:p>
          </table:table-cell>
          <table:table-cell table:formula="of:=POWER([.C170]-6.75;2)" office:value-type="float" office:value="0.0000475011802520986" calcext:value-type="float">
            <text:p>4.75011802520986E-00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64987" calcext:value-type="float">
            <text:p>6.564987</text:p>
          </table:table-cell>
          <table:table-cell office:value-type="float" office:value="6.74431356" calcext:value-type="float">
            <text:p>6.74431356</text:p>
          </table:table-cell>
          <table:table-cell table:formula="of:=POWER([.C171]-6.75;2)" office:value-type="float" office:value="0.0000323355998735983" calcext:value-type="float">
            <text:p>3.23355998735983E-00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097854" calcext:value-type="float">
            <text:p>7.097854</text:p>
          </table:table-cell>
          <table:table-cell office:value-type="float" office:value="6.74642665" calcext:value-type="float">
            <text:p>6.74642665</text:p>
          </table:table-cell>
          <table:table-cell table:formula="of:=POWER([.C172]-6.75;2)" office:value-type="float" office:value="0.0000127688302224994" calcext:value-type="float">
            <text:p>1.27688302224994E-00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72584" calcext:value-type="float">
            <text:p>6.772584</text:p>
          </table:table-cell>
          <table:table-cell office:value-type="float" office:value="6.74332709" calcext:value-type="float">
            <text:p>6.74332709</text:p>
          </table:table-cell>
          <table:table-cell table:formula="of:=POWER([.C173]-6.75;2)" office:value-type="float" office:value="0.0000445277278680975" calcext:value-type="float">
            <text:p>4.45277278680975E-00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43895" calcext:value-type="float">
            <text:p>6.743895</text:p>
          </table:table-cell>
          <table:table-cell office:value-type="float" office:value="6.7435894" calcext:value-type="float">
            <text:p>6.7435894</text:p>
          </table:table-cell>
          <table:table-cell table:formula="of:=POWER([.C174]-6.75;2)" office:value-type="float" office:value="0.0000410957923599963" calcext:value-type="float">
            <text:p>4.10957923599963E-00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741003" calcext:value-type="float">
            <text:p>6.741003</text:p>
          </table:table-cell>
          <table:table-cell office:value-type="float" office:value="6.74422869" calcext:value-type="float">
            <text:p>6.74422869</text:p>
          </table:table-cell>
          <table:table-cell table:formula="of:=POWER([.C175]-6.75;2)" office:value-type="float" office:value="0.000033308019116101" calcext:value-type="float">
            <text:p>0.00003330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47738" calcext:value-type="float">
            <text:p>6.747738</text:p>
          </table:table-cell>
          <table:table-cell office:value-type="float" office:value="6.74495798" calcext:value-type="float">
            <text:p>6.74495798</text:p>
          </table:table-cell>
          <table:table-cell table:formula="of:=POWER([.C176]-6.75;2)" office:value-type="float" office:value="0.0000254219656804032" calcext:value-type="float">
            <text:p>0.00002542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59292" calcext:value-type="float">
            <text:p>6.759292</text:p>
          </table:table-cell>
          <table:table-cell office:value-type="float" office:value="6.74564545" calcext:value-type="float">
            <text:p>6.74564545</text:p>
          </table:table-cell>
          <table:table-cell table:formula="of:=POWER([.C177]-6.75;2)" office:value-type="float" office:value="0.0000189621057025035" calcext:value-type="float">
            <text:p>1.89621057025035E-00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72982" calcext:value-type="float">
            <text:p>6.772982</text:p>
          </table:table-cell>
          <table:table-cell office:value-type="float" office:value="6.74620513" calcext:value-type="float">
            <text:p>6.74620513</text:p>
          </table:table-cell>
          <table:table-cell table:formula="of:=POWER([.C178]-6.75;2)" office:value-type="float" office:value="0.0000144010383169009" calcext:value-type="float">
            <text:p>0.00001440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8685" calcext:value-type="float">
            <text:p>6.78685</text:p>
          </table:table-cell>
          <table:table-cell office:value-type="float" office:value="6.74658041" calcext:value-type="float">
            <text:p>6.74658041</text:p>
          </table:table-cell>
          <table:table-cell table:formula="of:=POWER([.C179]-6.75;2)" office:value-type="float" office:value="0.0000116935957681002" calcext:value-type="float">
            <text:p>1.16935957681002E-00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99386" calcext:value-type="float">
            <text:p>6.799386</text:p>
          </table:table-cell>
          <table:table-cell office:value-type="float" office:value="6.74674143" calcext:value-type="float">
            <text:p>6.74674143</text:p>
          </table:table-cell>
          <table:table-cell table:formula="of:=POWER([.C180]-6.75;2)" office:value-type="float" office:value="0.000010618278444899" calcext:value-type="float">
            <text:p>1.0618278444899E-00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809469" calcext:value-type="float">
            <text:p>6.809469</text:p>
          </table:table-cell>
          <table:table-cell office:value-type="float" office:value="6.74668482" calcext:value-type="float">
            <text:p>6.74668482</text:p>
          </table:table-cell>
          <table:table-cell table:formula="of:=POWER([.C181]-6.75;2)" office:value-type="float" office:value="0.0000109904184323969" calcext:value-type="float">
            <text:p>1.09904184323969E-00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816297" calcext:value-type="float">
            <text:p>6.816297</text:p>
          </table:table-cell>
          <table:table-cell office:value-type="float" office:value="6.7464337" calcext:value-type="float">
            <text:p>6.7464337</text:p>
          </table:table-cell>
          <table:table-cell table:formula="of:=POWER([.C182]-6.75;2)" office:value-type="float" office:value="0.0000127184956900009" calcext:value-type="float">
            <text:p>1.27184956900009E-00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819331" calcext:value-type="float">
            <text:p>6.819331</text:p>
          </table:table-cell>
          <table:table-cell office:value-type="float" office:value="6.74603815" calcext:value-type="float">
            <text:p>6.74603815</text:p>
          </table:table-cell>
          <table:table-cell table:formula="of:=POWER([.C183]-6.75;2)" office:value-type="float" office:value="0.0000156962554224968" calcext:value-type="float">
            <text:p>1.56962554224968E-00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18262" calcext:value-type="float">
            <text:p>6.818262</text:p>
          </table:table-cell>
          <table:table-cell office:value-type="float" office:value="6.74557625" calcext:value-type="float">
            <text:p>6.74557625</text:p>
          </table:table-cell>
          <table:table-cell table:formula="of:=POWER([.C184]-6.75;2)" office:value-type="float" office:value="0.0000195695640624995" calcext:value-type="float">
            <text:p>1.95695640624995E-00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13029" calcext:value-type="float">
            <text:p>6.813029</text:p>
          </table:table-cell>
          <table:table-cell office:value-type="float" office:value="6.74515698" calcext:value-type="float">
            <text:p>6.74515698</text:p>
          </table:table-cell>
          <table:table-cell table:formula="of:=POWER([.C185]-6.75;2)" office:value-type="float" office:value="0.0000234548427204003" calcext:value-type="float">
            <text:p>2.34548427204003E-00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03876" calcext:value-type="float">
            <text:p>6.803876</text:p>
          </table:table-cell>
          <table:table-cell office:value-type="float" office:value="6.74493282" calcext:value-type="float">
            <text:p>6.74493282</text:p>
          </table:table-cell>
          <table:table-cell table:formula="of:=POWER([.C186]-6.75;2)" office:value-type="float" office:value="0.0000256763131524017" calcext:value-type="float">
            <text:p>2.56763131524017E-0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791398" calcext:value-type="float">
            <text:p>6.791398</text:p>
          </table:table-cell>
          <table:table-cell office:value-type="float" office:value="6.7451737" calcext:value-type="float">
            <text:p>6.7451737</text:p>
          </table:table-cell>
          <table:table-cell table:formula="of:=POWER([.C187]-6.75;2)" office:value-type="float" office:value="0.0000232931716900038" calcext:value-type="float">
            <text:p>2.32931716900038E-00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76529" calcext:value-type="float">
            <text:p>6.776529</text:p>
          </table:table-cell>
          <table:table-cell office:value-type="float" office:value="6.74713598" calcext:value-type="float">
            <text:p>6.74713598</text:p>
          </table:table-cell>
          <table:table-cell table:formula="of:=POWER([.C188]-6.75;2)" office:value-type="float" office:value="0.0000082026105603979" calcext:value-type="float">
            <text:p>8.2026105603979E-00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60469" calcext:value-type="float">
            <text:p>6.760469</text:p>
          </table:table-cell>
          <table:table-cell office:value-type="float" office:value="6.74443031" calcext:value-type="float">
            <text:p>6.74443031</text:p>
          </table:table-cell>
          <table:table-cell table:formula="of:=POWER([.C189]-6.75;2)" office:value-type="float" office:value="0.0000310214466960971" calcext:value-type="float">
            <text:p>3.10214466960971E-00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44564" calcext:value-type="float">
            <text:p>6.744564</text:p>
          </table:table-cell>
          <table:table-cell office:value-type="float" office:value="6.7438277" calcext:value-type="float">
            <text:p>6.7438277</text:p>
          </table:table-cell>
          <table:table-cell table:formula="of:=POWER([.C190]-6.75;2)" office:value-type="float" office:value="0.000038097287290003" calcext:value-type="float">
            <text:p>3.8097287290003E-00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30177" calcext:value-type="float">
            <text:p>6.730177</text:p>
          </table:table-cell>
          <table:table-cell office:value-type="float" office:value="6.74384288" calcext:value-type="float">
            <text:p>6.74384288</text:p>
          </table:table-cell>
          <table:table-cell table:formula="of:=POWER([.C191]-6.75;2)" office:value-type="float" office:value="0.0000379101266944016" calcext:value-type="float">
            <text:p>3.79101266944016E-00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18636" calcext:value-type="float">
            <text:p>6.718636</text:p>
          </table:table-cell>
          <table:table-cell office:value-type="float" office:value="6.7442359" calcext:value-type="float">
            <text:p>6.7442359</text:p>
          </table:table-cell>
          <table:table-cell table:formula="of:=POWER([.C192]-6.75;2)" office:value-type="float" office:value="0.0000332248488100044" calcext:value-type="float">
            <text:p>3.32248488100044E-00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11463" calcext:value-type="float">
            <text:p>6.711463</text:p>
          </table:table-cell>
          <table:table-cell office:value-type="float" office:value="6.74488254" calcext:value-type="float">
            <text:p>6.74488254</text:p>
          </table:table-cell>
          <table:table-cell table:formula="of:=POWER([.C193]-6.75;2)" office:value-type="float" office:value="0.0000261883968516013" calcext:value-type="float">
            <text:p>2.61883968516013E-00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12857" calcext:value-type="float">
            <text:p>6.712857</text:p>
          </table:table-cell>
          <table:table-cell office:value-type="float" office:value="6.7456842" calcext:value-type="float">
            <text:p>6.7456842</text:p>
          </table:table-cell>
          <table:table-cell table:formula="of:=POWER([.C194]-6.75;2)" office:value-type="float" office:value="0.000018626129639997" calcext:value-type="float">
            <text:p>1.8626129639997E-00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87037" calcext:value-type="float">
            <text:p>6.587037</text:p>
          </table:table-cell>
          <table:table-cell office:value-type="float" office:value="6.74652375" calcext:value-type="float">
            <text:p>6.74652375</text:p>
          </table:table-cell>
          <table:table-cell table:formula="of:=POWER([.C195]-6.75;2)" office:value-type="float" office:value="0.000012084314062502" calcext:value-type="float">
            <text:p>1.2084314062502E-00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90179" calcext:value-type="float">
            <text:p>6.690179</text:p>
          </table:table-cell>
          <table:table-cell office:value-type="float" office:value="6.74865737" calcext:value-type="float">
            <text:p>6.74865737</text:p>
          </table:table-cell>
          <table:table-cell table:formula="of:=POWER([.C196]-6.75;2)" office:value-type="float" office:value="0.00000180265531689973" calcext:value-type="float">
            <text:p>1.80265531689973E-00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01243" calcext:value-type="float">
            <text:p>6.701243</text:p>
          </table:table-cell>
          <table:table-cell office:value-type="float" office:value="6.74978726" calcext:value-type="float">
            <text:p>6.74978726</text:p>
          </table:table-cell>
          <table:table-cell table:formula="of:=POWER([.C197]-6.75;2)" office:value-type="float" office:value="0.0000000452583076001134" calcext:value-type="float">
            <text:p>4.52583076001134E-00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12134" calcext:value-type="float">
            <text:p>6.712134</text:p>
          </table:table-cell>
          <table:table-cell office:value-type="float" office:value="6.75082611" calcext:value-type="float">
            <text:p>6.75082611</text:p>
          </table:table-cell>
          <table:table-cell table:formula="of:=POWER([.C198]-6.75;2)" office:value-type="float" office:value="0.000000682457732100352" calcext:value-type="float">
            <text:p>6.82457732100352E-00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24517" calcext:value-type="float">
            <text:p>6.724517</text:p>
          </table:table-cell>
          <table:table-cell office:value-type="float" office:value="6.75176198" calcext:value-type="float">
            <text:p>6.75176198</text:p>
          </table:table-cell>
          <table:table-cell table:formula="of:=POWER([.C199]-6.75;2)" office:value-type="float" office:value="0.00000310457352040136" calcext:value-type="float">
            <text:p>3.10457352040136E-00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38052" calcext:value-type="float">
            <text:p>6.738052</text:p>
          </table:table-cell>
          <table:table-cell office:value-type="float" office:value="6.75255841" calcext:value-type="float">
            <text:p>6.75255841</text:p>
          </table:table-cell>
          <table:table-cell table:formula="of:=POWER([.C200]-6.75;2)" office:value-type="float" office:value="0.00000654546172809892" calcext:value-type="float">
            <text:p>6.54546172809892E-0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51933" calcext:value-type="float">
            <text:p>6.751933</text:p>
          </table:table-cell>
          <table:table-cell office:value-type="float" office:value="6.7531756" calcext:value-type="float">
            <text:p>6.7531756</text:p>
          </table:table-cell>
          <table:table-cell table:formula="of:=POWER([.C201]-6.75;2)" office:value-type="float" office:value="0.0000100844353599975" calcext:value-type="float">
            <text:p>1.00844353599975E-00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65172" calcext:value-type="float">
            <text:p>6.765172</text:p>
          </table:table-cell>
          <table:table-cell office:value-type="float" office:value="6.75357869" calcext:value-type="float">
            <text:p>6.75357869</text:p>
          </table:table-cell>
          <table:table-cell table:formula="of:=POWER([.C202]-6.75;2)" office:value-type="float" office:value="0.0000128070221161024" calcext:value-type="float">
            <text:p>0.00001280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76757" calcext:value-type="float">
            <text:p>6.776757</text:p>
          </table:table-cell>
          <table:table-cell office:value-type="float" office:value="6.75374388" calcext:value-type="float">
            <text:p>6.75374388</text:p>
          </table:table-cell>
          <table:table-cell table:formula="of:=POWER([.C203]-6.75;2)" office:value-type="float" office:value="0.0000140166374544002" calcext:value-type="float">
            <text:p>1.40166374544002E-00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8579" calcext:value-type="float">
            <text:p>6.78579</text:p>
          </table:table-cell>
          <table:table-cell office:value-type="float" office:value="6.75366238" calcext:value-type="float">
            <text:p>6.75366238</text:p>
          </table:table-cell>
          <table:table-cell table:formula="of:=POWER([.C204]-6.75;2)" office:value-type="float" office:value="0.0000134130272643981" calcext:value-type="float">
            <text:p>0.00001341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91616" calcext:value-type="float">
            <text:p>6.791616</text:p>
          </table:table-cell>
          <table:table-cell office:value-type="float" office:value="6.75334152" calcext:value-type="float">
            <text:p>6.75334152</text:p>
          </table:table-cell>
          <table:table-cell table:formula="of:=POWER([.C205]-6.75;2)" office:value-type="float" office:value="0.0000111657559104014" calcext:value-type="float">
            <text:p>1.11657559104014E-0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79392" calcext:value-type="float">
            <text:p>6.79392</text:p>
          </table:table-cell>
          <table:table-cell office:value-type="float" office:value="6.75280295" calcext:value-type="float">
            <text:p>6.75280295</text:p>
          </table:table-cell>
          <table:table-cell table:formula="of:=POWER([.C206]-6.75;2)" office:value-type="float" office:value="0.00000785652870249735" calcext:value-type="float">
            <text:p>7.85652870249735E-00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92761" calcext:value-type="float">
            <text:p>6.792761</text:p>
          </table:table-cell>
          <table:table-cell office:value-type="float" office:value="6.75207839" calcext:value-type="float">
            <text:p>6.7520783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88538" calcext:value-type="float">
            <text:p>6.788538</text:p>
          </table:table-cell>
          <table:table-cell office:value-type="float" office:value="6.75120299" calcext:value-type="float">
            <text:p>6.7512029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81867" calcext:value-type="float">
            <text:p>6.781867</text:p>
          </table:table-cell>
          <table:table-cell office:value-type="float" office:value="6.7502034" calcext:value-type="float">
            <text:p>6.750203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73392" calcext:value-type="float">
            <text:p>6.773392</text:p>
          </table:table-cell>
          <table:table-cell office:value-type="float" office:value="6.74906194" calcext:value-type="float">
            <text:p>6.7490619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63564" calcext:value-type="float">
            <text:p>6.763564</text:p>
          </table:table-cell>
          <table:table-cell office:value-type="float" office:value="6.74743835" calcext:value-type="float">
            <text:p>6.7474383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52449" calcext:value-type="float">
            <text:p>6.752449</text:p>
          </table:table-cell>
          <table:table-cell office:value-type="float" office:value="6.74867176" calcext:value-type="float">
            <text:p>6.748671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3964" calcext:value-type="float">
            <text:p>6.73964</text:p>
          </table:table-cell>
          <table:table-cell office:value-type="float" office:value="6.74865505" calcext:value-type="float">
            <text:p>6.7486550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24201" calcext:value-type="float">
            <text:p>6.724201</text:p>
          </table:table-cell>
          <table:table-cell office:value-type="float" office:value="6.74865753" calcext:value-type="float">
            <text:p>6.7486575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04327" calcext:value-type="float">
            <text:p>6.704327</text:p>
          </table:table-cell>
          <table:table-cell office:value-type="float" office:value="6.74885518" calcext:value-type="float">
            <text:p>6.7488551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75149" calcext:value-type="float">
            <text:p>6.675149</text:p>
          </table:table-cell>
          <table:table-cell office:value-type="float" office:value="6.74935053" calcext:value-type="float">
            <text:p>6.7493505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12741" calcext:value-type="float">
            <text:p>6.612741</text:p>
          </table:table-cell>
          <table:table-cell office:value-type="float" office:value="6.75026367" calcext:value-type="float">
            <text:p>6.7502636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330805" calcext:value-type="float">
            <text:p>5.330805</text:p>
          </table:table-cell>
          <table:table-cell office:value-type="float" office:value="6.7519357" calcext:value-type="float">
            <text:p>6.751935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840151" calcext:value-type="float">
            <text:p>6.840151</text:p>
          </table:table-cell>
          <table:table-cell office:value-type="float" office:value="6.76655704" calcext:value-type="float">
            <text:p>6.7665570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72465" calcext:value-type="float">
            <text:p>6.772465</text:p>
          </table:table-cell>
          <table:table-cell office:value-type="float" office:value="6.76619873" calcext:value-type="float">
            <text:p>6.7661987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56519" calcext:value-type="float">
            <text:p>6.756519</text:p>
          </table:table-cell>
          <table:table-cell office:value-type="float" office:value="6.76660531" calcext:value-type="float">
            <text:p>6.7666053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56027" calcext:value-type="float">
            <text:p>6.756027</text:p>
          </table:table-cell>
          <table:table-cell office:value-type="float" office:value="6.76722571" calcext:value-type="float">
            <text:p>6.7672257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63196" calcext:value-type="float">
            <text:p>6.763196</text:p>
          </table:table-cell>
          <table:table-cell office:value-type="float" office:value="6.76786636" calcext:value-type="float">
            <text:p>6.7678663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74342" calcext:value-type="float">
            <text:p>6.774342</text:p>
          </table:table-cell>
          <table:table-cell office:value-type="float" office:value="6.76840958" calcext:value-type="float">
            <text:p>6.7684095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86937" calcext:value-type="float">
            <text:p>6.786937</text:p>
          </table:table-cell>
          <table:table-cell office:value-type="float" office:value="6.76877642" calcext:value-type="float">
            <text:p>6.7687764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99045" calcext:value-type="float">
            <text:p>6.799045</text:p>
          </table:table-cell>
          <table:table-cell office:value-type="float" office:value="6.76891898" calcext:value-type="float">
            <text:p>6.7689189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09172" calcext:value-type="float">
            <text:p>6.809172</text:p>
          </table:table-cell>
          <table:table-cell office:value-type="float" office:value="6.7688177" calcext:value-type="float">
            <text:p>6.768817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16191" calcext:value-type="float">
            <text:p>6.816191</text:p>
          </table:table-cell>
          <table:table-cell office:value-type="float" office:value="6.76847928" calcext:value-type="float">
            <text:p>6.7684792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81931" calcext:value-type="float">
            <text:p>6.81931</text:p>
          </table:table-cell>
          <table:table-cell office:value-type="float" office:value="6.76793462" calcext:value-type="float">
            <text:p>6.7679346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818087" calcext:value-type="float">
            <text:p>6.818087</text:p>
          </table:table-cell>
          <table:table-cell office:value-type="float" office:value="6.76723691" calcext:value-type="float">
            <text:p>6.7672369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812481" calcext:value-type="float">
            <text:p>6.812481</text:p>
          </table:table-cell>
          <table:table-cell office:value-type="float" office:value="6.76646038" calcext:value-type="float">
            <text:p>6.7664603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802898" calcext:value-type="float">
            <text:p>6.802898</text:p>
          </table:table-cell>
          <table:table-cell office:value-type="float" office:value="6.7657019" calcext:value-type="float">
            <text:p>6.7657019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90193" calcext:value-type="float">
            <text:p>6.790193</text:p>
          </table:table-cell>
          <table:table-cell office:value-type="float" office:value="6.76509886" calcext:value-type="float">
            <text:p>6.7650988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75587" calcext:value-type="float">
            <text:p>6.775587</text:p>
          </table:table-cell>
          <table:table-cell office:value-type="float" office:value="6.76499806" calcext:value-type="float">
            <text:p>6.7649980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60541" calcext:value-type="float">
            <text:p>6.760541</text:p>
          </table:table-cell>
          <table:table-cell office:value-type="float" office:value="6.7615533" calcext:value-type="float">
            <text:p>6.7615533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46628" calcext:value-type="float">
            <text:p>6.746628</text:p>
          </table:table-cell>
          <table:table-cell office:value-type="float" office:value="6.76071892" calcext:value-type="float">
            <text:p>6.76071892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35482" calcext:value-type="float">
            <text:p>6.735482</text:p>
          </table:table-cell>
          <table:table-cell office:value-type="float" office:value="6.76033713" calcext:value-type="float">
            <text:p>6.7603371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28957" calcext:value-type="float">
            <text:p>6.728957</text:p>
          </table:table-cell>
          <table:table-cell office:value-type="float" office:value="6.76026002" calcext:value-type="float">
            <text:p>6.76026002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30055" calcext:value-type="float">
            <text:p>6.730055</text:p>
          </table:table-cell>
          <table:table-cell office:value-type="float" office:value="6.76040336" calcext:value-type="float">
            <text:p>6.7604033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48815" calcext:value-type="float">
            <text:p>6.748815</text:p>
          </table:table-cell>
          <table:table-cell office:value-type="float" office:value="6.76066665" calcext:value-type="float">
            <text:p>6.7606666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96598" calcext:value-type="float">
            <text:p>6.96598</text:p>
          </table:table-cell>
          <table:table-cell office:value-type="float" office:value="6.76085343" calcext:value-type="float">
            <text:p>6.7608534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27984" calcext:value-type="float">
            <text:p>6.627984</text:p>
          </table:table-cell>
          <table:table-cell office:value-type="float" office:value="6.75896315" calcext:value-type="float">
            <text:p>6.7589631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79403" calcext:value-type="float">
            <text:p>6.679403</text:p>
          </table:table-cell>
          <table:table-cell office:value-type="float" office:value="6.76053291" calcext:value-type="float">
            <text:p>6.7605329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01838" calcext:value-type="float">
            <text:p>6.701838</text:p>
          </table:table-cell>
          <table:table-cell office:value-type="float" office:value="6.76165316" calcext:value-type="float">
            <text:p>6.7616531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19592" calcext:value-type="float">
            <text:p>6.719592</text:p>
          </table:table-cell>
          <table:table-cell office:value-type="float" office:value="6.76259393" calcext:value-type="float">
            <text:p>6.7625939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3603" calcext:value-type="float">
            <text:p>6.73603</text:p>
          </table:table-cell>
          <table:table-cell office:value-type="float" office:value="6.76337545" calcext:value-type="float">
            <text:p>6.7633754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51703" calcext:value-type="float">
            <text:p>6.751703</text:p>
          </table:table-cell>
          <table:table-cell office:value-type="float" office:value="6.76397762" calcext:value-type="float">
            <text:p>6.7639776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66375" calcext:value-type="float">
            <text:p>6.766375</text:p>
          </table:table-cell>
          <table:table-cell office:value-type="float" office:value="6.76437078" calcext:value-type="float">
            <text:p>6.7643707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79459" calcext:value-type="float">
            <text:p>6.779459</text:p>
          </table:table-cell>
          <table:table-cell office:value-type="float" office:value="6.76452802" calcext:value-type="float">
            <text:p>6.76452802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90194" calcext:value-type="float">
            <text:p>6.790194</text:p>
          </table:table-cell>
          <table:table-cell office:value-type="float" office:value="6.76443348" calcext:value-type="float">
            <text:p>6.7644334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97803" calcext:value-type="float">
            <text:p>6.797803</text:p>
          </table:table-cell>
          <table:table-cell office:value-type="float" office:value="6.76408773" calcext:value-type="float">
            <text:p>6.7640877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801648" calcext:value-type="float">
            <text:p>6.801648</text:p>
          </table:table-cell>
          <table:table-cell office:value-type="float" office:value="6.76350954" calcext:value-type="float">
            <text:p>6.7635095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801373" calcext:value-type="float">
            <text:p>6.801373</text:p>
          </table:table-cell>
          <table:table-cell office:value-type="float" office:value="6.76273333" calcext:value-type="float">
            <text:p>6.7627333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96984" calcext:value-type="float">
            <text:p>6.796984</text:p>
          </table:table-cell>
          <table:table-cell office:value-type="float" office:value="6.76180201" calcext:value-type="float">
            <text:p>6.7618020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88856" calcext:value-type="float">
            <text:p>6.788856</text:p>
          </table:table-cell>
          <table:table-cell office:value-type="float" office:value="6.76075348" calcext:value-type="float">
            <text:p>6.7607534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77666" calcext:value-type="float">
            <text:p>6.777666</text:p>
          </table:table-cell>
          <table:table-cell office:value-type="float" office:value="6.75958843" calcext:value-type="float">
            <text:p>6.7595884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64257" calcext:value-type="float">
            <text:p>6.764257</text:p>
          </table:table-cell>
          <table:table-cell office:value-type="float" office:value="6.75810901" calcext:value-type="float">
            <text:p>6.7581090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49463" calcext:value-type="float">
            <text:p>6.749463</text:p>
          </table:table-cell>
          <table:table-cell office:value-type="float" office:value="6.83474138" calcext:value-type="float">
            <text:p>6.8347413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33925" calcext:value-type="float">
            <text:p>6.733925</text:p>
          </table:table-cell>
          <table:table-cell office:value-type="float" office:value="6.83507772" calcext:value-type="float">
            <text:p>6.83507772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1787" calcext:value-type="float">
            <text:p>6.71787</text:p>
          </table:table-cell>
          <table:table-cell office:value-type="float" office:value="6.83525136" calcext:value-type="float">
            <text:p>6.8352513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00734" calcext:value-type="float">
            <text:p>6.700734</text:p>
          </table:table-cell>
          <table:table-cell office:value-type="float" office:value="6.83554486" calcext:value-type="float">
            <text:p>6.8355448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79916" calcext:value-type="float">
            <text:p>6.679916</text:p>
          </table:table-cell>
          <table:table-cell office:value-type="float" office:value="6.8360579" calcext:value-type="float">
            <text:p>6.836057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4409" calcext:value-type="float">
            <text:p>6.64409</text:p>
          </table:table-cell>
          <table:table-cell office:value-type="float" office:value="6.83687298" calcext:value-type="float">
            <text:p>6.83687298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466549" calcext:value-type="float">
            <text:p>6.466549</text:p>
          </table:table-cell>
          <table:table-cell office:value-type="float" office:value="6.8381649" calcext:value-type="float">
            <text:p>6.838164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876064" calcext:value-type="float">
            <text:p>6.876064</text:p>
          </table:table-cell>
          <table:table-cell office:value-type="float" office:value="6.84135944" calcext:value-type="float">
            <text:p>6.8413594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73361" calcext:value-type="float">
            <text:p>6.773361</text:p>
          </table:table-cell>
          <table:table-cell office:value-type="float" office:value="6.84058017" calcext:value-type="float">
            <text:p>6.8405801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54489" calcext:value-type="float">
            <text:p>6.754489</text:p>
          </table:table-cell>
          <table:table-cell office:value-type="float" office:value="6.84093041" calcext:value-type="float">
            <text:p>6.8409304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51954" calcext:value-type="float">
            <text:p>6.751954</text:p>
          </table:table-cell>
          <table:table-cell office:value-type="float" office:value="6.84154244" calcext:value-type="float">
            <text:p>6.84154244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56634" calcext:value-type="float">
            <text:p>6.756634</text:p>
          </table:table-cell>
          <table:table-cell office:value-type="float" office:value="6.84221608" calcext:value-type="float">
            <text:p>6.8422160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65371" calcext:value-type="float">
            <text:p>6.765371</text:p>
          </table:table-cell>
          <table:table-cell office:value-type="float" office:value="6.84283864" calcext:value-type="float">
            <text:p>6.8428386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76296" calcext:value-type="float">
            <text:p>6.776296</text:p>
          </table:table-cell>
          <table:table-cell office:value-type="float" office:value="6.84332888" calcext:value-type="float">
            <text:p>6.8433288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87898" calcext:value-type="float">
            <text:p>6.787898</text:p>
          </table:table-cell>
          <table:table-cell office:value-type="float" office:value="6.84362768" calcext:value-type="float">
            <text:p>6.84362768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98815" calcext:value-type="float">
            <text:p>6.798815</text:p>
          </table:table-cell>
          <table:table-cell office:value-type="float" office:value="6.84369769" calcext:value-type="float">
            <text:p>6.8436976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07824" calcext:value-type="float">
            <text:p>6.807824</text:p>
          </table:table-cell>
          <table:table-cell office:value-type="float" office:value="6.8435247" calcext:value-type="float">
            <text:p>6.843524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813932" calcext:value-type="float">
            <text:p>6.813932</text:p>
          </table:table-cell>
          <table:table-cell office:value-type="float" office:value="6.84311833" calcext:value-type="float">
            <text:p>6.843118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16485" calcext:value-type="float">
            <text:p>6.816485</text:p>
          </table:table-cell>
          <table:table-cell office:value-type="float" office:value="6.84251057" calcext:value-type="float">
            <text:p>6.8425105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1526" calcext:value-type="float">
            <text:p>6.81526</text:p>
          </table:table-cell>
          <table:table-cell office:value-type="float" office:value="6.84175171" calcext:value-type="float">
            <text:p>6.8417517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81051" calcext:value-type="float">
            <text:p>6.81051</text:p>
          </table:table-cell>
          <table:table-cell office:value-type="float" office:value="6.84090415" calcext:value-type="float">
            <text:p>6.8409041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02952" calcext:value-type="float">
            <text:p>6.802952</text:p>
          </table:table-cell>
          <table:table-cell office:value-type="float" office:value="6.84003638" calcext:value-type="float">
            <text:p>6.8400363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93725" calcext:value-type="float">
            <text:p>6.793725</text:p>
          </table:table-cell>
          <table:table-cell office:value-type="float" office:value="6.83922713" calcext:value-type="float">
            <text:p>6.8392271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84357" calcext:value-type="float">
            <text:p>6.784357</text:p>
          </table:table-cell>
          <table:table-cell office:value-type="float" office:value="6.8390981" calcext:value-type="float">
            <text:p>6.839098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76742" calcext:value-type="float">
            <text:p>6.776742</text:p>
          </table:table-cell>
          <table:table-cell office:value-type="float" office:value="6.83829722" calcext:value-type="float">
            <text:p>6.83829722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73141" calcext:value-type="float">
            <text:p>6.773141</text:p>
          </table:table-cell>
          <table:table-cell office:value-type="float" office:value="6.83765069" calcext:value-type="float">
            <text:p>6.8376506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76335" calcext:value-type="float">
            <text:p>6.776335</text:p>
          </table:table-cell>
          <table:table-cell office:value-type="float" office:value="6.83711052" calcext:value-type="float">
            <text:p>6.83711052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90613" calcext:value-type="float">
            <text:p>6.790613</text:p>
          </table:table-cell>
          <table:table-cell office:value-type="float" office:value="6.83662565" calcext:value-type="float">
            <text:p>6.8366256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827964" calcext:value-type="float">
            <text:p>6.827964</text:p>
          </table:table-cell>
          <table:table-cell office:value-type="float" office:value="6.83610471" calcext:value-type="float">
            <text:p>6.8361047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987626" calcext:value-type="float">
            <text:p>6.987626</text:p>
          </table:table-cell>
          <table:table-cell office:value-type="float" office:value="6.8353335" calcext:value-type="float">
            <text:p>6.835333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505962" calcext:value-type="float">
            <text:p>6.505962</text:p>
          </table:table-cell>
          <table:table-cell office:value-type="float" office:value="6.83309899" calcext:value-type="float">
            <text:p>6.83309899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00208" calcext:value-type="float">
            <text:p>6.700208</text:p>
          </table:table-cell>
          <table:table-cell office:value-type="float" office:value="6.83581548" calcext:value-type="float">
            <text:p>6.8358154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46082" calcext:value-type="float">
            <text:p>6.746082</text:p>
          </table:table-cell>
          <table:table-cell office:value-type="float" office:value="6.83671436" calcext:value-type="float">
            <text:p>6.8367143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69479" calcext:value-type="float">
            <text:p>6.769479</text:p>
          </table:table-cell>
          <table:table-cell office:value-type="float" office:value="6.8372587" calcext:value-type="float">
            <text:p>6.837258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833" calcext:value-type="float">
            <text:p>6.7833</text:p>
          </table:table-cell>
          <table:table-cell office:value-type="float" office:value="6.83764164" calcext:value-type="float">
            <text:p>6.83764164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91629" calcext:value-type="float">
            <text:p>6.791629</text:p>
          </table:table-cell>
          <table:table-cell office:value-type="float" office:value="6.83791719" calcext:value-type="float">
            <text:p>6.8379171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96812" calcext:value-type="float">
            <text:p>6.796812</text:p>
          </table:table-cell>
          <table:table-cell office:value-type="float" office:value="6.83809027" calcext:value-type="float">
            <text:p>6.8380902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800399" calcext:value-type="float">
            <text:p>6.800399</text:p>
          </table:table-cell>
          <table:table-cell office:value-type="float" office:value="6.83813743" calcext:value-type="float">
            <text:p>6.8381374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803168" calcext:value-type="float">
            <text:p>6.803168</text:p>
          </table:table-cell>
          <table:table-cell office:value-type="float" office:value="6.83801982" calcext:value-type="float">
            <text:p>6.83801982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05128" calcext:value-type="float">
            <text:p>6.805128</text:p>
          </table:table-cell>
          <table:table-cell office:value-type="float" office:value="6.83769719" calcext:value-type="float">
            <text:p>6.83769719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805721" calcext:value-type="float">
            <text:p>6.805721</text:p>
          </table:table-cell>
          <table:table-cell office:value-type="float" office:value="6.83714188" calcext:value-type="float">
            <text:p>6.8371418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80416" calcext:value-type="float">
            <text:p>6.80416</text:p>
          </table:table-cell>
          <table:table-cell office:value-type="float" office:value="6.83634895" calcext:value-type="float">
            <text:p>6.8363489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99771" calcext:value-type="float">
            <text:p>6.799771</text:p>
          </table:table-cell>
          <table:table-cell office:value-type="float" office:value="6.83533866" calcext:value-type="float">
            <text:p>6.8353386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92242" calcext:value-type="float">
            <text:p>6.792242</text:p>
          </table:table-cell>
          <table:table-cell office:value-type="float" office:value="6.83414841" calcext:value-type="float">
            <text:p>6.8341484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81691" calcext:value-type="float">
            <text:p>6.781691</text:p>
          </table:table-cell>
          <table:table-cell office:value-type="float" office:value="6.83280651" calcext:value-type="float">
            <text:p>6.8328065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68607" calcext:value-type="float">
            <text:p>6.768607</text:p>
          </table:table-cell>
          <table:table-cell office:value-type="float" office:value="6.83123455" calcext:value-type="float">
            <text:p>6.8312345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53704" calcext:value-type="float">
            <text:p>6.753704</text:p>
          </table:table-cell>
          <table:table-cell office:value-type="float" office:value="6.82764589" calcext:value-type="float">
            <text:p>6.8276458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37759" calcext:value-type="float">
            <text:p>6.737759</text:p>
          </table:table-cell>
          <table:table-cell office:value-type="float" office:value="6.82810693" calcext:value-type="float">
            <text:p>6.8281069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21464" calcext:value-type="float">
            <text:p>6.721464</text:p>
          </table:table-cell>
          <table:table-cell office:value-type="float" office:value="6.82816588" calcext:value-type="float">
            <text:p>6.8281658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05221" calcext:value-type="float">
            <text:p>6.705221</text:p>
          </table:table-cell>
          <table:table-cell office:value-type="float" office:value="6.82833873" calcext:value-type="float">
            <text:p>6.8283387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88579" calcext:value-type="float">
            <text:p>6.688579</text:p>
          </table:table-cell>
          <table:table-cell office:value-type="float" office:value="6.82874102" calcext:value-type="float">
            <text:p>6.82874102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67721" calcext:value-type="float">
            <text:p>6.667721</text:p>
          </table:table-cell>
          <table:table-cell office:value-type="float" office:value="6.82942334" calcext:value-type="float">
            <text:p>6.8294233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11033" calcext:value-type="float">
            <text:p>6.611033</text:p>
          </table:table-cell>
          <table:table-cell office:value-type="float" office:value="6.83044573" calcext:value-type="float">
            <text:p>6.8304457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86905" calcext:value-type="float">
            <text:p>6.886905</text:p>
          </table:table-cell>
          <table:table-cell office:value-type="float" office:value="6.83216646" calcext:value-type="float">
            <text:p>6.8321664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50778" calcext:value-type="float">
            <text:p>6.750778</text:p>
          </table:table-cell>
          <table:table-cell office:value-type="float" office:value="6.83124685" calcext:value-type="float">
            <text:p>6.8312468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39888" calcext:value-type="float">
            <text:p>6.739888</text:p>
          </table:table-cell>
          <table:table-cell office:value-type="float" office:value="6.83178427" calcext:value-type="float">
            <text:p>6.8317842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43966" calcext:value-type="float">
            <text:p>6.743966</text:p>
          </table:table-cell>
          <table:table-cell office:value-type="float" office:value="6.83249739" calcext:value-type="float">
            <text:p>6.83249739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53862" calcext:value-type="float">
            <text:p>6.753862</text:p>
          </table:table-cell>
          <table:table-cell office:value-type="float" office:value="6.83320425" calcext:value-type="float">
            <text:p>6.8332042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66463" calcext:value-type="float">
            <text:p>6.766463</text:p>
          </table:table-cell>
          <table:table-cell office:value-type="float" office:value="6.8338137" calcext:value-type="float">
            <text:p>6.833813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79944" calcext:value-type="float">
            <text:p>6.779944</text:p>
          </table:table-cell>
          <table:table-cell office:value-type="float" office:value="6.83426709" calcext:value-type="float">
            <text:p>6.8342670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92939" calcext:value-type="float">
            <text:p>6.792939</text:p>
          </table:table-cell>
          <table:table-cell office:value-type="float" office:value="6.83452694" calcext:value-type="float">
            <text:p>6.8345269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80432" calcext:value-type="float">
            <text:p>6.80432</text:p>
          </table:table-cell>
          <table:table-cell office:value-type="float" office:value="6.83457349" calcext:value-type="float">
            <text:p>6.8345734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813123" calcext:value-type="float">
            <text:p>6.813123</text:p>
          </table:table-cell>
          <table:table-cell office:value-type="float" office:value="6.83440349" calcext:value-type="float">
            <text:p>6.8344034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18559" calcext:value-type="float">
            <text:p>6.818559</text:p>
          </table:table-cell>
          <table:table-cell office:value-type="float" office:value="6.83403012" calcext:value-type="float">
            <text:p>6.8340301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820092" calcext:value-type="float">
            <text:p>6.820092</text:p>
          </table:table-cell>
          <table:table-cell office:value-type="float" office:value="6.83348368" calcext:value-type="float">
            <text:p>6.83348368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817518" calcext:value-type="float">
            <text:p>6.817518</text:p>
          </table:table-cell>
          <table:table-cell office:value-type="float" office:value="6.832813" calcext:value-type="float">
            <text:p>6.83281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811026" calcext:value-type="float">
            <text:p>6.811026</text:p>
          </table:table-cell>
          <table:table-cell office:value-type="float" office:value="6.8320889" calcext:value-type="float">
            <text:p>6.832088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801193" calcext:value-type="float">
            <text:p>6.801193</text:p>
          </table:table-cell>
          <table:table-cell office:value-type="float" office:value="6.8314161" calcext:value-type="float">
            <text:p>6.831416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88917" calcext:value-type="float">
            <text:p>6.788917</text:p>
          </table:table-cell>
          <table:table-cell office:value-type="float" office:value="6.83099413" calcext:value-type="float">
            <text:p>6.8309941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7533" calcext:value-type="float">
            <text:p>6.77533</text:p>
          </table:table-cell>
          <table:table-cell office:value-type="float" office:value="6.83194168" calcext:value-type="float">
            <text:p>6.8319416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61725" calcext:value-type="float">
            <text:p>6.761725</text:p>
          </table:table-cell>
          <table:table-cell office:value-type="float" office:value="6.8299326" calcext:value-type="float">
            <text:p>6.829932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49539" calcext:value-type="float">
            <text:p>6.749539</text:p>
          </table:table-cell>
          <table:table-cell office:value-type="float" office:value="6.82898601" calcext:value-type="float">
            <text:p>6.8289860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40434" calcext:value-type="float">
            <text:p>6.740434</text:p>
          </table:table-cell>
          <table:table-cell office:value-type="float" office:value="6.82848559" calcext:value-type="float">
            <text:p>6.8284855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36633" calcext:value-type="float">
            <text:p>6.736633</text:p>
          </table:table-cell>
          <table:table-cell office:value-type="float" office:value="6.82833112" calcext:value-type="float">
            <text:p>6.8283311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42594" calcext:value-type="float">
            <text:p>6.742594</text:p>
          </table:table-cell>
          <table:table-cell office:value-type="float" office:value="6.82845139" calcext:value-type="float">
            <text:p>6.8284513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80113" calcext:value-type="float">
            <text:p>6.780113</text:p>
          </table:table-cell>
          <table:table-cell office:value-type="float" office:value="6.82873076" calcext:value-type="float">
            <text:p>6.8287307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431111" calcext:value-type="float">
            <text:p>6.431111</text:p>
          </table:table-cell>
          <table:table-cell office:value-type="float" office:value="6.82882542" calcext:value-type="float">
            <text:p>6.8288254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77103" calcext:value-type="float">
            <text:p>6.677103</text:p>
          </table:table-cell>
          <table:table-cell office:value-type="float" office:value="6.83256225" calcext:value-type="float">
            <text:p>6.8325622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08449" calcext:value-type="float">
            <text:p>6.708449</text:p>
          </table:table-cell>
          <table:table-cell office:value-type="float" office:value="6.83394677" calcext:value-type="float">
            <text:p>6.8339467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27771" calcext:value-type="float">
            <text:p>6.727771</text:p>
          </table:table-cell>
          <table:table-cell office:value-type="float" office:value="6.83507916" calcext:value-type="float">
            <text:p>6.8350791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43291" calcext:value-type="float">
            <text:p>6.743291</text:p>
          </table:table-cell>
          <table:table-cell office:value-type="float" office:value="6.83603503" calcext:value-type="float">
            <text:p>6.8360350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56384" calcext:value-type="float">
            <text:p>6.756384</text:p>
          </table:table-cell>
          <table:table-cell office:value-type="float" office:value="6.83681105" calcext:value-type="float">
            <text:p>6.8368110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67493" calcext:value-type="float">
            <text:p>6.767493</text:p>
          </table:table-cell>
          <table:table-cell office:value-type="float" office:value="6.83739375" calcext:value-type="float">
            <text:p>6.8373937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76952" calcext:value-type="float">
            <text:p>6.776952</text:p>
          </table:table-cell>
          <table:table-cell office:value-type="float" office:value="6.83776891" calcext:value-type="float">
            <text:p>6.8377689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8496" calcext:value-type="float">
            <text:p>6.78496</text:p>
          </table:table-cell>
          <table:table-cell office:value-type="float" office:value="6.83792345" calcext:value-type="float">
            <text:p>6.8379234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91428" calcext:value-type="float">
            <text:p>6.791428</text:p>
          </table:table-cell>
          <table:table-cell office:value-type="float" office:value="6.83784828" calcext:value-type="float">
            <text:p>6.83784828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95915" calcext:value-type="float">
            <text:p>6.795915</text:p>
          </table:table-cell>
          <table:table-cell office:value-type="float" office:value="6.83754279" calcext:value-type="float">
            <text:p>6.8375427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97744" calcext:value-type="float">
            <text:p>6.797744</text:p>
          </table:table-cell>
          <table:table-cell office:value-type="float" office:value="6.83701883" calcext:value-type="float">
            <text:p>6.8370188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96247" calcext:value-type="float">
            <text:p>6.796247</text:p>
          </table:table-cell>
          <table:table-cell office:value-type="float" office:value="6.83630119" calcext:value-type="float">
            <text:p>6.8363011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91019" calcext:value-type="float">
            <text:p>6.791019</text:p>
          </table:table-cell>
          <table:table-cell office:value-type="float" office:value="6.83542163" calcext:value-type="float">
            <text:p>6.8354216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82099" calcext:value-type="float">
            <text:p>6.782099</text:p>
          </table:table-cell>
          <table:table-cell office:value-type="float" office:value="6.83440072" calcext:value-type="float">
            <text:p>6.83440072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70005" calcext:value-type="float">
            <text:p>6.770005</text:p>
          </table:table-cell>
          <table:table-cell office:value-type="float" office:value="6.83318371" calcext:value-type="float">
            <text:p>6.83318371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55619" calcext:value-type="float">
            <text:p>6.755619</text:p>
          </table:table-cell>
          <table:table-cell office:value-type="float" office:value="6.83104331" calcext:value-type="float">
            <text:p>6.8310433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39984" calcext:value-type="float">
            <text:p>6.739984</text:p>
          </table:table-cell>
          <table:table-cell office:value-type="float" office:value="6.83245081" calcext:value-type="float">
            <text:p>6.8324508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24027" calcext:value-type="float">
            <text:p>6.724027</text:p>
          </table:table-cell>
          <table:table-cell office:value-type="float" office:value="6.83278125" calcext:value-type="float">
            <text:p>6.8327812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08241" calcext:value-type="float">
            <text:p>6.708241</text:p>
          </table:table-cell>
          <table:table-cell office:value-type="float" office:value="6.83310504" calcext:value-type="float">
            <text:p>6.8331050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692131" calcext:value-type="float">
            <text:p>6.692131</text:p>
          </table:table-cell>
          <table:table-cell office:value-type="float" office:value="6.83358501" calcext:value-type="float">
            <text:p>6.8335850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72351" calcext:value-type="float">
            <text:p>6.672351</text:p>
          </table:table-cell>
          <table:table-cell office:value-type="float" office:value="6.83428865" calcext:value-type="float">
            <text:p>6.8342886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29724" calcext:value-type="float">
            <text:p>6.629724</text:p>
          </table:table-cell>
          <table:table-cell office:value-type="float" office:value="6.83528285" calcext:value-type="float">
            <text:p>6.8352828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.427494" calcext:value-type="float">
            <text:p>14.427494</text:p>
          </table:table-cell>
          <table:table-cell office:value-type="float" office:value="6.83680792" calcext:value-type="float">
            <text:p>6.8368079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83097" calcext:value-type="float">
            <text:p>6.783097</text:p>
          </table:table-cell>
          <table:table-cell office:value-type="float" office:value="6.76045999" calcext:value-type="float">
            <text:p>6.7604599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51289" calcext:value-type="float">
            <text:p>6.751289</text:p>
          </table:table-cell>
          <table:table-cell office:value-type="float" office:value="6.76065263" calcext:value-type="float">
            <text:p>6.7606526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4722" calcext:value-type="float">
            <text:p>6.74722</text:p>
          </table:table-cell>
          <table:table-cell office:value-type="float" office:value="6.76124535" calcext:value-type="float">
            <text:p>6.7612453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52038" calcext:value-type="float">
            <text:p>6.752038</text:p>
          </table:table-cell>
          <table:table-cell office:value-type="float" office:value="6.76193981" calcext:value-type="float">
            <text:p>6.76193981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61424" calcext:value-type="float">
            <text:p>6.761424</text:p>
          </table:table-cell>
          <table:table-cell office:value-type="float" office:value="6.76261935" calcext:value-type="float">
            <text:p>6.7626193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73282" calcext:value-type="float">
            <text:p>6.773282</text:p>
          </table:table-cell>
          <table:table-cell office:value-type="float" office:value="6.76320366" calcext:value-type="float">
            <text:p>6.7632036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86003" calcext:value-type="float">
            <text:p>6.786003</text:p>
          </table:table-cell>
          <table:table-cell office:value-type="float" office:value="6.76362802" calcext:value-type="float">
            <text:p>6.76362802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98137" calcext:value-type="float">
            <text:p>6.798137</text:p>
          </table:table-cell>
          <table:table-cell office:value-type="float" office:value="6.76384186" calcext:value-type="float">
            <text:p>6.7638418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08385" calcext:value-type="float">
            <text:p>6.808385</text:p>
          </table:table-cell>
          <table:table-cell office:value-type="float" office:value="6.76381237" calcext:value-type="float">
            <text:p>6.7638123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815692" calcext:value-type="float">
            <text:p>6.815692</text:p>
          </table:table-cell>
          <table:table-cell office:value-type="float" office:value="6.7635291" calcext:value-type="float">
            <text:p>6.763529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819318" calcext:value-type="float">
            <text:p>6.819318</text:p>
          </table:table-cell>
          <table:table-cell office:value-type="float" office:value="6.76300727" calcext:value-type="float">
            <text:p>6.7630072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1889" calcext:value-type="float">
            <text:p>6.81889</text:p>
          </table:table-cell>
          <table:table-cell office:value-type="float" office:value="6.76228846" calcext:value-type="float">
            <text:p>6.76228846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14395" calcext:value-type="float">
            <text:p>6.814395</text:p>
          </table:table-cell>
          <table:table-cell office:value-type="float" office:value="6.76143786" calcext:value-type="float">
            <text:p>6.7614378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06176" calcext:value-type="float">
            <text:p>6.806176</text:p>
          </table:table-cell>
          <table:table-cell office:value-type="float" office:value="6.7605391" calcext:value-type="float">
            <text:p>6.760539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94899" calcext:value-type="float">
            <text:p>6.794899</text:p>
          </table:table-cell>
          <table:table-cell office:value-type="float" office:value="6.75969185" calcext:value-type="float">
            <text:p>6.7596918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81516" calcext:value-type="float">
            <text:p>6.781516</text:p>
          </table:table-cell>
          <table:table-cell office:value-type="float" office:value="6.75906755" calcext:value-type="float">
            <text:p>6.75906755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67187" calcext:value-type="float">
            <text:p>6.767187</text:p>
          </table:table-cell>
          <table:table-cell office:value-type="float" office:value="6.75797142" calcext:value-type="float">
            <text:p>6.75797142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53156" calcext:value-type="float">
            <text:p>6.753156</text:p>
          </table:table-cell>
          <table:table-cell office:value-type="float" office:value="6.75738286" calcext:value-type="float">
            <text:p>6.7573828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40599" calcext:value-type="float">
            <text:p>6.740599</text:p>
          </table:table-cell>
          <table:table-cell office:value-type="float" office:value="6.75704983" calcext:value-type="float">
            <text:p>6.7570498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30504" calcext:value-type="float">
            <text:p>6.730504</text:p>
          </table:table-cell>
          <table:table-cell office:value-type="float" office:value="6.7569411" calcext:value-type="float">
            <text:p>6.756941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23733" calcext:value-type="float">
            <text:p>6.723733</text:p>
          </table:table-cell>
          <table:table-cell office:value-type="float" office:value="6.75702969" calcext:value-type="float">
            <text:p>6.75702969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22027" calcext:value-type="float">
            <text:p>6.722027</text:p>
          </table:table-cell>
          <table:table-cell office:value-type="float" office:value="6.75728299" calcext:value-type="float">
            <text:p>6.75728299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80822" calcext:value-type="float">
            <text:p>6.780822</text:p>
          </table:table-cell>
          <table:table-cell office:value-type="float" office:value="6.75765195" calcext:value-type="float">
            <text:p>6.7576519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04269" calcext:value-type="float">
            <text:p>6.704269</text:p>
          </table:table-cell>
          <table:table-cell office:value-type="float" office:value="6.75753202" calcext:value-type="float">
            <text:p>6.7575320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712089" calcext:value-type="float">
            <text:p>6.712089</text:p>
          </table:table-cell>
          <table:table-cell office:value-type="float" office:value="6.75827336" calcext:value-type="float">
            <text:p>6.7582733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19124" calcext:value-type="float">
            <text:p>6.719124</text:p>
          </table:table-cell>
          <table:table-cell office:value-type="float" office:value="6.75902265" calcext:value-type="float">
            <text:p>6.75902265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27848" calcext:value-type="float">
            <text:p>6.727848</text:p>
          </table:table-cell>
          <table:table-cell office:value-type="float" office:value="6.75977048" calcext:value-type="float">
            <text:p>6.75977048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38519" calcext:value-type="float">
            <text:p>6.738519</text:p>
          </table:table-cell>
          <table:table-cell office:value-type="float" office:value="6.76047501" calcext:value-type="float">
            <text:p>6.76047501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50843" calcext:value-type="float">
            <text:p>6.750843</text:p>
          </table:table-cell>
          <table:table-cell office:value-type="float" office:value="6.76108524" calcext:value-type="float">
            <text:p>6.76108524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64175" calcext:value-type="float">
            <text:p>6.764175</text:p>
          </table:table-cell>
          <table:table-cell office:value-type="float" office:value="6.76154839" calcext:value-type="float">
            <text:p>6.76154839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77611" calcext:value-type="float">
            <text:p>6.777611</text:p>
          </table:table-cell>
          <table:table-cell office:value-type="float" office:value="6.76181558" calcext:value-type="float">
            <text:p>6.76181558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90096" calcext:value-type="float">
            <text:p>6.790096</text:p>
          </table:table-cell>
          <table:table-cell office:value-type="float" office:value="6.76184699" calcext:value-type="float">
            <text:p>6.76184699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800516" calcext:value-type="float">
            <text:p>6.800516</text:p>
          </table:table-cell>
          <table:table-cell office:value-type="float" office:value="6.76161641" calcext:value-type="float">
            <text:p>6.7616164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807773" calcext:value-type="float">
            <text:p>6.807773</text:p>
          </table:table-cell>
          <table:table-cell office:value-type="float" office:value="6.7611151" calcext:value-type="float">
            <text:p>6.761115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810855" calcext:value-type="float">
            <text:p>6.810855</text:p>
          </table:table-cell>
          <table:table-cell office:value-type="float" office:value="6.76035425" calcext:value-type="float">
            <text:p>6.7603542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08937" calcext:value-type="float">
            <text:p>6.808937</text:p>
          </table:table-cell>
          <table:table-cell office:value-type="float" office:value="6.75936362" calcext:value-type="float">
            <text:p>6.7593636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801528" calcext:value-type="float">
            <text:p>6.801528</text:p>
          </table:table-cell>
          <table:table-cell office:value-type="float" office:value="6.75818054" calcext:value-type="float">
            <text:p>6.7581805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88638" calcext:value-type="float">
            <text:p>6.788638</text:p>
          </table:table-cell>
          <table:table-cell office:value-type="float" office:value="6.75680695" calcext:value-type="float">
            <text:p>6.7568069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70905" calcext:value-type="float">
            <text:p>6.770905</text:p>
          </table:table-cell>
          <table:table-cell office:value-type="float" office:value="6.75493907" calcext:value-type="float">
            <text:p>6.7549390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49597" calcext:value-type="float">
            <text:p>6.749597</text:p>
          </table:table-cell>
          <table:table-cell office:value-type="float" office:value="6.75997405" calcext:value-type="float">
            <text:p>6.7599740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26428" calcext:value-type="float">
            <text:p>6.726428</text:p>
          </table:table-cell>
          <table:table-cell office:value-type="float" office:value="6.76036528" calcext:value-type="float">
            <text:p>6.7603652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03131" calcext:value-type="float">
            <text:p>6.703131</text:p>
          </table:table-cell>
          <table:table-cell office:value-type="float" office:value="6.76071104" calcext:value-type="float">
            <text:p>6.76071104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80746" calcext:value-type="float">
            <text:p>6.680746</text:p>
          </table:table-cell>
          <table:table-cell office:value-type="float" office:value="6.76126456" calcext:value-type="float">
            <text:p>6.7612645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58052" calcext:value-type="float">
            <text:p>6.658052</text:p>
          </table:table-cell>
          <table:table-cell office:value-type="float" office:value="6.76209511" calcext:value-type="float">
            <text:p>6.7620951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24495" calcext:value-type="float">
            <text:p>6.624495</text:p>
          </table:table-cell>
          <table:table-cell office:value-type="float" office:value="6.76323839" calcext:value-type="float">
            <text:p>6.7632383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409741" calcext:value-type="float">
            <text:p>6.409741</text:p>
          </table:table-cell>
          <table:table-cell office:value-type="float" office:value="6.76481513" calcext:value-type="float">
            <text:p>6.7648151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99808" calcext:value-type="float">
            <text:p>6.799808</text:p>
          </table:table-cell>
          <table:table-cell office:value-type="float" office:value="6.76863725" calcext:value-type="float">
            <text:p>6.7686372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43654" calcext:value-type="float">
            <text:p>6.743654</text:p>
          </table:table-cell>
          <table:table-cell office:value-type="float" office:value="6.76864782" calcext:value-type="float">
            <text:p>6.7686478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38749" calcext:value-type="float">
            <text:p>6.738749</text:p>
          </table:table-cell>
          <table:table-cell office:value-type="float" office:value="6.76929345" calcext:value-type="float">
            <text:p>6.7692934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4545" calcext:value-type="float">
            <text:p>6.74545</text:p>
          </table:table-cell>
          <table:table-cell office:value-type="float" office:value="6.7700405" calcext:value-type="float">
            <text:p>6.770040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56811" calcext:value-type="float">
            <text:p>6.756811</text:p>
          </table:table-cell>
          <table:table-cell office:value-type="float" office:value="6.77074752" calcext:value-type="float">
            <text:p>6.7707475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76996" calcext:value-type="float">
            <text:p>6.76996</text:p>
          </table:table-cell>
          <table:table-cell office:value-type="float" office:value="6.77133976" calcext:value-type="float">
            <text:p>6.77133976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783106" calcext:value-type="float">
            <text:p>6.783106</text:p>
          </table:table-cell>
          <table:table-cell office:value-type="float" office:value="6.77177" calcext:value-type="float">
            <text:p>6.7717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94944" calcext:value-type="float">
            <text:p>6.794944</text:p>
          </table:table-cell>
          <table:table-cell office:value-type="float" office:value="6.77200936" calcext:value-type="float">
            <text:p>6.77200936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0452" calcext:value-type="float">
            <text:p>6.80452</text:p>
          </table:table-cell>
          <table:table-cell office:value-type="float" office:value="6.77204409" calcext:value-type="float">
            <text:p>6.77204409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8112" calcext:value-type="float">
            <text:p>6.8112</text:p>
          </table:table-cell>
          <table:table-cell office:value-type="float" office:value="6.77187375" calcext:value-type="float">
            <text:p>6.771873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14652" calcext:value-type="float">
            <text:p>6.814652</text:p>
          </table:table-cell>
          <table:table-cell office:value-type="float" office:value="6.77150964" calcext:value-type="float">
            <text:p>6.7715096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814807" calcext:value-type="float">
            <text:p>6.814807</text:p>
          </table:table-cell>
          <table:table-cell office:value-type="float" office:value="6.77097318" calcext:value-type="float">
            <text:p>6.7709731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11802" calcext:value-type="float">
            <text:p>6.811802</text:p>
          </table:table-cell>
          <table:table-cell office:value-type="float" office:value="6.77029401" calcext:value-type="float">
            <text:p>6.7702940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05929" calcext:value-type="float">
            <text:p>6.805929</text:p>
          </table:table-cell>
          <table:table-cell office:value-type="float" office:value="6.76950706" calcext:value-type="float">
            <text:p>6.76950706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97594" calcext:value-type="float">
            <text:p>6.797594</text:p>
          </table:table-cell>
          <table:table-cell office:value-type="float" office:value="6.7686452" calcext:value-type="float">
            <text:p>6.7686452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8732" calcext:value-type="float">
            <text:p>6.78732</text:p>
          </table:table-cell>
          <table:table-cell office:value-type="float" office:value="6.76770162" calcext:value-type="float">
            <text:p>6.76770162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75786" calcext:value-type="float">
            <text:p>6.775786</text:p>
          </table:table-cell>
          <table:table-cell office:value-type="float" office:value="6.77112965" calcext:value-type="float">
            <text:p>6.7711296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63915" calcext:value-type="float">
            <text:p>6.763915</text:p>
          </table:table-cell>
          <table:table-cell office:value-type="float" office:value="6.77066658" calcext:value-type="float">
            <text:p>6.7706665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53024" calcext:value-type="float">
            <text:p>6.753024</text:p>
          </table:table-cell>
          <table:table-cell office:value-type="float" office:value="6.77026922" calcext:value-type="float">
            <text:p>6.77026922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45108" calcext:value-type="float">
            <text:p>6.745108</text:p>
          </table:table-cell>
          <table:table-cell office:value-type="float" office:value="6.77001074" calcext:value-type="float">
            <text:p>6.7700107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43746" calcext:value-type="float">
            <text:p>6.743746</text:p>
          </table:table-cell>
          <table:table-cell office:value-type="float" office:value="6.76990282" calcext:value-type="float">
            <text:p>6.7699028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58996" calcext:value-type="float">
            <text:p>6.758996</text:p>
          </table:table-cell>
          <table:table-cell office:value-type="float" office:value="6.76990768" calcext:value-type="float">
            <text:p>6.7699076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83672" calcext:value-type="float">
            <text:p>6.883672</text:p>
          </table:table-cell>
          <table:table-cell office:value-type="float" office:value="6.76987686" calcext:value-type="float">
            <text:p>6.76987686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574422" calcext:value-type="float">
            <text:p>6.574422</text:p>
          </table:table-cell>
          <table:table-cell office:value-type="float" office:value="6.76872356" calcext:value-type="float">
            <text:p>6.76872356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67066" calcext:value-type="float">
            <text:p>6.667066</text:p>
          </table:table-cell>
          <table:table-cell office:value-type="float" office:value="6.7707834" calcext:value-type="float">
            <text:p>6.7707834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99497" calcext:value-type="float">
            <text:p>6.699497</text:p>
          </table:table-cell>
          <table:table-cell office:value-type="float" office:value="6.77202208" calcext:value-type="float">
            <text:p>6.7720220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24987" calcext:value-type="float">
            <text:p>6.724987</text:p>
          </table:table-cell>
          <table:table-cell office:value-type="float" office:value="6.77301513" calcext:value-type="float">
            <text:p>6.7730151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4866" calcext:value-type="float">
            <text:p>6.74866</text:p>
          </table:table-cell>
          <table:table-cell office:value-type="float" office:value="6.77379615" calcext:value-type="float">
            <text:p>6.7737961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70531" calcext:value-type="float">
            <text:p>6.770531</text:p>
          </table:table-cell>
          <table:table-cell office:value-type="float" office:value="6.77434181" calcext:value-type="float">
            <text:p>6.77434181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89579" calcext:value-type="float">
            <text:p>6.789579</text:p>
          </table:table-cell>
          <table:table-cell office:value-type="float" office:value="6.77462762" calcext:value-type="float">
            <text:p>6.77462762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804794" calcext:value-type="float">
            <text:p>6.804794</text:p>
          </table:table-cell>
          <table:table-cell office:value-type="float" office:value="6.77464308" calcext:value-type="float">
            <text:p>6.7746430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15555" calcext:value-type="float">
            <text:p>6.815555</text:p>
          </table:table-cell>
          <table:table-cell office:value-type="float" office:value="6.77439559" calcext:value-type="float">
            <text:p>6.7743955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21688" calcext:value-type="float">
            <text:p>6.821688</text:p>
          </table:table-cell>
          <table:table-cell office:value-type="float" office:value="6.77390878" calcext:value-type="float">
            <text:p>6.7739087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823358" calcext:value-type="float">
            <text:p>6.823358</text:p>
          </table:table-cell>
          <table:table-cell office:value-type="float" office:value="6.77321785" calcext:value-type="float">
            <text:p>6.7732178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20893" calcext:value-type="float">
            <text:p>6.820893</text:p>
          </table:table-cell>
          <table:table-cell office:value-type="float" office:value="6.77236341" calcext:value-type="float">
            <text:p>6.77236341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14654" calcext:value-type="float">
            <text:p>6.814654</text:p>
          </table:table-cell>
          <table:table-cell office:value-type="float" office:value="6.77138426" calcext:value-type="float">
            <text:p>6.7713842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05009" calcext:value-type="float">
            <text:p>6.805009</text:p>
          </table:table-cell>
          <table:table-cell office:value-type="float" office:value="6.77030656" calcext:value-type="float">
            <text:p>6.7703065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92406" calcext:value-type="float">
            <text:p>6.792406</text:p>
          </table:table-cell>
          <table:table-cell office:value-type="float" office:value="6.7691163" calcext:value-type="float">
            <text:p>6.769116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77443" calcext:value-type="float">
            <text:p>6.777443</text:p>
          </table:table-cell>
          <table:table-cell office:value-type="float" office:value="6.76762011" calcext:value-type="float">
            <text:p>6.7676201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60879" calcext:value-type="float">
            <text:p>6.760879</text:p>
          </table:table-cell>
          <table:table-cell office:value-type="float" office:value="6.76019638" calcext:value-type="float">
            <text:p>6.7601963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43519" calcext:value-type="float">
            <text:p>6.743519</text:p>
          </table:table-cell>
          <table:table-cell office:value-type="float" office:value="6.76086358" calcext:value-type="float">
            <text:p>6.7608635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2598" calcext:value-type="float">
            <text:p>6.72598</text:p>
          </table:table-cell>
          <table:table-cell office:value-type="float" office:value="6.761154" calcext:value-type="float">
            <text:p>6.76115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08291" calcext:value-type="float">
            <text:p>6.708291</text:p>
          </table:table-cell>
          <table:table-cell office:value-type="float" office:value="6.76149778" calcext:value-type="float">
            <text:p>6.7614977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88928" calcext:value-type="float">
            <text:p>6.688928</text:p>
          </table:table-cell>
          <table:table-cell office:value-type="float" office:value="6.76201464" calcext:value-type="float">
            <text:p>6.7620146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60398" calcext:value-type="float">
            <text:p>6.660398</text:p>
          </table:table-cell>
          <table:table-cell office:value-type="float" office:value="6.76278157" calcext:value-type="float">
            <text:p>6.7627815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55965" calcext:value-type="float">
            <text:p>6.555965</text:p>
          </table:table-cell>
          <table:table-cell office:value-type="float" office:value="6.76392656" calcext:value-type="float">
            <text:p>6.7639265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96369" calcext:value-type="float">
            <text:p>6.896369</text:p>
          </table:table-cell>
          <table:table-cell office:value-type="float" office:value="6.76622774" calcext:value-type="float">
            <text:p>6.7662277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73028" calcext:value-type="float">
            <text:p>6.773028</text:p>
          </table:table-cell>
          <table:table-cell office:value-type="float" office:value="6.76523982" calcext:value-type="float">
            <text:p>6.7652398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56406" calcext:value-type="float">
            <text:p>6.756406</text:p>
          </table:table-cell>
          <table:table-cell office:value-type="float" office:value="6.76558827" calcext:value-type="float">
            <text:p>6.7655882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56238" calcext:value-type="float">
            <text:p>6.756238</text:p>
          </table:table-cell>
          <table:table-cell office:value-type="float" office:value="6.76618098" calcext:value-type="float">
            <text:p>6.76618098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62495" calcext:value-type="float">
            <text:p>6.762495</text:p>
          </table:table-cell>
          <table:table-cell office:value-type="float" office:value="6.76681916" calcext:value-type="float">
            <text:p>6.76681916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71771" calcext:value-type="float">
            <text:p>6.771771</text:p>
          </table:table-cell>
          <table:table-cell office:value-type="float" office:value="6.76739938" calcext:value-type="float">
            <text:p>6.7673993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82231" calcext:value-type="float">
            <text:p>6.782231</text:p>
          </table:table-cell>
          <table:table-cell office:value-type="float" office:value="6.76785172" calcext:value-type="float">
            <text:p>6.76785172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92701" calcext:value-type="float">
            <text:p>6.792701</text:p>
          </table:table-cell>
          <table:table-cell office:value-type="float" office:value="6.76812773" calcext:value-type="float">
            <text:p>6.7681277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02361" calcext:value-type="float">
            <text:p>6.802361</text:p>
          </table:table-cell>
          <table:table-cell office:value-type="float" office:value="6.76819656" calcext:value-type="float">
            <text:p>6.7681965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10561" calcext:value-type="float">
            <text:p>6.810561</text:p>
          </table:table-cell>
          <table:table-cell office:value-type="float" office:value="6.76804343" calcext:value-type="float">
            <text:p>6.7680434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16666" calcext:value-type="float">
            <text:p>6.816666</text:p>
          </table:table-cell>
          <table:table-cell office:value-type="float" office:value="6.76766946" calcext:value-type="float">
            <text:p>6.7676694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19992" calcext:value-type="float">
            <text:p>6.819992</text:p>
          </table:table-cell>
          <table:table-cell office:value-type="float" office:value="6.76709292" calcext:value-type="float">
            <text:p>6.7670929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819855" calcext:value-type="float">
            <text:p>6.819855</text:p>
          </table:table-cell>
          <table:table-cell office:value-type="float" office:value="6.76635115" calcext:value-type="float">
            <text:p>6.7663511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15718" calcext:value-type="float">
            <text:p>6.815718</text:p>
          </table:table-cell>
          <table:table-cell office:value-type="float" office:value="6.76550264" calcext:value-type="float">
            <text:p>6.7655026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07387" calcext:value-type="float">
            <text:p>6.807387</text:p>
          </table:table-cell>
          <table:table-cell office:value-type="float" office:value="6.76463113" calcext:value-type="float">
            <text:p>6.7646311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95188" calcext:value-type="float">
            <text:p>6.795188</text:p>
          </table:table-cell>
          <table:table-cell office:value-type="float" office:value="6.76387139" calcext:value-type="float">
            <text:p>6.7638713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80058" calcext:value-type="float">
            <text:p>6.780058</text:p>
          </table:table-cell>
          <table:table-cell office:value-type="float" office:value="6.76403337" calcext:value-type="float">
            <text:p>6.7640333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63509" calcext:value-type="float">
            <text:p>6.763509</text:p>
          </table:table-cell>
          <table:table-cell office:value-type="float" office:value="6.76297352" calcext:value-type="float">
            <text:p>6.76297352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47437" calcext:value-type="float">
            <text:p>6.747437</text:p>
          </table:table-cell>
          <table:table-cell office:value-type="float" office:value="6.76234607" calcext:value-type="float">
            <text:p>6.7623460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3383" calcext:value-type="float">
            <text:p>6.73383</text:p>
          </table:table-cell>
          <table:table-cell office:value-type="float" office:value="6.76203357" calcext:value-type="float">
            <text:p>6.7620335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24519" calcext:value-type="float">
            <text:p>6.724519</text:p>
          </table:table-cell>
          <table:table-cell office:value-type="float" office:value="6.76201027" calcext:value-type="float">
            <text:p>6.7620102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21451" calcext:value-type="float">
            <text:p>6.721451</text:p>
          </table:table-cell>
          <table:table-cell office:value-type="float" office:value="6.76224106" calcext:value-type="float">
            <text:p>6.7622410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32469" calcext:value-type="float">
            <text:p>6.732469</text:p>
          </table:table-cell>
          <table:table-cell office:value-type="float" office:value="6.76266717" calcext:value-type="float">
            <text:p>6.7626671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71903" calcext:value-type="float">
            <text:p>6.671903</text:p>
          </table:table-cell>
          <table:table-cell office:value-type="float" office:value="6.76314468" calcext:value-type="float">
            <text:p>6.7631446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08331" calcext:value-type="float">
            <text:p>6.708331</text:p>
          </table:table-cell>
          <table:table-cell office:value-type="float" office:value="6.76437941" calcext:value-type="float">
            <text:p>6.76437941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19853" calcext:value-type="float">
            <text:p>6.719853</text:p>
          </table:table-cell>
          <table:table-cell office:value-type="float" office:value="6.76538416" calcext:value-type="float">
            <text:p>6.7653841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29726" calcext:value-type="float">
            <text:p>6.729726</text:p>
          </table:table-cell>
          <table:table-cell office:value-type="float" office:value="6.76638238" calcext:value-type="float">
            <text:p>6.7663823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39363" calcext:value-type="float">
            <text:p>6.739363</text:p>
          </table:table-cell>
          <table:table-cell office:value-type="float" office:value="6.76735516" calcext:value-type="float">
            <text:p>6.7673551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49063" calcext:value-type="float">
            <text:p>6.749063</text:p>
          </table:table-cell>
          <table:table-cell office:value-type="float" office:value="6.7682589" calcext:value-type="float">
            <text:p>6.7682589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58923" calcext:value-type="float">
            <text:p>6.758923</text:p>
          </table:table-cell>
          <table:table-cell office:value-type="float" office:value="6.76903773" calcext:value-type="float">
            <text:p>6.7690377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68829" calcext:value-type="float">
            <text:p>6.768829</text:p>
          </table:table-cell>
          <table:table-cell office:value-type="float" office:value="6.76962968" calcext:value-type="float">
            <text:p>6.7696296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78403" calcext:value-type="float">
            <text:p>6.778403</text:p>
          </table:table-cell>
          <table:table-cell office:value-type="float" office:value="6.76997568" calcext:value-type="float">
            <text:p>6.7699756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87018" calcext:value-type="float">
            <text:p>6.787018</text:p>
          </table:table-cell>
          <table:table-cell office:value-type="float" office:value="6.77003054" calcext:value-type="float">
            <text:p>6.77003054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93907" calcext:value-type="float">
            <text:p>6.793907</text:p>
          </table:table-cell>
          <table:table-cell office:value-type="float" office:value="6.76977295" calcext:value-type="float">
            <text:p>6.7697729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98301" calcext:value-type="float">
            <text:p>6.798301</text:p>
          </table:table-cell>
          <table:table-cell office:value-type="float" office:value="6.76921098" calcext:value-type="float">
            <text:p>6.7692109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99542" calcext:value-type="float">
            <text:p>6.799542</text:p>
          </table:table-cell>
          <table:table-cell office:value-type="float" office:value="6.76838045" calcext:value-type="float">
            <text:p>6.7683804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97158" calcext:value-type="float">
            <text:p>6.797158</text:p>
          </table:table-cell>
          <table:table-cell office:value-type="float" office:value="6.76733425" calcext:value-type="float">
            <text:p>6.767334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90894" calcext:value-type="float">
            <text:p>6.790894</text:p>
          </table:table-cell>
          <table:table-cell office:value-type="float" office:value="6.76611722" calcext:value-type="float">
            <text:p>6.76611722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80752" calcext:value-type="float">
            <text:p>6.780752</text:p>
          </table:table-cell>
          <table:table-cell office:value-type="float" office:value="6.76468544" calcext:value-type="float">
            <text:p>6.7646854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67038" calcext:value-type="float">
            <text:p>6.767038</text:p>
          </table:table-cell>
          <table:table-cell office:value-type="float" office:value="6.76189788" calcext:value-type="float">
            <text:p>6.7618978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50385" calcext:value-type="float">
            <text:p>6.750385</text:p>
          </table:table-cell>
          <table:table-cell office:value-type="float" office:value="6.76248455" calcext:value-type="float">
            <text:p>6.7624845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31688" calcext:value-type="float">
            <text:p>6.731688</text:p>
          </table:table-cell>
          <table:table-cell office:value-type="float" office:value="6.76257188" calcext:value-type="float">
            <text:p>6.7625718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11792" calcext:value-type="float">
            <text:p>6.711792</text:p>
          </table:table-cell>
          <table:table-cell office:value-type="float" office:value="6.76276338" calcext:value-type="float">
            <text:p>6.7627633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90629" calcext:value-type="float">
            <text:p>6.690629</text:p>
          </table:table-cell>
          <table:table-cell office:value-type="float" office:value="6.76318586" calcext:value-type="float">
            <text:p>6.76318586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664169" calcext:value-type="float">
            <text:p>6.664169</text:p>
          </table:table-cell>
          <table:table-cell office:value-type="float" office:value="6.7639002" calcext:value-type="float">
            <text:p>6.763900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60185" calcext:value-type="float">
            <text:p>6.60185</text:p>
          </table:table-cell>
          <table:table-cell office:value-type="float" office:value="6.76498486" calcext:value-type="float">
            <text:p>6.7649848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274403" calcext:value-type="float">
            <text:p>7.274403</text:p>
          </table:table-cell>
          <table:table-cell office:value-type="float" office:value="6.7668103" calcext:value-type="float">
            <text:p>6.766810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8872" calcext:value-type="float">
            <text:p>6.78872</text:p>
          </table:table-cell>
          <table:table-cell office:value-type="float" office:value="6.76202782" calcext:value-type="float">
            <text:p>6.76202782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61004" calcext:value-type="float">
            <text:p>6.761004</text:p>
          </table:table-cell>
          <table:table-cell office:value-type="float" office:value="6.76220821" calcext:value-type="float">
            <text:p>6.76220821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58483" calcext:value-type="float">
            <text:p>6.758483</text:p>
          </table:table-cell>
          <table:table-cell office:value-type="float" office:value="6.76274931" calcext:value-type="float">
            <text:p>6.76274931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63801" calcext:value-type="float">
            <text:p>6.763801</text:p>
          </table:table-cell>
          <table:table-cell office:value-type="float" office:value="6.76336738" calcext:value-type="float">
            <text:p>6.7633673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7238" calcext:value-type="float">
            <text:p>6.77238</text:p>
          </table:table-cell>
          <table:table-cell office:value-type="float" office:value="6.76394553" calcext:value-type="float">
            <text:p>6.7639455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82169" calcext:value-type="float">
            <text:p>6.782169</text:p>
          </table:table-cell>
          <table:table-cell office:value-type="float" office:value="6.76440939" calcext:value-type="float">
            <text:p>6.7644093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91953" calcext:value-type="float">
            <text:p>6.791953</text:p>
          </table:table-cell>
          <table:table-cell office:value-type="float" office:value="6.76470584" calcext:value-type="float">
            <text:p>6.76470584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800865" calcext:value-type="float">
            <text:p>6.800865</text:p>
          </table:table-cell>
          <table:table-cell office:value-type="float" office:value="6.76479894" calcext:value-type="float">
            <text:p>6.76479894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808217" calcext:value-type="float">
            <text:p>6.808217</text:p>
          </table:table-cell>
          <table:table-cell office:value-type="float" office:value="6.76467051" calcext:value-type="float">
            <text:p>6.76467051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813454" calcext:value-type="float">
            <text:p>6.813454</text:p>
          </table:table-cell>
          <table:table-cell office:value-type="float" office:value="6.76432157" calcext:value-type="float">
            <text:p>6.7643215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816152" calcext:value-type="float">
            <text:p>6.816152</text:p>
          </table:table-cell>
          <table:table-cell office:value-type="float" office:value="6.76377283" calcext:value-type="float">
            <text:p>6.7637728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816035" calcext:value-type="float">
            <text:p>6.816035</text:p>
          </table:table-cell>
          <table:table-cell office:value-type="float" office:value="6.7630637" calcext:value-type="float">
            <text:p>6.763063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812984" calcext:value-type="float">
            <text:p>6.812984</text:p>
          </table:table-cell>
          <table:table-cell office:value-type="float" office:value="6.76225004" calcext:value-type="float">
            <text:p>6.76225004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807042" calcext:value-type="float">
            <text:p>6.807042</text:p>
          </table:table-cell>
          <table:table-cell office:value-type="float" office:value="6.76140342" calcext:value-type="float">
            <text:p>6.7614034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98417" calcext:value-type="float">
            <text:p>6.798417</text:p>
          </table:table-cell>
          <table:table-cell office:value-type="float" office:value="6.76062366" calcext:value-type="float">
            <text:p>6.76062366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87486" calcext:value-type="float">
            <text:p>6.787486</text:p>
          </table:table-cell>
          <table:table-cell office:value-type="float" office:value="6.76023336" calcext:value-type="float">
            <text:p>6.7602333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74789" calcext:value-type="float">
            <text:p>6.774789</text:p>
          </table:table-cell>
          <table:table-cell office:value-type="float" office:value="6.75899411" calcext:value-type="float">
            <text:p>6.7589941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61006" calcext:value-type="float">
            <text:p>6.761006</text:p>
          </table:table-cell>
          <table:table-cell office:value-type="float" office:value="6.75824117" calcext:value-type="float">
            <text:p>6.7582411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4689" calcext:value-type="float">
            <text:p>6.74689</text:p>
          </table:table-cell>
          <table:table-cell office:value-type="float" office:value="6.75775694" calcext:value-type="float">
            <text:p>6.75775694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33107" calcext:value-type="float">
            <text:p>6.733107</text:p>
          </table:table-cell>
          <table:table-cell office:value-type="float" office:value="6.757531" calcext:value-type="float">
            <text:p>6.757531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19743" calcext:value-type="float">
            <text:p>6.719743</text:p>
          </table:table-cell>
          <table:table-cell office:value-type="float" office:value="6.7575662" calcext:value-type="float">
            <text:p>6.757566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03236" calcext:value-type="float">
            <text:p>6.703236</text:p>
          </table:table-cell>
          <table:table-cell office:value-type="float" office:value="6.7578655" calcext:value-type="float">
            <text:p>6.757865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130123" calcext:value-type="float">
            <text:p>7.130123</text:p>
          </table:table-cell>
          <table:table-cell office:value-type="float" office:value="6.75846302" calcext:value-type="float">
            <text:p>6.75846302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29479" calcext:value-type="float">
            <text:p>6.729479</text:p>
          </table:table-cell>
          <table:table-cell office:value-type="float" office:value="6.75492061" calcext:value-type="float">
            <text:p>6.7549206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724179" calcext:value-type="float">
            <text:p>6.724179</text:p>
          </table:table-cell>
          <table:table-cell office:value-type="float" office:value="6.7555014" calcext:value-type="float">
            <text:p>6.755501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727176" calcext:value-type="float">
            <text:p>6.727176</text:p>
          </table:table-cell>
          <table:table-cell office:value-type="float" office:value="6.75623158" calcext:value-type="float">
            <text:p>6.75623158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734316" calcext:value-type="float">
            <text:p>6.734316</text:p>
          </table:table-cell>
          <table:table-cell office:value-type="float" office:value="6.75700002" calcext:value-type="float">
            <text:p>6.7570000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44232" calcext:value-type="float">
            <text:p>6.744232</text:p>
          </table:table-cell>
          <table:table-cell office:value-type="float" office:value="6.75773031" calcext:value-type="float">
            <text:p>6.75773031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55914" calcext:value-type="float">
            <text:p>6.755914</text:p>
          </table:table-cell>
          <table:table-cell office:value-type="float" office:value="6.75835461" calcext:value-type="float">
            <text:p>6.7583546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68342" calcext:value-type="float">
            <text:p>6.768342</text:p>
          </table:table-cell>
          <table:table-cell office:value-type="float" office:value="6.75881283" calcext:value-type="float">
            <text:p>6.7588128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80406" calcext:value-type="float">
            <text:p>6.780406</text:p>
          </table:table-cell>
          <table:table-cell office:value-type="float" office:value="6.75905634" calcext:value-type="float">
            <text:p>6.7590563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90934" calcext:value-type="float">
            <text:p>6.790934</text:p>
          </table:table-cell>
          <table:table-cell office:value-type="float" office:value="6.75905281" calcext:value-type="float">
            <text:p>6.75905281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98802" calcext:value-type="float">
            <text:p>6.798802</text:p>
          </table:table-cell>
          <table:table-cell office:value-type="float" office:value="6.75879007" calcext:value-type="float">
            <text:p>6.7587900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03089" calcext:value-type="float">
            <text:p>6.803089</text:p>
          </table:table-cell>
          <table:table-cell office:value-type="float" office:value="6.75827704" calcext:value-type="float">
            <text:p>6.75827704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03226" calcext:value-type="float">
            <text:p>6.803226</text:p>
          </table:table-cell>
          <table:table-cell office:value-type="float" office:value="6.7575403" calcext:value-type="float">
            <text:p>6.757540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99112" calcext:value-type="float">
            <text:p>6.799112</text:p>
          </table:table-cell>
          <table:table-cell office:value-type="float" office:value="6.7566145" calcext:value-type="float">
            <text:p>6.7566145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91125" calcext:value-type="float">
            <text:p>6.791125</text:p>
          </table:table-cell>
          <table:table-cell office:value-type="float" office:value="6.75552127" calcext:value-type="float">
            <text:p>6.7555212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80045" calcext:value-type="float">
            <text:p>6.780045</text:p>
          </table:table-cell>
          <table:table-cell office:value-type="float" office:value="6.75420454" calcext:value-type="float">
            <text:p>6.75420454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66874" calcext:value-type="float">
            <text:p>6.766874</text:p>
          </table:table-cell>
          <table:table-cell office:value-type="float" office:value="6.75203383" calcext:value-type="float">
            <text:p>6.7520338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52595" calcext:value-type="float">
            <text:p>6.752595</text:p>
          </table:table-cell>
          <table:table-cell office:value-type="float" office:value="6.75446782" calcext:value-type="float">
            <text:p>6.75446782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37914" calcext:value-type="float">
            <text:p>6.737914</text:p>
          </table:table-cell>
          <table:table-cell office:value-type="float" office:value="6.7548748" calcext:value-type="float">
            <text:p>6.754874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22978" calcext:value-type="float">
            <text:p>6.722978</text:p>
          </table:table-cell>
          <table:table-cell office:value-type="float" office:value="6.7551647" calcext:value-type="float">
            <text:p>6.755164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06884" calcext:value-type="float">
            <text:p>6.706884</text:p>
          </table:table-cell>
          <table:table-cell office:value-type="float" office:value="6.75555768" calcext:value-type="float">
            <text:p>6.7555576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685983" calcext:value-type="float">
            <text:p>6.685983</text:p>
          </table:table-cell>
          <table:table-cell office:value-type="float" office:value="6.75614549" calcext:value-type="float">
            <text:p>6.75614549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642787" calcext:value-type="float">
            <text:p>6.642787</text:p>
          </table:table-cell>
          <table:table-cell office:value-type="float" office:value="6.75701736" calcext:value-type="float">
            <text:p>6.75701736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03507" calcext:value-type="float">
            <text:p>6.03507</text:p>
          </table:table-cell>
          <table:table-cell office:value-type="float" office:value="6.75841813" calcext:value-type="float">
            <text:p>6.7584181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827599" calcext:value-type="float">
            <text:p>6.827599</text:p>
          </table:table-cell>
          <table:table-cell office:value-type="float" office:value="6.76600073" calcext:value-type="float">
            <text:p>6.76600073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72561" calcext:value-type="float">
            <text:p>6.772561</text:p>
          </table:table-cell>
          <table:table-cell office:value-type="float" office:value="6.76575768" calcext:value-type="float">
            <text:p>6.7657576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60358" calcext:value-type="float">
            <text:p>6.760358</text:p>
          </table:table-cell>
          <table:table-cell office:value-type="float" office:value="6.76614796" calcext:value-type="float">
            <text:p>6.76614796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59977" calcext:value-type="float">
            <text:p>6.759977</text:p>
          </table:table-cell>
          <table:table-cell office:value-type="float" office:value="6.76671688" calcext:value-type="float">
            <text:p>6.7667168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65621" calcext:value-type="float">
            <text:p>6.765621</text:p>
          </table:table-cell>
          <table:table-cell office:value-type="float" office:value="6.76731338" calcext:value-type="float">
            <text:p>6.7673133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74897" calcext:value-type="float">
            <text:p>6.774897</text:p>
          </table:table-cell>
          <table:table-cell office:value-type="float" office:value="6.76784171" calcext:value-type="float">
            <text:p>6.76784171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86083" calcext:value-type="float">
            <text:p>6.786083</text:p>
          </table:table-cell>
          <table:table-cell office:value-type="float" office:value="6.76823112" calcext:value-type="float">
            <text:p>6.7682311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97577" calcext:value-type="float">
            <text:p>6.797577</text:p>
          </table:table-cell>
          <table:table-cell office:value-type="float" office:value="6.76843229" calcext:value-type="float">
            <text:p>6.76843229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807873" calcext:value-type="float">
            <text:p>6.807873</text:p>
          </table:table-cell>
          <table:table-cell office:value-type="float" office:value="6.76841844" calcext:value-type="float">
            <text:p>6.76841844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815677" calcext:value-type="float">
            <text:p>6.815677</text:p>
          </table:table-cell>
          <table:table-cell office:value-type="float" office:value="6.76818588" calcext:value-type="float">
            <text:p>6.76818588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820056" calcext:value-type="float">
            <text:p>6.820056</text:p>
          </table:table-cell>
          <table:table-cell office:value-type="float" office:value="6.76775271" calcext:value-type="float">
            <text:p>6.7677527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820517" calcext:value-type="float">
            <text:p>6.820517</text:p>
          </table:table-cell>
          <table:table-cell office:value-type="float" office:value="6.76715534" calcext:value-type="float">
            <text:p>6.7671553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17005" calcext:value-type="float">
            <text:p>6.817005</text:p>
          </table:table-cell>
          <table:table-cell office:value-type="float" office:value="6.76644352" calcext:value-type="float">
            <text:p>6.7664435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09832" calcext:value-type="float">
            <text:p>6.809832</text:p>
          </table:table-cell>
          <table:table-cell office:value-type="float" office:value="6.76567468" calcext:value-type="float">
            <text:p>6.7656746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99584" calcext:value-type="float">
            <text:p>6.799584</text:p>
          </table:table-cell>
          <table:table-cell office:value-type="float" office:value="6.76490874" calcext:value-type="float">
            <text:p>6.76490874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87048" calcext:value-type="float">
            <text:p>6.787048</text:p>
          </table:table-cell>
          <table:table-cell office:value-type="float" office:value="6.76420673" calcext:value-type="float">
            <text:p>6.76420673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73164" calcext:value-type="float">
            <text:p>6.773164</text:p>
          </table:table-cell>
          <table:table-cell office:value-type="float" office:value="6.7635509" calcext:value-type="float">
            <text:p>6.7635509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59012" calcext:value-type="float">
            <text:p>6.759012</text:p>
          </table:table-cell>
          <table:table-cell office:value-type="float" office:value="6.76307545" calcext:value-type="float">
            <text:p>6.7630754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45815" calcext:value-type="float">
            <text:p>6.745815</text:p>
          </table:table-cell>
          <table:table-cell office:value-type="float" office:value="6.76277374" calcext:value-type="float">
            <text:p>6.76277374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35004" calcext:value-type="float">
            <text:p>6.735004</text:p>
          </table:table-cell>
          <table:table-cell office:value-type="float" office:value="6.76265654" calcext:value-type="float">
            <text:p>6.76265654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28567" calcext:value-type="float">
            <text:p>6.728567</text:p>
          </table:table-cell>
          <table:table-cell office:value-type="float" office:value="6.76272028" calcext:value-type="float">
            <text:p>6.7627202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31413" calcext:value-type="float">
            <text:p>6.731413</text:p>
          </table:table-cell>
          <table:table-cell office:value-type="float" office:value="6.76293906" calcext:value-type="float">
            <text:p>6.76293906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11386" calcext:value-type="float">
            <text:p>6.811386</text:p>
          </table:table-cell>
          <table:table-cell office:value-type="float" office:value="6.76323316" calcext:value-type="float">
            <text:p>6.76323316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74073" calcext:value-type="float">
            <text:p>6.674073</text:p>
          </table:table-cell>
          <table:table-cell office:value-type="float" office:value="6.76283727" calcext:value-type="float">
            <text:p>6.7628372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00764" calcext:value-type="float">
            <text:p>6.700764</text:p>
          </table:table-cell>
          <table:table-cell office:value-type="float" office:value="6.76392111" calcext:value-type="float">
            <text:p>6.7639211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16187" calcext:value-type="float">
            <text:p>6.716187</text:p>
          </table:table-cell>
          <table:table-cell office:value-type="float" office:value="6.76483153" calcext:value-type="float">
            <text:p>6.7648315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315" calcext:value-type="float">
            <text:p>6.7315</text:p>
          </table:table-cell>
          <table:table-cell office:value-type="float" office:value="6.76565858" calcext:value-type="float">
            <text:p>6.7656585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47598" calcext:value-type="float">
            <text:p>6.747598</text:p>
          </table:table-cell>
          <table:table-cell office:value-type="float" office:value="6.76637275" calcext:value-type="float">
            <text:p>6.7663727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64062" calcext:value-type="float">
            <text:p>6.764062</text:p>
          </table:table-cell>
          <table:table-cell office:value-type="float" office:value="6.76692995" calcext:value-type="float">
            <text:p>6.7669299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8022" calcext:value-type="float">
            <text:p>6.78022</text:p>
          </table:table-cell>
          <table:table-cell office:value-type="float" office:value="6.76728752" calcext:value-type="float">
            <text:p>6.7672875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95376" calcext:value-type="float">
            <text:p>6.795376</text:p>
          </table:table-cell>
          <table:table-cell office:value-type="float" office:value="6.76740989" calcext:value-type="float">
            <text:p>6.76740989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808806" calcext:value-type="float">
            <text:p>6.808806</text:p>
          </table:table-cell>
          <table:table-cell office:value-type="float" office:value="6.76727188" calcext:value-type="float">
            <text:p>6.7672718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819675" calcext:value-type="float">
            <text:p>6.819675</text:p>
          </table:table-cell>
          <table:table-cell office:value-type="float" office:value="6.76686161" calcext:value-type="float">
            <text:p>6.7668616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27004" calcext:value-type="float">
            <text:p>6.827004</text:p>
          </table:table-cell>
          <table:table-cell office:value-type="float" office:value="6.76618329" calcext:value-type="float">
            <text:p>6.76618329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29737" calcext:value-type="float">
            <text:p>6.829737</text:p>
          </table:table-cell>
          <table:table-cell office:value-type="float" office:value="6.76525874" calcext:value-type="float">
            <text:p>6.76525874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26946" calcext:value-type="float">
            <text:p>6.826946</text:p>
          </table:table-cell>
          <table:table-cell office:value-type="float" office:value="6.76412542" calcext:value-type="float">
            <text:p>6.76412542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18118" calcext:value-type="float">
            <text:p>6.818118</text:p>
          </table:table-cell>
          <table:table-cell office:value-type="float" office:value="6.76282575" calcext:value-type="float">
            <text:p>6.7628257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03429" calcext:value-type="float">
            <text:p>6.803429</text:p>
          </table:table-cell>
          <table:table-cell office:value-type="float" office:value="6.76136937" calcext:value-type="float">
            <text:p>6.76136937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83889" calcext:value-type="float">
            <text:p>6.783889</text:p>
          </table:table-cell>
          <table:table-cell office:value-type="float" office:value="6.75952073" calcext:value-type="float">
            <text:p>6.7595207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61259" calcext:value-type="float">
            <text:p>6.761259</text:p>
          </table:table-cell>
          <table:table-cell office:value-type="float" office:value="6.77427177" calcext:value-type="float">
            <text:p>6.7742717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3771" calcext:value-type="float">
            <text:p>6.73771</text:p>
          </table:table-cell>
          <table:table-cell office:value-type="float" office:value="6.77463356" calcext:value-type="float">
            <text:p>6.77463356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15248" calcext:value-type="float">
            <text:p>6.715248</text:p>
          </table:table-cell>
          <table:table-cell office:value-type="float" office:value="6.77488423" calcext:value-type="float">
            <text:p>6.7748842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694922" calcext:value-type="float">
            <text:p>6.694922</text:p>
          </table:table-cell>
          <table:table-cell office:value-type="float" office:value="6.77530976" calcext:value-type="float">
            <text:p>6.77530976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675455" calcext:value-type="float">
            <text:p>6.675455</text:p>
          </table:table-cell>
          <table:table-cell office:value-type="float" office:value="6.77598151" calcext:value-type="float">
            <text:p>6.7759815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647716" calcext:value-type="float">
            <text:p>6.647716</text:p>
          </table:table-cell>
          <table:table-cell office:value-type="float" office:value="6.77693462" calcext:value-type="float">
            <text:p>6.77693462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501996" calcext:value-type="float">
            <text:p>6.501996</text:p>
          </table:table-cell>
          <table:table-cell office:value-type="float" office:value="6.77827331" calcext:value-type="float">
            <text:p>6.7782733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25705" calcext:value-type="float">
            <text:p>6.825705</text:p>
          </table:table-cell>
          <table:table-cell office:value-type="float" office:value="6.78118407" calcext:value-type="float">
            <text:p>6.7811840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59118" calcext:value-type="float">
            <text:p>6.759118</text:p>
          </table:table-cell>
          <table:table-cell office:value-type="float" office:value="6.78096682" calcext:value-type="float">
            <text:p>6.78096682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50838" calcext:value-type="float">
            <text:p>6.750838</text:p>
          </table:table-cell>
          <table:table-cell office:value-type="float" office:value="6.78150735" calcext:value-type="float">
            <text:p>6.7815073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5404" calcext:value-type="float">
            <text:p>6.75404</text:p>
          </table:table-cell>
          <table:table-cell office:value-type="float" office:value="6.78219545" calcext:value-type="float">
            <text:p>6.7821954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62063" calcext:value-type="float">
            <text:p>6.762063</text:p>
          </table:table-cell>
          <table:table-cell office:value-type="float" office:value="6.78288164" calcext:value-type="float">
            <text:p>6.78288164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72635" calcext:value-type="float">
            <text:p>6.772635</text:p>
          </table:table-cell>
          <table:table-cell office:value-type="float" office:value="6.78347914" calcext:value-type="float">
            <text:p>6.78347914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84394" calcext:value-type="float">
            <text:p>6.784394</text:p>
          </table:table-cell>
          <table:table-cell office:value-type="float" office:value="6.78392423" calcext:value-type="float">
            <text:p>6.7839242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96155" calcext:value-type="float">
            <text:p>6.796155</text:p>
          </table:table-cell>
          <table:table-cell office:value-type="float" office:value="6.78417131" calcext:value-type="float">
            <text:p>6.7841713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06759" calcext:value-type="float">
            <text:p>6.806759</text:p>
          </table:table-cell>
          <table:table-cell office:value-type="float" office:value="6.78419432" calcext:value-type="float">
            <text:p>6.78419432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15114" calcext:value-type="float">
            <text:p>6.815114</text:p>
          </table:table-cell>
          <table:table-cell office:value-type="float" office:value="6.78398815" calcext:value-type="float">
            <text:p>6.7839881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2029" calcext:value-type="float">
            <text:p>6.82029</text:p>
          </table:table-cell>
          <table:table-cell office:value-type="float" office:value="6.78356792" calcext:value-type="float">
            <text:p>6.7835679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821616" calcext:value-type="float">
            <text:p>6.821616</text:p>
          </table:table-cell>
          <table:table-cell office:value-type="float" office:value="6.78296599" calcext:value-type="float">
            <text:p>6.7829659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18766" calcext:value-type="float">
            <text:p>6.818766</text:p>
          </table:table-cell>
          <table:table-cell office:value-type="float" office:value="6.78222745" calcext:value-type="float">
            <text:p>6.7822274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11814" calcext:value-type="float">
            <text:p>6.811814</text:p>
          </table:table-cell>
          <table:table-cell office:value-type="float" office:value="6.7814049" calcext:value-type="float">
            <text:p>6.7814049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01263" calcext:value-type="float">
            <text:p>6.801263</text:p>
          </table:table-cell>
          <table:table-cell office:value-type="float" office:value="6.78055325" calcext:value-type="float">
            <text:p>6.7805532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88022" calcext:value-type="float">
            <text:p>6.788022</text:p>
          </table:table-cell>
          <table:table-cell office:value-type="float" office:value="6.77972252" calcext:value-type="float">
            <text:p>6.77972252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73323" calcext:value-type="float">
            <text:p>6.773323</text:p>
          </table:table-cell>
          <table:table-cell office:value-type="float" office:value="6.77864162" calcext:value-type="float">
            <text:p>6.77864162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5858" calcext:value-type="float">
            <text:p>6.75858</text:p>
          </table:table-cell>
          <table:table-cell office:value-type="float" office:value="6.77805633" calcext:value-type="float">
            <text:p>6.7780563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45239" calcext:value-type="float">
            <text:p>6.745239</text:p>
          </table:table-cell>
          <table:table-cell office:value-type="float" office:value="6.7776248" calcext:value-type="float">
            <text:p>6.777624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34669" calcext:value-type="float">
            <text:p>6.734669</text:p>
          </table:table-cell>
          <table:table-cell office:value-type="float" office:value="6.77737981" calcext:value-type="float">
            <text:p>6.77737981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28322" calcext:value-type="float">
            <text:p>6.728322</text:p>
          </table:table-cell>
          <table:table-cell office:value-type="float" office:value="6.77733508" calcext:value-type="float">
            <text:p>6.77733508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29066" calcext:value-type="float">
            <text:p>6.729066</text:p>
          </table:table-cell>
          <table:table-cell office:value-type="float" office:value="6.77748408" calcext:value-type="float">
            <text:p>6.77748408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59387" calcext:value-type="float">
            <text:p>6.759387</text:p>
          </table:table-cell>
          <table:table-cell office:value-type="float" office:value="6.77778205" calcext:value-type="float">
            <text:p>6.77778205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63561" calcext:value-type="float">
            <text:p>6.663561</text:p>
          </table:table-cell>
          <table:table-cell office:value-type="float" office:value="6.77794647" calcext:value-type="float">
            <text:p>6.77794647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99495" calcext:value-type="float">
            <text:p>6.699495</text:p>
          </table:table-cell>
          <table:table-cell office:value-type="float" office:value="6.77923721" calcext:value-type="float">
            <text:p>6.77923721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12583" calcext:value-type="float">
            <text:p>6.712583</text:p>
          </table:table-cell>
          <table:table-cell office:value-type="float" office:value="6.78031997" calcext:value-type="float">
            <text:p>6.7803199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24296" calcext:value-type="float">
            <text:p>6.724296</text:p>
          </table:table-cell>
          <table:table-cell office:value-type="float" office:value="6.78139261" calcext:value-type="float">
            <text:p>6.7813926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36627" calcext:value-type="float">
            <text:p>6.736627</text:p>
          </table:table-cell>
          <table:table-cell office:value-type="float" office:value="6.78242684" calcext:value-type="float">
            <text:p>6.78242684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49673" calcext:value-type="float">
            <text:p>6.749673</text:p>
          </table:table-cell>
          <table:table-cell office:value-type="float" office:value="6.7833662" calcext:value-type="float">
            <text:p>6.783366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62988" calcext:value-type="float">
            <text:p>6.762988</text:p>
          </table:table-cell>
          <table:table-cell office:value-type="float" office:value="6.78414884" calcext:value-type="float">
            <text:p>6.78414884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75882" calcext:value-type="float">
            <text:p>6.775882</text:p>
          </table:table-cell>
          <table:table-cell office:value-type="float" office:value="6.78471713" calcext:value-type="float">
            <text:p>6.78471713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87558" calcext:value-type="float">
            <text:p>6.787558</text:p>
          </table:table-cell>
          <table:table-cell office:value-type="float" office:value="6.78502447" calcext:value-type="float">
            <text:p>6.7850244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97197" calcext:value-type="float">
            <text:p>6.797197</text:p>
          </table:table-cell>
          <table:table-cell office:value-type="float" office:value="6.78504017" calcext:value-type="float">
            <text:p>6.7850401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0402" calcext:value-type="float">
            <text:p>6.80402</text:p>
          </table:table-cell>
          <table:table-cell office:value-type="float" office:value="6.78475222" calcext:value-type="float">
            <text:p>6.78475222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07345" calcext:value-type="float">
            <text:p>6.807345</text:p>
          </table:table-cell>
          <table:table-cell office:value-type="float" office:value="6.78416697" calcext:value-type="float">
            <text:p>6.7841669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06662" calcext:value-type="float">
            <text:p>6.806662</text:p>
          </table:table-cell>
          <table:table-cell office:value-type="float" office:value="6.78330428" calcext:value-type="float">
            <text:p>6.7833042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01736" calcext:value-type="float">
            <text:p>6.801736</text:p>
          </table:table-cell>
          <table:table-cell office:value-type="float" office:value="6.78218417" calcext:value-type="float">
            <text:p>6.7821841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92693" calcext:value-type="float">
            <text:p>6.792693</text:p>
          </table:table-cell>
          <table:table-cell office:value-type="float" office:value="6.78078823" calcext:value-type="float">
            <text:p>6.7807882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80053" calcext:value-type="float">
            <text:p>6.780053</text:p>
          </table:table-cell>
          <table:table-cell office:value-type="float" office:value="6.77887607" calcext:value-type="float">
            <text:p>6.77887607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6466" calcext:value-type="float">
            <text:p>6.76466</text:p>
          </table:table-cell>
          <table:table-cell office:value-type="float" office:value="6.77040417" calcext:value-type="float">
            <text:p>6.77040417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47499" calcext:value-type="float">
            <text:p>6.747499</text:p>
          </table:table-cell>
          <table:table-cell office:value-type="float" office:value="6.77131237" calcext:value-type="float">
            <text:p>6.7713123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29415" calcext:value-type="float">
            <text:p>6.729415</text:p>
          </table:table-cell>
          <table:table-cell office:value-type="float" office:value="6.77159793" calcext:value-type="float">
            <text:p>6.7715979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10646" calcext:value-type="float">
            <text:p>6.710646</text:p>
          </table:table-cell>
          <table:table-cell office:value-type="float" office:value="6.7719018" calcext:value-type="float">
            <text:p>6.771901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689789" calcext:value-type="float">
            <text:p>6.689789</text:p>
          </table:table-cell>
          <table:table-cell office:value-type="float" office:value="6.7723981" calcext:value-type="float">
            <text:p>6.7723981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59452" calcext:value-type="float">
            <text:p>6.659452</text:p>
          </table:table-cell>
          <table:table-cell office:value-type="float" office:value="6.77318509" calcext:value-type="float">
            <text:p>6.77318509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62974" calcext:value-type="float">
            <text:p>6.562974</text:p>
          </table:table-cell>
          <table:table-cell office:value-type="float" office:value="6.77439575" calcext:value-type="float">
            <text:p>6.7743957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010273" calcext:value-type="float">
            <text:p>7.010273</text:p>
          </table:table-cell>
          <table:table-cell office:value-type="float" office:value="6.77670314" calcext:value-type="float">
            <text:p>6.77670314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93293" calcext:value-type="float">
            <text:p>6.793293</text:p>
          </table:table-cell>
          <table:table-cell office:value-type="float" office:value="6.77466022" calcext:value-type="float">
            <text:p>6.7746602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66904" calcext:value-type="float">
            <text:p>6.766904</text:p>
          </table:table-cell>
          <table:table-cell office:value-type="float" office:value="6.77488444" calcext:value-type="float">
            <text:p>6.77488444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62276" calcext:value-type="float">
            <text:p>6.762276</text:p>
          </table:table-cell>
          <table:table-cell office:value-type="float" office:value="6.77543379" calcext:value-type="float">
            <text:p>6.77543379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65665" calcext:value-type="float">
            <text:p>6.765665</text:p>
          </table:table-cell>
          <table:table-cell office:value-type="float" office:value="6.77604936" calcext:value-type="float">
            <text:p>6.77604936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7317" calcext:value-type="float">
            <text:p>6.77317</text:p>
          </table:table-cell>
          <table:table-cell office:value-type="float" office:value="6.77660972" calcext:value-type="float">
            <text:p>6.7766097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82864" calcext:value-type="float">
            <text:p>6.782864</text:p>
          </table:table-cell>
          <table:table-cell office:value-type="float" office:value="6.77703696" calcext:value-type="float">
            <text:p>6.7770369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9333" calcext:value-type="float">
            <text:p>6.79333</text:p>
          </table:table-cell>
          <table:table-cell office:value-type="float" office:value="6.77728029" calcext:value-type="float">
            <text:p>6.77728029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03294" calcext:value-type="float">
            <text:p>6.803294</text:p>
          </table:table-cell>
          <table:table-cell office:value-type="float" office:value="6.77731299" calcext:value-type="float">
            <text:p>6.77731299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811589" calcext:value-type="float">
            <text:p>6.811589</text:p>
          </table:table-cell>
          <table:table-cell office:value-type="float" office:value="6.77713151" calcext:value-type="float">
            <text:p>6.77713151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1725" calcext:value-type="float">
            <text:p>6.81725</text:p>
          </table:table-cell>
          <table:table-cell office:value-type="float" office:value="6.77675335" calcext:value-type="float">
            <text:p>6.77675335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19627" calcext:value-type="float">
            <text:p>6.819627</text:p>
          </table:table-cell>
          <table:table-cell office:value-type="float" office:value="6.7762127" calcext:value-type="float">
            <text:p>6.776212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18454" calcext:value-type="float">
            <text:p>6.818454</text:p>
          </table:table-cell>
          <table:table-cell office:value-type="float" office:value="6.77555435" calcext:value-type="float">
            <text:p>6.7755543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13838" calcext:value-type="float">
            <text:p>6.813838</text:p>
          </table:table-cell>
          <table:table-cell office:value-type="float" office:value="6.77482765" calcext:value-type="float">
            <text:p>6.7748276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062" calcext:value-type="float">
            <text:p>6.8062</text:p>
          </table:table-cell>
          <table:table-cell office:value-type="float" office:value="6.77408341" calcext:value-type="float">
            <text:p>6.77408341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96192" calcext:value-type="float">
            <text:p>6.796192</text:p>
          </table:table-cell>
          <table:table-cell office:value-type="float" office:value="6.7733813" calcext:value-type="float">
            <text:p>6.773381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84617" calcext:value-type="float">
            <text:p>6.784617</text:p>
          </table:table-cell>
          <table:table-cell office:value-type="float" office:value="6.77297682" calcext:value-type="float">
            <text:p>6.77297682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7236" calcext:value-type="float">
            <text:p>6.77236</text:p>
          </table:table-cell>
          <table:table-cell office:value-type="float" office:value="6.77221551" calcext:value-type="float">
            <text:p>6.77221551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60319" calcext:value-type="float">
            <text:p>6.760319</text:p>
          </table:table-cell>
          <table:table-cell office:value-type="float" office:value="6.77164331" calcext:value-type="float">
            <text:p>6.77164331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49335" calcext:value-type="float">
            <text:p>6.749335</text:p>
          </table:table-cell>
          <table:table-cell office:value-type="float" office:value="6.77124041" calcext:value-type="float">
            <text:p>6.77124041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40121" calcext:value-type="float">
            <text:p>6.740121</text:p>
          </table:table-cell>
          <table:table-cell office:value-type="float" office:value="6.7710247" calcext:value-type="float">
            <text:p>6.771024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33238" calcext:value-type="float">
            <text:p>6.733238</text:p>
          </table:table-cell>
          <table:table-cell office:value-type="float" office:value="6.77101116" calcext:value-type="float">
            <text:p>6.77101116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29383" calcext:value-type="float">
            <text:p>6.729383</text:p>
          </table:table-cell>
          <table:table-cell office:value-type="float" office:value="6.77120207" calcext:value-type="float">
            <text:p>6.77120207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21465" calcext:value-type="float">
            <text:p>6.721465</text:p>
          </table:table-cell>
          <table:table-cell office:value-type="float" office:value="6.77157926" calcext:value-type="float">
            <text:p>6.77157926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25619" calcext:value-type="float">
            <text:p>6.725619</text:p>
          </table:table-cell>
          <table:table-cell office:value-type="float" office:value="6.77217943" calcext:value-type="float">
            <text:p>6.77217943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28841" calcext:value-type="float">
            <text:p>6.728841</text:p>
          </table:table-cell>
          <table:table-cell office:value-type="float" office:value="6.77286285" calcext:value-type="float">
            <text:p>6.7728628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34095" calcext:value-type="float">
            <text:p>6.734095</text:p>
          </table:table-cell>
          <table:table-cell office:value-type="float" office:value="6.77360805" calcext:value-type="float">
            <text:p>6.7736080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41378" calcext:value-type="float">
            <text:p>6.741378</text:p>
          </table:table-cell>
          <table:table-cell office:value-type="float" office:value="6.77435605" calcext:value-type="float">
            <text:p>6.7743560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50445" calcext:value-type="float">
            <text:p>6.750445</text:p>
          </table:table-cell>
          <table:table-cell office:value-type="float" office:value="6.77504333" calcext:value-type="float">
            <text:p>6.7750433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60823" calcext:value-type="float">
            <text:p>6.760823</text:p>
          </table:table-cell>
          <table:table-cell office:value-type="float" office:value="6.77560658" calcext:value-type="float">
            <text:p>6.77560658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71797" calcext:value-type="float">
            <text:p>6.771797</text:p>
          </table:table-cell>
          <table:table-cell office:value-type="float" office:value="6.77598713" calcext:value-type="float">
            <text:p>6.7759871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82457" calcext:value-type="float">
            <text:p>6.782457</text:p>
          </table:table-cell>
          <table:table-cell office:value-type="float" office:value="6.77613632" calcext:value-type="float">
            <text:p>6.77613632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91806" calcext:value-type="float">
            <text:p>6.791806</text:p>
          </table:table-cell>
          <table:table-cell office:value-type="float" office:value="6.77602173" calcext:value-type="float">
            <text:p>6.7760217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98892" calcext:value-type="float">
            <text:p>6.798892</text:p>
          </table:table-cell>
          <table:table-cell office:value-type="float" office:value="6.77563305" calcext:value-type="float">
            <text:p>6.7756330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802917" calcext:value-type="float">
            <text:p>6.802917</text:p>
          </table:table-cell>
          <table:table-cell office:value-type="float" office:value="6.7749854" calcext:value-type="float">
            <text:p>6.7749854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803318" calcext:value-type="float">
            <text:p>6.803318</text:p>
          </table:table-cell>
          <table:table-cell office:value-type="float" office:value="6.77411771" calcext:value-type="float">
            <text:p>6.7741177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99819" calcext:value-type="float">
            <text:p>6.799819</text:p>
          </table:table-cell>
          <table:table-cell office:value-type="float" office:value="6.77308393" calcext:value-type="float">
            <text:p>6.7730839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92457" calcext:value-type="float">
            <text:p>6.792457</text:p>
          </table:table-cell>
          <table:table-cell office:value-type="float" office:value="6.77193224" calcext:value-type="float">
            <text:p>6.77193224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81575" calcext:value-type="float">
            <text:p>6.781575</text:p>
          </table:table-cell>
          <table:table-cell office:value-type="float" office:value="6.7706423" calcext:value-type="float">
            <text:p>6.770642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67779" calcext:value-type="float">
            <text:p>6.767779</text:p>
          </table:table-cell>
          <table:table-cell office:value-type="float" office:value="6.76848183" calcext:value-type="float">
            <text:p>6.7684818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51843" calcext:value-type="float">
            <text:p>6.751843</text:p>
          </table:table-cell>
          <table:table-cell office:value-type="float" office:value="6.76907208" calcext:value-type="float">
            <text:p>6.76907208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34549" calcext:value-type="float">
            <text:p>6.734549</text:p>
          </table:table-cell>
          <table:table-cell office:value-type="float" office:value="6.76915436" calcext:value-type="float">
            <text:p>6.76915436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16405" calcext:value-type="float">
            <text:p>6.716405</text:p>
          </table:table-cell>
          <table:table-cell office:value-type="float" office:value="6.76933721" calcext:value-type="float">
            <text:p>6.7693372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96979" calcext:value-type="float">
            <text:p>6.696979</text:p>
          </table:table-cell>
          <table:table-cell office:value-type="float" office:value="6.7697353" calcext:value-type="float">
            <text:p>6.769735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7248" calcext:value-type="float">
            <text:p>6.67248</text:p>
          </table:table-cell>
          <table:table-cell office:value-type="float" office:value="6.77040591" calcext:value-type="float">
            <text:p>6.7704059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18565" calcext:value-type="float">
            <text:p>6.618565</text:p>
          </table:table-cell>
          <table:table-cell office:value-type="float" office:value="6.7714242" calcext:value-type="float">
            <text:p>6.7714242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258993" calcext:value-type="float">
            <text:p>8.258993</text:p>
          </table:table-cell>
          <table:table-cell office:value-type="float" office:value="6.77309659" calcext:value-type="float">
            <text:p>6.77309659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97438" calcext:value-type="float">
            <text:p>6.797438</text:p>
          </table:table-cell>
          <table:table-cell office:value-type="float" office:value="6.75848079" calcext:value-type="float">
            <text:p>6.75848079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62777" calcext:value-type="float">
            <text:p>6.762777</text:p>
          </table:table-cell>
          <table:table-cell office:value-type="float" office:value="6.75858653" calcext:value-type="float">
            <text:p>6.7585865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57801" calcext:value-type="float">
            <text:p>6.757801</text:p>
          </table:table-cell>
          <table:table-cell office:value-type="float" office:value="6.7591242" calcext:value-type="float">
            <text:p>6.7591242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62097" calcext:value-type="float">
            <text:p>6.762097</text:p>
          </table:table-cell>
          <table:table-cell office:value-type="float" office:value="6.75976754" calcext:value-type="float">
            <text:p>6.75976754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70766" calcext:value-type="float">
            <text:p>6.770766</text:p>
          </table:table-cell>
          <table:table-cell office:value-type="float" office:value="6.76038852" calcext:value-type="float">
            <text:p>6.76038852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81585" calcext:value-type="float">
            <text:p>6.781585</text:p>
          </table:table-cell>
          <table:table-cell office:value-type="float" office:value="6.76090539" calcext:value-type="float">
            <text:p>6.76090539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93072" calcext:value-type="float">
            <text:p>6.793072</text:p>
          </table:table-cell>
          <table:table-cell office:value-type="float" office:value="6.76125921" calcext:value-type="float">
            <text:p>6.76125921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80398" calcext:value-type="float">
            <text:p>6.80398</text:p>
          </table:table-cell>
          <table:table-cell office:value-type="float" office:value="6.7614093" calcext:value-type="float">
            <text:p>6.761409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13171" calcext:value-type="float">
            <text:p>6.813171</text:p>
          </table:table-cell>
          <table:table-cell office:value-type="float" office:value="6.76133354" calcext:value-type="float">
            <text:p>6.76133354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19648" calcext:value-type="float">
            <text:p>6.819648</text:p>
          </table:table-cell>
          <table:table-cell office:value-type="float" office:value="6.76102966" calcext:value-type="float">
            <text:p>6.76102966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22659" calcext:value-type="float">
            <text:p>6.822659</text:p>
          </table:table-cell>
          <table:table-cell office:value-type="float" office:value="6.76051621" calcext:value-type="float">
            <text:p>6.7605162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21813" calcext:value-type="float">
            <text:p>6.821813</text:p>
          </table:table-cell>
          <table:table-cell office:value-type="float" office:value="6.75983254" calcext:value-type="float">
            <text:p>6.75983254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817144" calcext:value-type="float">
            <text:p>6.817144</text:p>
          </table:table-cell>
          <table:table-cell office:value-type="float" office:value="6.75903799" calcext:value-type="float">
            <text:p>6.75903799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09102" calcext:value-type="float">
            <text:p>6.809102</text:p>
          </table:table-cell>
          <table:table-cell office:value-type="float" office:value="6.75821264" calcext:value-type="float">
            <text:p>6.75821264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98456" calcext:value-type="float">
            <text:p>6.798456</text:p>
          </table:table-cell>
          <table:table-cell office:value-type="float" office:value="6.75747344" calcext:value-type="float">
            <text:p>6.7574734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86142" calcext:value-type="float">
            <text:p>6.786142</text:p>
          </table:table-cell>
          <table:table-cell office:value-type="float" office:value="6.75719119" calcext:value-type="float">
            <text:p>6.75719119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73091" calcext:value-type="float">
            <text:p>6.773091</text:p>
          </table:table-cell>
          <table:table-cell office:value-type="float" office:value="6.75570204" calcext:value-type="float">
            <text:p>6.75570204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60097" calcext:value-type="float">
            <text:p>6.760097</text:p>
          </table:table-cell>
          <table:table-cell office:value-type="float" office:value="6.75490563" calcext:value-type="float">
            <text:p>6.7549056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47762" calcext:value-type="float">
            <text:p>6.747762</text:p>
          </table:table-cell>
          <table:table-cell office:value-type="float" office:value="6.7544169" calcext:value-type="float">
            <text:p>6.754416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36511" calcext:value-type="float">
            <text:p>6.736511</text:p>
          </table:table-cell>
          <table:table-cell office:value-type="float" office:value="6.75420009" calcext:value-type="float">
            <text:p>6.75420009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26649" calcext:value-type="float">
            <text:p>6.726649</text:p>
          </table:table-cell>
          <table:table-cell office:value-type="float" office:value="6.75424287" calcext:value-type="float">
            <text:p>6.7542428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1819" calcext:value-type="float">
            <text:p>6.71819</text:p>
          </table:table-cell>
          <table:table-cell office:value-type="float" office:value="6.75453128" calcext:value-type="float">
            <text:p>6.7545312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79932" calcext:value-type="float">
            <text:p>6.679932</text:p>
          </table:table-cell>
          <table:table-cell office:value-type="float" office:value="6.7550469" calcext:value-type="float">
            <text:p>6.7550469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14794" calcext:value-type="float">
            <text:p>6.714794</text:p>
          </table:table-cell>
          <table:table-cell office:value-type="float" office:value="6.75607658" calcext:value-type="float">
            <text:p>6.7560765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15427" calcext:value-type="float">
            <text:p>6.715427</text:p>
          </table:table-cell>
          <table:table-cell office:value-type="float" office:value="6.75686965" calcext:value-type="float">
            <text:p>6.7568696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2074" calcext:value-type="float">
            <text:p>6.72074</text:p>
          </table:table-cell>
          <table:table-cell office:value-type="float" office:value="6.75774015" calcext:value-type="float">
            <text:p>6.7577401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730196" calcext:value-type="float">
            <text:p>6.730196</text:p>
          </table:table-cell>
          <table:table-cell office:value-type="float" office:value="6.75860549" calcext:value-type="float">
            <text:p>6.75860549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43222" calcext:value-type="float">
            <text:p>6.743222</text:p>
          </table:table-cell>
          <table:table-cell office:value-type="float" office:value="6.75938394" calcext:value-type="float">
            <text:p>6.75938394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758863" calcext:value-type="float">
            <text:p>6.758863</text:p>
          </table:table-cell>
          <table:table-cell office:value-type="float" office:value="6.7599991" calcext:value-type="float">
            <text:p>6.7599991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75829" calcext:value-type="float">
            <text:p>6.775829</text:p>
          </table:table-cell>
          <table:table-cell office:value-type="float" office:value="6.76038778" calcext:value-type="float">
            <text:p>6.76038778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92635" calcext:value-type="float">
            <text:p>6.792635</text:p>
          </table:table-cell>
          <table:table-cell office:value-type="float" office:value="6.76050642" calcext:value-type="float">
            <text:p>6.76050642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807771" calcext:value-type="float">
            <text:p>6.807771</text:p>
          </table:table-cell>
          <table:table-cell office:value-type="float" office:value="6.76033447" calcext:value-type="float">
            <text:p>6.7603344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19847" calcext:value-type="float">
            <text:p>6.819847</text:p>
          </table:table-cell>
          <table:table-cell office:value-type="float" office:value="6.75987454" calcext:value-type="float">
            <text:p>6.75987454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27719" calcext:value-type="float">
            <text:p>6.827719</text:p>
          </table:table-cell>
          <table:table-cell office:value-type="float" office:value="6.75914974" calcext:value-type="float">
            <text:p>6.75914974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30563" calcext:value-type="float">
            <text:p>6.830563</text:p>
          </table:table-cell>
          <table:table-cell office:value-type="float" office:value="6.75819829" calcext:value-type="float">
            <text:p>6.75819829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27937" calcext:value-type="float">
            <text:p>6.827937</text:p>
          </table:table-cell>
          <table:table-cell office:value-type="float" office:value="6.75706467" calcext:value-type="float">
            <text:p>6.75706467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19817" calcext:value-type="float">
            <text:p>6.819817</text:p>
          </table:table-cell>
          <table:table-cell office:value-type="float" office:value="6.75578177" calcext:value-type="float">
            <text:p>6.75578177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06616" calcext:value-type="float">
            <text:p>6.806616</text:p>
          </table:table-cell>
          <table:table-cell office:value-type="float" office:value="6.7543153" calcext:value-type="float">
            <text:p>6.7543153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89128" calcext:value-type="float">
            <text:p>6.789128</text:p>
          </table:table-cell>
          <table:table-cell office:value-type="float" office:value="6.75215504" calcext:value-type="float">
            <text:p>6.75215504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68402" calcext:value-type="float">
            <text:p>6.768402</text:p>
          </table:table-cell>
          <table:table-cell office:value-type="float" office:value="6.75485067" calcext:value-type="float">
            <text:p>6.7548506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45495" calcext:value-type="float">
            <text:p>6.745495</text:p>
          </table:table-cell>
          <table:table-cell office:value-type="float" office:value="6.75519866" calcext:value-type="float">
            <text:p>6.75519866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21076" calcext:value-type="float">
            <text:p>6.721076</text:p>
          </table:table-cell>
          <table:table-cell office:value-type="float" office:value="6.75549749" calcext:value-type="float">
            <text:p>6.75549749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694651" calcext:value-type="float">
            <text:p>6.694651</text:p>
          </table:table-cell>
          <table:table-cell office:value-type="float" office:value="6.75598269" calcext:value-type="float">
            <text:p>6.75598269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62142" calcext:value-type="float">
            <text:p>6.662142</text:p>
          </table:table-cell>
          <table:table-cell office:value-type="float" office:value="6.7567515" calcext:value-type="float">
            <text:p>6.756751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01477" calcext:value-type="float">
            <text:p>6.601477</text:p>
          </table:table-cell>
          <table:table-cell office:value-type="float" office:value="6.75790278" calcext:value-type="float">
            <text:p>6.75790278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932863" calcext:value-type="float">
            <text:p>5.932863</text:p>
          </table:table-cell>
          <table:table-cell office:value-type="float" office:value="6.75973814" calcext:value-type="float">
            <text:p>6.75973814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5548" calcext:value-type="float">
            <text:p>6.85548</text:p>
          </table:table-cell>
          <table:table-cell office:value-type="float" office:value="6.76834577" calcext:value-type="float">
            <text:p>6.7683457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76055" calcext:value-type="float">
            <text:p>6.776055</text:p>
          </table:table-cell>
          <table:table-cell office:value-type="float" office:value="6.76781331" calcext:value-type="float">
            <text:p>6.7678133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59802" calcext:value-type="float">
            <text:p>6.759802</text:p>
          </table:table-cell>
          <table:table-cell office:value-type="float" office:value="6.76815327" calcext:value-type="float">
            <text:p>6.76815327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60276" calcext:value-type="float">
            <text:p>6.760276</text:p>
          </table:table-cell>
          <table:table-cell office:value-type="float" office:value="6.76871832" calcext:value-type="float">
            <text:p>6.76871832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68488" calcext:value-type="float">
            <text:p>6.768488</text:p>
          </table:table-cell>
          <table:table-cell office:value-type="float" office:value="6.76931804" calcext:value-type="float">
            <text:p>6.76931804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80518" calcext:value-type="float">
            <text:p>6.780518</text:p>
          </table:table-cell>
          <table:table-cell office:value-type="float" office:value="6.76984533" calcext:value-type="float">
            <text:p>6.76984533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93713" calcext:value-type="float">
            <text:p>6.793713</text:p>
          </table:table-cell>
          <table:table-cell office:value-type="float" office:value="6.77022773" calcext:value-type="float">
            <text:p>6.77022773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805981" calcext:value-type="float">
            <text:p>6.805981</text:p>
          </table:table-cell>
          <table:table-cell office:value-type="float" office:value="6.77041793" calcext:value-type="float">
            <text:p>6.7704179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815715" calcext:value-type="float">
            <text:p>6.815715</text:p>
          </table:table-cell>
          <table:table-cell office:value-type="float" office:value="6.77039186" calcext:value-type="float">
            <text:p>6.77039186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821839" calcext:value-type="float">
            <text:p>6.821839</text:p>
          </table:table-cell>
          <table:table-cell office:value-type="float" office:value="6.77014766" calcext:value-type="float">
            <text:p>6.77014766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23833" calcext:value-type="float">
            <text:p>6.823833</text:p>
          </table:table-cell>
          <table:table-cell office:value-type="float" office:value="6.76970361" calcext:value-type="float">
            <text:p>6.76970361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21701" calcext:value-type="float">
            <text:p>6.821701</text:p>
          </table:table-cell>
          <table:table-cell office:value-type="float" office:value="6.76909509" calcext:value-type="float">
            <text:p>6.76909509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15894" calcext:value-type="float">
            <text:p>6.815894</text:p>
          </table:table-cell>
          <table:table-cell office:value-type="float" office:value="6.76837099" calcext:value-type="float">
            <text:p>6.76837099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07197" calcext:value-type="float">
            <text:p>6.807197</text:p>
          </table:table-cell>
          <table:table-cell office:value-type="float" office:value="6.76759055" calcext:value-type="float">
            <text:p>6.7675905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966" calcext:value-type="float">
            <text:p>6.7966</text:p>
          </table:table-cell>
          <table:table-cell office:value-type="float" office:value="6.76682399" calcext:value-type="float">
            <text:p>6.76682399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85146" calcext:value-type="float">
            <text:p>6.785146</text:p>
          </table:table-cell>
          <table:table-cell office:value-type="float" office:value="6.76618688" calcext:value-type="float">
            <text:p>6.7661868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73773" calcext:value-type="float">
            <text:p>6.773773</text:p>
          </table:table-cell>
          <table:table-cell office:value-type="float" office:value="6.76480403" calcext:value-type="float">
            <text:p>6.7648040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63185" calcext:value-type="float">
            <text:p>6.763185</text:p>
          </table:table-cell>
          <table:table-cell office:value-type="float" office:value="6.76413439" calcext:value-type="float">
            <text:p>6.7641343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53792" calcext:value-type="float">
            <text:p>6.753792</text:p>
          </table:table-cell>
          <table:table-cell office:value-type="float" office:value="6.76367665" calcext:value-type="float">
            <text:p>6.7636766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45784" calcext:value-type="float">
            <text:p>6.745784</text:p>
          </table:table-cell>
          <table:table-cell office:value-type="float" office:value="6.76341927" calcext:value-type="float">
            <text:p>6.7634192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39414" calcext:value-type="float">
            <text:p>6.739414</text:p>
          </table:table-cell>
          <table:table-cell office:value-type="float" office:value="6.76336263" calcext:value-type="float">
            <text:p>6.7633626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35989" calcext:value-type="float">
            <text:p>6.735989</text:p>
          </table:table-cell>
          <table:table-cell office:value-type="float" office:value="6.76350051" calcext:value-type="float">
            <text:p>6.76350051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55744" calcext:value-type="float">
            <text:p>6.755744</text:p>
          </table:table-cell>
          <table:table-cell office:value-type="float" office:value="6.76380595" calcext:value-type="float">
            <text:p>6.7638059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08486" calcext:value-type="float">
            <text:p>6.708486</text:p>
          </table:table-cell>
          <table:table-cell office:value-type="float" office:value="6.76404119" calcext:value-type="float">
            <text:p>6.76404119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1514" calcext:value-type="float">
            <text:p>6.71514</text:p>
          </table:table-cell>
          <table:table-cell office:value-type="float" office:value="6.76486219" calcext:value-type="float">
            <text:p>6.7648621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20029" calcext:value-type="float">
            <text:p>6.720029</text:p>
          </table:table-cell>
          <table:table-cell office:value-type="float" office:value="6.76570842" calcext:value-type="float">
            <text:p>6.76570842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27764" calcext:value-type="float">
            <text:p>6.727764</text:p>
          </table:table-cell>
          <table:table-cell office:value-type="float" office:value="6.76657046" calcext:value-type="float">
            <text:p>6.76657046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38767" calcext:value-type="float">
            <text:p>6.738767</text:p>
          </table:table-cell>
          <table:table-cell office:value-type="float" office:value="6.76738932" calcext:value-type="float">
            <text:p>6.76738932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52329" calcext:value-type="float">
            <text:p>6.752329</text:p>
          </table:table-cell>
          <table:table-cell office:value-type="float" office:value="6.768101" calcext:value-type="float">
            <text:p>6.768101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67102" calcext:value-type="float">
            <text:p>6.767102</text:p>
          </table:table-cell>
          <table:table-cell office:value-type="float" office:value="6.76865084" calcext:value-type="float">
            <text:p>6.76865084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81482" calcext:value-type="float">
            <text:p>6.781482</text:p>
          </table:table-cell>
          <table:table-cell office:value-type="float" office:value="6.76900272" calcext:value-type="float">
            <text:p>6.76900272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93961" calcext:value-type="float">
            <text:p>6.793961</text:p>
          </table:table-cell>
          <table:table-cell office:value-type="float" office:value="6.76914341" calcext:value-type="float">
            <text:p>6.76914341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03361" calcext:value-type="float">
            <text:p>6.803361</text:p>
          </table:table-cell>
          <table:table-cell office:value-type="float" office:value="6.76908132" calcext:value-type="float">
            <text:p>6.76908132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08895" calcext:value-type="float">
            <text:p>6.808895</text:p>
          </table:table-cell>
          <table:table-cell office:value-type="float" office:value="6.76884007" calcext:value-type="float">
            <text:p>6.7688400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10106" calcext:value-type="float">
            <text:p>6.810106</text:p>
          </table:table-cell>
          <table:table-cell office:value-type="float" office:value="6.76844832" calcext:value-type="float">
            <text:p>6.7684483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0677" calcext:value-type="float">
            <text:p>6.80677</text:p>
          </table:table-cell>
          <table:table-cell office:value-type="float" office:value="6.76792672" calcext:value-type="float">
            <text:p>6.76792672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798878" calcext:value-type="float">
            <text:p>6.798878</text:p>
          </table:table-cell>
          <table:table-cell office:value-type="float" office:value="6.76726811" calcext:value-type="float">
            <text:p>6.76726811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86716" calcext:value-type="float">
            <text:p>6.786716</text:p>
          </table:table-cell>
          <table:table-cell office:value-type="float" office:value="6.7663837" calcext:value-type="float">
            <text:p>6.766383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70998" calcext:value-type="float">
            <text:p>6.770998</text:p>
          </table:table-cell>
          <table:table-cell office:value-type="float" office:value="6.76477732" calcext:value-type="float">
            <text:p>6.76477732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52938" calcext:value-type="float">
            <text:p>6.752938</text:p>
          </table:table-cell>
          <table:table-cell office:value-type="float" office:value="6.79041659" calcext:value-type="float">
            <text:p>6.79041659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34127" calcext:value-type="float">
            <text:p>6.734127</text:p>
          </table:table-cell>
          <table:table-cell office:value-type="float" office:value="6.79187651" calcext:value-type="float">
            <text:p>6.7918765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16148" calcext:value-type="float">
            <text:p>6.716148</text:p>
          </table:table-cell>
          <table:table-cell office:value-type="float" office:value="6.79281963" calcext:value-type="float">
            <text:p>6.7928196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69994" calcext:value-type="float">
            <text:p>6.69994</text:p>
          </table:table-cell>
          <table:table-cell office:value-type="float" office:value="6.79369516" calcext:value-type="float">
            <text:p>6.79369516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8465" calcext:value-type="float">
            <text:p>6.68465</text:p>
          </table:table-cell>
          <table:table-cell office:value-type="float" office:value="6.79463333" calcext:value-type="float">
            <text:p>6.7946333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663463" calcext:value-type="float">
            <text:p>6.663463</text:p>
          </table:table-cell>
          <table:table-cell office:value-type="float" office:value="6.79570805" calcext:value-type="float">
            <text:p>6.7957080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565528" calcext:value-type="float">
            <text:p>6.565528</text:p>
          </table:table-cell>
          <table:table-cell office:value-type="float" office:value="6.79703341" calcext:value-type="float">
            <text:p>6.79703341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826804" calcext:value-type="float">
            <text:p>6.826804</text:p>
          </table:table-cell>
          <table:table-cell office:value-type="float" office:value="6.79941087" calcext:value-type="float">
            <text:p>6.79941087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60071" calcext:value-type="float">
            <text:p>6.760071</text:p>
          </table:table-cell>
          <table:table-cell office:value-type="float" office:value="6.79926226" calcext:value-type="float">
            <text:p>6.7992622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52834" calcext:value-type="float">
            <text:p>6.752834</text:p>
          </table:table-cell>
          <table:table-cell office:value-type="float" office:value="6.79986275" calcext:value-type="float">
            <text:p>6.7998627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56214" calcext:value-type="float">
            <text:p>6.756214</text:p>
          </table:table-cell>
          <table:table-cell office:value-type="float" office:value="6.80059643" calcext:value-type="float">
            <text:p>6.80059643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6404" calcext:value-type="float">
            <text:p>6.76404</text:p>
          </table:table-cell>
          <table:table-cell office:value-type="float" office:value="6.80132459" calcext:value-type="float">
            <text:p>6.80132459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74309" calcext:value-type="float">
            <text:p>6.774309</text:p>
          </table:table-cell>
          <table:table-cell office:value-type="float" office:value="6.80196398" calcext:value-type="float">
            <text:p>6.80196398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85804" calcext:value-type="float">
            <text:p>6.785804</text:p>
          </table:table-cell>
          <table:table-cell office:value-type="float" office:value="6.80245043" calcext:value-type="float">
            <text:p>6.80245043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97413" calcext:value-type="float">
            <text:p>6.797413</text:p>
          </table:table-cell>
          <table:table-cell office:value-type="float" office:value="6.80273567" calcext:value-type="float">
            <text:p>6.8027356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08012" calcext:value-type="float">
            <text:p>6.808012</text:p>
          </table:table-cell>
          <table:table-cell office:value-type="float" office:value="6.80278986" calcext:value-type="float">
            <text:p>6.80278986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16544" calcext:value-type="float">
            <text:p>6.816544</text:p>
          </table:table-cell>
          <table:table-cell office:value-type="float" office:value="6.80260428" calcext:value-type="float">
            <text:p>6.80260428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22135" calcext:value-type="float">
            <text:p>6.822135</text:p>
          </table:table-cell>
          <table:table-cell office:value-type="float" office:value="6.80219224" calcext:value-type="float">
            <text:p>6.8021922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824195" calcext:value-type="float">
            <text:p>6.824195</text:p>
          </table:table-cell>
          <table:table-cell office:value-type="float" office:value="6.80158814" calcext:value-type="float">
            <text:p>6.80158814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22453" calcext:value-type="float">
            <text:p>6.822453</text:p>
          </table:table-cell>
          <table:table-cell office:value-type="float" office:value="6.80084513" calcext:value-type="float">
            <text:p>6.8008451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16967" calcext:value-type="float">
            <text:p>6.816967</text:p>
          </table:table-cell>
          <table:table-cell office:value-type="float" office:value="6.80003361" calcext:value-type="float">
            <text:p>6.80003361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08081" calcext:value-type="float">
            <text:p>6.808081</text:p>
          </table:table-cell>
          <table:table-cell office:value-type="float" office:value="6.79924708" calcext:value-type="float">
            <text:p>6.79924708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96404" calcext:value-type="float">
            <text:p>6.796404</text:p>
          </table:table-cell>
          <table:table-cell office:value-type="float" office:value="6.79866272" calcext:value-type="float">
            <text:p>6.79866272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82783" calcext:value-type="float">
            <text:p>6.782783</text:p>
          </table:table-cell>
          <table:table-cell office:value-type="float" office:value="6.8091155" calcext:value-type="float">
            <text:p>6.809115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68303" calcext:value-type="float">
            <text:p>6.768303</text:p>
          </table:table-cell>
          <table:table-cell office:value-type="float" office:value="6.80807722" calcext:value-type="float">
            <text:p>6.80807722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54292" calcext:value-type="float">
            <text:p>6.754292</text:p>
          </table:table-cell>
          <table:table-cell office:value-type="float" office:value="6.80742166" calcext:value-type="float">
            <text:p>6.80742166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42358" calcext:value-type="float">
            <text:p>6.742358</text:p>
          </table:table-cell>
          <table:table-cell office:value-type="float" office:value="6.80705373" calcext:value-type="float">
            <text:p>6.80705373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34609" calcext:value-type="float">
            <text:p>6.734609</text:p>
          </table:table-cell>
          <table:table-cell office:value-type="float" office:value="6.80695099" calcext:value-type="float">
            <text:p>6.80695099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35182" calcext:value-type="float">
            <text:p>6.735182</text:p>
          </table:table-cell>
          <table:table-cell office:value-type="float" office:value="6.80707964" calcext:value-type="float">
            <text:p>6.80707964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70231" calcext:value-type="float">
            <text:p>6.770231</text:p>
          </table:table-cell>
          <table:table-cell office:value-type="float" office:value="6.80735897" calcext:value-type="float">
            <text:p>6.8073589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37227" calcext:value-type="float">
            <text:p>6.637227</text:p>
          </table:table-cell>
          <table:table-cell office:value-type="float" office:value="6.80743611" calcext:value-type="float">
            <text:p>6.80743611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9345" calcext:value-type="float">
            <text:p>6.69345</text:p>
          </table:table-cell>
          <table:table-cell office:value-type="float" office:value="6.8089718" calcext:value-type="float">
            <text:p>6.8089718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11224" calcext:value-type="float">
            <text:p>6.711224</text:p>
          </table:table-cell>
          <table:table-cell office:value-type="float" office:value="6.81004381" calcext:value-type="float">
            <text:p>6.81004381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26081" calcext:value-type="float">
            <text:p>6.726081</text:p>
          </table:table-cell>
          <table:table-cell office:value-type="float" office:value="6.81099951" calcext:value-type="float">
            <text:p>6.8109995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40789" calcext:value-type="float">
            <text:p>6.740789</text:p>
          </table:table-cell>
          <table:table-cell office:value-type="float" office:value="6.81182739" calcext:value-type="float">
            <text:p>6.8118273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5549" calcext:value-type="float">
            <text:p>6.75549</text:p>
          </table:table-cell>
          <table:table-cell office:value-type="float" office:value="6.81248815" calcext:value-type="float">
            <text:p>6.8124881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69752" calcext:value-type="float">
            <text:p>6.769752</text:p>
          </table:table-cell>
          <table:table-cell office:value-type="float" office:value="6.81294394" calcext:value-type="float">
            <text:p>6.81294394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829" calcext:value-type="float">
            <text:p>6.7829</text:p>
          </table:table-cell>
          <table:table-cell office:value-type="float" office:value="6.81316635" calcext:value-type="float">
            <text:p>6.8131663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94101" calcext:value-type="float">
            <text:p>6.794101</text:p>
          </table:table-cell>
          <table:table-cell office:value-type="float" office:value="6.81314039" calcext:value-type="float">
            <text:p>6.81314039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02477" calcext:value-type="float">
            <text:p>6.802477</text:p>
          </table:table-cell>
          <table:table-cell office:value-type="float" office:value="6.81286677" calcext:value-type="float">
            <text:p>6.8128667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07274" calcext:value-type="float">
            <text:p>6.807274</text:p>
          </table:table-cell>
          <table:table-cell office:value-type="float" office:value="6.81236216" calcext:value-type="float">
            <text:p>6.8123621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08041" calcext:value-type="float">
            <text:p>6.808041</text:p>
          </table:table-cell>
          <table:table-cell office:value-type="float" office:value="6.81165674" calcext:value-type="float">
            <text:p>6.81165674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04738" calcext:value-type="float">
            <text:p>6.804738</text:p>
          </table:table-cell>
          <table:table-cell office:value-type="float" office:value="6.81078843" calcext:value-type="float">
            <text:p>6.81078843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97731" calcext:value-type="float">
            <text:p>6.797731</text:p>
          </table:table-cell>
          <table:table-cell office:value-type="float" office:value="6.8097925" calcext:value-type="float">
            <text:p>6.809792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87693" calcext:value-type="float">
            <text:p>6.787693</text:p>
          </table:table-cell>
          <table:table-cell office:value-type="float" office:value="6.80867792" calcext:value-type="float">
            <text:p>6.80867792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7544" calcext:value-type="float">
            <text:p>6.77544</text:p>
          </table:table-cell>
          <table:table-cell office:value-type="float" office:value="6.80732386" calcext:value-type="float">
            <text:p>6.8073238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61778" calcext:value-type="float">
            <text:p>6.761778</text:p>
          </table:table-cell>
          <table:table-cell office:value-type="float" office:value="6.80274701" calcext:value-type="float">
            <text:p>6.80274701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47367" calcext:value-type="float">
            <text:p>6.747367</text:p>
          </table:table-cell>
          <table:table-cell office:value-type="float" office:value="6.8032264" calcext:value-type="float">
            <text:p>6.8032264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32574" calcext:value-type="float">
            <text:p>6.732574</text:p>
          </table:table-cell>
          <table:table-cell office:value-type="float" office:value="6.80339991" calcext:value-type="float">
            <text:p>6.80339991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17201" calcext:value-type="float">
            <text:p>6.717201</text:p>
          </table:table-cell>
          <table:table-cell office:value-type="float" office:value="6.80367344" calcext:value-type="float">
            <text:p>6.80367344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99647" calcext:value-type="float">
            <text:p>6.699647</text:p>
          </table:table-cell>
          <table:table-cell office:value-type="float" office:value="6.80415783" calcext:value-type="float">
            <text:p>6.8041578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67317" calcext:value-type="float">
            <text:p>6.67317</text:p>
          </table:table-cell>
          <table:table-cell office:value-type="float" office:value="6.80491941" calcext:value-type="float">
            <text:p>6.80491941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59059" calcext:value-type="float">
            <text:p>6.59059</text:p>
          </table:table-cell>
          <table:table-cell office:value-type="float" office:value="6.8060635" calcext:value-type="float">
            <text:p>6.806063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058691" calcext:value-type="float">
            <text:p>7.058691</text:p>
          </table:table-cell>
          <table:table-cell office:value-type="float" office:value="6.80814867" calcext:value-type="float">
            <text:p>6.8081486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03201" calcext:value-type="float">
            <text:p>6.803201</text:p>
          </table:table-cell>
          <table:table-cell office:value-type="float" office:value="6.80565306" calcext:value-type="float">
            <text:p>6.80565306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775378" calcext:value-type="float">
            <text:p>6.775378</text:p>
          </table:table-cell>
          <table:table-cell office:value-type="float" office:value="6.80578966" calcext:value-type="float">
            <text:p>6.80578966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69596" calcext:value-type="float">
            <text:p>6.769596</text:p>
          </table:table-cell>
          <table:table-cell office:value-type="float" office:value="6.80625451" calcext:value-type="float">
            <text:p>6.8062545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71532" calcext:value-type="float">
            <text:p>6.771532</text:p>
          </table:table-cell>
          <table:table-cell office:value-type="float" office:value="6.80679758" calcext:value-type="float">
            <text:p>6.80679758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7727" calcext:value-type="float">
            <text:p>6.77727</text:p>
          </table:table-cell>
          <table:table-cell office:value-type="float" office:value="6.80731076" calcext:value-type="float">
            <text:p>6.8073107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85013" calcext:value-type="float">
            <text:p>6.785013</text:p>
          </table:table-cell>
          <table:table-cell office:value-type="float" office:value="6.80772459" calcext:value-type="float">
            <text:p>6.80772459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93626" calcext:value-type="float">
            <text:p>6.793626</text:p>
          </table:table-cell>
          <table:table-cell office:value-type="float" office:value="6.80798854" calcext:value-type="float">
            <text:p>6.80798854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02234" calcext:value-type="float">
            <text:p>6.802234</text:p>
          </table:table-cell>
          <table:table-cell office:value-type="float" office:value="6.80806687" calcext:value-type="float">
            <text:p>6.8080668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10051" calcext:value-type="float">
            <text:p>6.810051</text:p>
          </table:table-cell>
          <table:table-cell office:value-type="float" office:value="6.80793881" calcext:value-type="float">
            <text:p>6.80793881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16307" calcext:value-type="float">
            <text:p>6.816307</text:p>
          </table:table-cell>
          <table:table-cell office:value-type="float" office:value="6.80759964" calcext:value-type="float">
            <text:p>6.80759964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20248" calcext:value-type="float">
            <text:p>6.820248</text:p>
          </table:table-cell>
          <table:table-cell office:value-type="float" office:value="6.80706066" calcext:value-type="float">
            <text:p>6.80706066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21217" calcext:value-type="float">
            <text:p>6.821217</text:p>
          </table:table-cell>
          <table:table-cell office:value-type="float" office:value="6.80634738" calcext:value-type="float">
            <text:p>6.80634738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18758" calcext:value-type="float">
            <text:p>6.818758</text:p>
          </table:table-cell>
          <table:table-cell office:value-type="float" office:value="6.80549632" calcext:value-type="float">
            <text:p>6.80549632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12733" calcext:value-type="float">
            <text:p>6.812733</text:p>
          </table:table-cell>
          <table:table-cell office:value-type="float" office:value="6.80455215" calcext:value-type="float">
            <text:p>6.80455215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03374" calcext:value-type="float">
            <text:p>6.803374</text:p>
          </table:table-cell>
          <table:table-cell office:value-type="float" office:value="6.80356763" calcext:value-type="float">
            <text:p>6.8035676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91295" calcext:value-type="float">
            <text:p>6.791295</text:p>
          </table:table-cell>
          <table:table-cell office:value-type="float" office:value="6.80263689" calcext:value-type="float">
            <text:p>6.8026368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77434" calcext:value-type="float">
            <text:p>6.777434</text:p>
          </table:table-cell>
          <table:table-cell office:value-type="float" office:value="6.80169272" calcext:value-type="float">
            <text:p>6.80169272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62981" calcext:value-type="float">
            <text:p>6.762981</text:p>
          </table:table-cell>
          <table:table-cell office:value-type="float" office:value="6.80089556" calcext:value-type="float">
            <text:p>6.80089556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49291" calcext:value-type="float">
            <text:p>6.749291</text:p>
          </table:table-cell>
          <table:table-cell office:value-type="float" office:value="6.8002968" calcext:value-type="float">
            <text:p>6.8002968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3785" calcext:value-type="float">
            <text:p>6.73785</text:p>
          </table:table-cell>
          <table:table-cell office:value-type="float" office:value="6.79994418" calcext:value-type="float">
            <text:p>6.79994418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30541" calcext:value-type="float">
            <text:p>6.730541</text:p>
          </table:table-cell>
          <table:table-cell office:value-type="float" office:value="6.79986231" calcext:value-type="float">
            <text:p>6.79986231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32889" calcext:value-type="float">
            <text:p>6.732889</text:p>
          </table:table-cell>
          <table:table-cell office:value-type="float" office:value="6.80003779" calcext:value-type="float">
            <text:p>6.80003779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46861" calcext:value-type="float">
            <text:p>6.646861</text:p>
          </table:table-cell>
          <table:table-cell office:value-type="float" office:value="6.80037703" calcext:value-type="float">
            <text:p>6.8003770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06809" calcext:value-type="float">
            <text:p>6.706809</text:p>
          </table:table-cell>
          <table:table-cell office:value-type="float" office:value="6.80174257" calcext:value-type="float">
            <text:p>6.80174257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17411" calcext:value-type="float">
            <text:p>6.717411</text:p>
          </table:table-cell>
          <table:table-cell office:value-type="float" office:value="6.80263563" calcext:value-type="float">
            <text:p>6.80263563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28054" calcext:value-type="float">
            <text:p>6.728054</text:p>
          </table:table-cell>
          <table:table-cell office:value-type="float" office:value="6.8035022" calcext:value-type="float">
            <text:p>6.8035022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4012" calcext:value-type="float">
            <text:p>6.74012</text:p>
          </table:table-cell>
          <table:table-cell office:value-type="float" office:value="6.80429513" calcext:value-type="float">
            <text:p>6.80429513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53202" calcext:value-type="float">
            <text:p>6.753202</text:p>
          </table:table-cell>
          <table:table-cell office:value-type="float" office:value="6.80496057" calcext:value-type="float">
            <text:p>6.80496057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66533" calcext:value-type="float">
            <text:p>6.766533</text:p>
          </table:table-cell>
          <table:table-cell office:value-type="float" office:value="6.80545851" calcext:value-type="float">
            <text:p>6.80545851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79268" calcext:value-type="float">
            <text:p>6.779268</text:p>
          </table:table-cell>
          <table:table-cell office:value-type="float" office:value="6.80576557" calcext:value-type="float">
            <text:p>6.80576557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90586" calcext:value-type="float">
            <text:p>6.790586</text:p>
          </table:table-cell>
          <table:table-cell office:value-type="float" office:value="6.80587271" calcext:value-type="float">
            <text:p>6.8058727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99763" calcext:value-type="float">
            <text:p>6.799763</text:p>
          </table:table-cell>
          <table:table-cell office:value-type="float" office:value="6.80578108" calcext:value-type="float">
            <text:p>6.8057810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806233" calcext:value-type="float">
            <text:p>6.806233</text:p>
          </table:table-cell>
          <table:table-cell office:value-type="float" office:value="6.80549728" calcext:value-type="float">
            <text:p>6.80549728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80965" calcext:value-type="float">
            <text:p>6.80965</text:p>
          </table:table-cell>
          <table:table-cell office:value-type="float" office:value="6.80502862" calcext:value-type="float">
            <text:p>6.80502862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09935" calcext:value-type="float">
            <text:p>6.809935</text:p>
          </table:table-cell>
          <table:table-cell office:value-type="float" office:value="6.80437771" calcext:value-type="float">
            <text:p>6.8043777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07313" calcext:value-type="float">
            <text:p>6.807313</text:p>
          </table:table-cell>
          <table:table-cell office:value-type="float" office:value="6.8035335" calcext:value-type="float">
            <text:p>6.803533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0229" calcext:value-type="float">
            <text:p>6.80229</text:p>
          </table:table-cell>
          <table:table-cell office:value-type="float" office:value="6.80244668" calcext:value-type="float">
            <text:p>6.8024466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95551" calcext:value-type="float">
            <text:p>6.795551</text:p>
          </table:table-cell>
          <table:table-cell office:value-type="float" office:value="6.80091954" calcext:value-type="float">
            <text:p>6.80091954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87752" calcext:value-type="float">
            <text:p>6.787752</text:p>
          </table:table-cell>
          <table:table-cell office:value-type="float" office:value="6.79724774" calcext:value-type="float">
            <text:p>6.79724774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79236" calcext:value-type="float">
            <text:p>6.779236</text:p>
          </table:table-cell>
          <table:table-cell office:value-type="float" office:value="6.7991075" calcext:value-type="float">
            <text:p>6.799107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6972" calcext:value-type="float">
            <text:p>6.76972</text:p>
          </table:table-cell>
          <table:table-cell office:value-type="float" office:value="6.79944273" calcext:value-type="float">
            <text:p>6.7994427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57946" calcext:value-type="float">
            <text:p>6.757946</text:p>
          </table:table-cell>
          <table:table-cell office:value-type="float" office:value="6.79954429" calcext:value-type="float">
            <text:p>6.79954429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40909" calcext:value-type="float">
            <text:p>6.740909</text:p>
          </table:table-cell>
          <table:table-cell office:value-type="float" office:value="6.79967339" calcext:value-type="float">
            <text:p>6.79967339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10437" calcext:value-type="float">
            <text:p>6.710437</text:p>
          </table:table-cell>
          <table:table-cell office:value-type="float" office:value="6.7999894" calcext:value-type="float">
            <text:p>6.7999894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626078" calcext:value-type="float">
            <text:p>6.626078</text:p>
          </table:table-cell>
          <table:table-cell office:value-type="float" office:value="6.80068702" calcext:value-type="float">
            <text:p>6.80068702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334925" calcext:value-type="float">
            <text:p>9.334925</text:p>
          </table:table-cell>
          <table:table-cell office:value-type="float" office:value="6.80233661" calcext:value-type="float">
            <text:p>6.8023366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89893" calcext:value-type="float">
            <text:p>6.89893</text:p>
          </table:table-cell>
          <table:table-cell office:value-type="float" office:value="6.77701444" calcext:value-type="float">
            <text:p>6.77701444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28439" calcext:value-type="float">
            <text:p>6.828439</text:p>
          </table:table-cell>
          <table:table-cell office:value-type="float" office:value="6.77615823" calcext:value-type="float">
            <text:p>6.77615823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03701" calcext:value-type="float">
            <text:p>6.803701</text:p>
          </table:table-cell>
          <table:table-cell office:value-type="float" office:value="6.77608793" calcext:value-type="float">
            <text:p>6.77608793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93757" calcext:value-type="float">
            <text:p>6.793757</text:p>
          </table:table-cell>
          <table:table-cell office:value-type="float" office:value="6.77631194" calcext:value-type="float">
            <text:p>6.7763119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92122" calcext:value-type="float">
            <text:p>6.792122</text:p>
          </table:table-cell>
          <table:table-cell office:value-type="float" office:value="6.77664421" calcext:value-type="float">
            <text:p>6.7766442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95999" calcext:value-type="float">
            <text:p>6.795999</text:p>
          </table:table-cell>
          <table:table-cell office:value-type="float" office:value="6.77696378" calcext:value-type="float">
            <text:p>6.77696378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03274" calcext:value-type="float">
            <text:p>6.803274</text:p>
          </table:table-cell>
          <table:table-cell office:value-type="float" office:value="6.77718117" calcext:value-type="float">
            <text:p>6.7771811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11943" calcext:value-type="float">
            <text:p>6.811943</text:p>
          </table:table-cell>
          <table:table-cell office:value-type="float" office:value="6.77723401" calcext:value-type="float">
            <text:p>6.7772340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2012" calcext:value-type="float">
            <text:p>6.82012</text:p>
          </table:table-cell>
          <table:table-cell office:value-type="float" office:value="6.77708784" calcext:value-type="float">
            <text:p>6.77708784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26202" calcext:value-type="float">
            <text:p>6.826202</text:p>
          </table:table-cell>
          <table:table-cell office:value-type="float" office:value="6.77673653" calcext:value-type="float">
            <text:p>6.77673653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2903" calcext:value-type="float">
            <text:p>6.82903</text:p>
          </table:table-cell>
          <table:table-cell office:value-type="float" office:value="6.7762008" calcext:value-type="float">
            <text:p>6.7762008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27979" calcext:value-type="float">
            <text:p>6.827979</text:p>
          </table:table-cell>
          <table:table-cell office:value-type="float" office:value="6.77552495" calcext:value-type="float">
            <text:p>6.7755249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22954" calcext:value-type="float">
            <text:p>6.822954</text:p>
          </table:table-cell>
          <table:table-cell office:value-type="float" office:value="6.77477293" calcext:value-type="float">
            <text:p>6.7747729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14328" calcext:value-type="float">
            <text:p>6.814328</text:p>
          </table:table-cell>
          <table:table-cell office:value-type="float" office:value="6.77402701" calcext:value-type="float">
            <text:p>6.7740270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02832" calcext:value-type="float">
            <text:p>6.802832</text:p>
          </table:table-cell>
          <table:table-cell office:value-type="float" office:value="6.7734032" calcext:value-type="float">
            <text:p>6.7734032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89454" calcext:value-type="float">
            <text:p>6.789454</text:p>
          </table:table-cell>
          <table:table-cell office:value-type="float" office:value="6.77327433" calcext:value-type="float">
            <text:p>6.7732743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7534" calcext:value-type="float">
            <text:p>6.77534</text:p>
          </table:table-cell>
          <table:table-cell office:value-type="float" office:value="6.77197295" calcext:value-type="float">
            <text:p>6.7719729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61725" calcext:value-type="float">
            <text:p>6.761725</text:p>
          </table:table-cell>
          <table:table-cell office:value-type="float" office:value="6.77135957" calcext:value-type="float">
            <text:p>6.77135957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49894" calcext:value-type="float">
            <text:p>6.749894</text:p>
          </table:table-cell>
          <table:table-cell office:value-type="float" office:value="6.77104756" calcext:value-type="float">
            <text:p>6.7710475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41301" calcext:value-type="float">
            <text:p>6.741301</text:p>
          </table:table-cell>
          <table:table-cell office:value-type="float" office:value="6.77097927" calcext:value-type="float">
            <text:p>6.7709792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38314" calcext:value-type="float">
            <text:p>6.738314</text:p>
          </table:table-cell>
          <table:table-cell office:value-type="float" office:value="6.7711106" calcext:value-type="float">
            <text:p>6.771110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49645" calcext:value-type="float">
            <text:p>6.749645</text:p>
          </table:table-cell>
          <table:table-cell office:value-type="float" office:value="6.7713774" calcext:value-type="float">
            <text:p>6.7713774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841682" calcext:value-type="float">
            <text:p>7.841682</text:p>
          </table:table-cell>
          <table:table-cell office:value-type="float" office:value="6.77162822" calcext:value-type="float">
            <text:p>6.77162822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78955" calcext:value-type="float">
            <text:p>6.678955</text:p>
          </table:table-cell>
          <table:table-cell office:value-type="float" office:value="6.76104694" calcext:value-type="float">
            <text:p>6.76104694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02747" calcext:value-type="float">
            <text:p>6.702747</text:p>
          </table:table-cell>
          <table:table-cell office:value-type="float" office:value="6.76217079" calcext:value-type="float">
            <text:p>6.76217079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17499" calcext:value-type="float">
            <text:p>6.717499</text:p>
          </table:table-cell>
          <table:table-cell office:value-type="float" office:value="6.7631214" calcext:value-type="float">
            <text:p>6.763121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32084" calcext:value-type="float">
            <text:p>6.732084</text:p>
          </table:table-cell>
          <table:table-cell office:value-type="float" office:value="6.76397137" calcext:value-type="float">
            <text:p>6.7639713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47474" calcext:value-type="float">
            <text:p>6.747474</text:p>
          </table:table-cell>
          <table:table-cell office:value-type="float" office:value="6.76469844" calcext:value-type="float">
            <text:p>6.76469844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63115" calcext:value-type="float">
            <text:p>6.763115</text:p>
          </table:table-cell>
          <table:table-cell office:value-type="float" office:value="6.76526422" calcext:value-type="float">
            <text:p>6.76526422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77945" calcext:value-type="float">
            <text:p>6.777945</text:p>
          </table:table-cell>
          <table:table-cell office:value-type="float" office:value="6.76563113" calcext:value-type="float">
            <text:p>6.7656311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90796" calcext:value-type="float">
            <text:p>6.790796</text:p>
          </table:table-cell>
          <table:table-cell office:value-type="float" office:value="6.76577127" calcext:value-type="float">
            <text:p>6.7657712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800651" calcext:value-type="float">
            <text:p>6.800651</text:p>
          </table:table-cell>
          <table:table-cell office:value-type="float" office:value="6.7656727" calcext:value-type="float">
            <text:p>6.765672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806794" calcext:value-type="float">
            <text:p>6.806794</text:p>
          </table:table-cell>
          <table:table-cell office:value-type="float" office:value="6.76534359" calcext:value-type="float">
            <text:p>6.76534359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08869" calcext:value-type="float">
            <text:p>6.808869</text:p>
          </table:table-cell>
          <table:table-cell office:value-type="float" office:value="6.76481398" calcext:value-type="float">
            <text:p>6.7648139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06865" calcext:value-type="float">
            <text:p>6.806865</text:p>
          </table:table-cell>
          <table:table-cell office:value-type="float" office:value="6.7641354" calcext:value-type="float">
            <text:p>6.7641354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801069" calcext:value-type="float">
            <text:p>6.801069</text:p>
          </table:table-cell>
          <table:table-cell office:value-type="float" office:value="6.7637037879" calcext:value-type="float">
            <text:p>6.7637037879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91993" calcext:value-type="float">
            <text:p>6.791993</text:p>
          </table:table-cell>
          <table:table-cell office:value-type="float" office:value="6.7633225102" calcext:value-type="float">
            <text:p>6.7633225102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80304" calcext:value-type="float">
            <text:p>6.780304</text:p>
          </table:table-cell>
          <table:table-cell office:value-type="float" office:value="6.7630269381" calcext:value-type="float">
            <text:p>6.763026938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66739" calcext:value-type="float">
            <text:p>6.766739</text:p>
          </table:table-cell>
          <table:table-cell office:value-type="float" office:value="6.7628469688" calcext:value-type="float">
            <text:p>6.7628469688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52016" calcext:value-type="float">
            <text:p>6.752016</text:p>
          </table:table-cell>
          <table:table-cell office:value-type="float" office:value="6.762806" calcext:value-type="float">
            <text:p>6.762806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36732" calcext:value-type="float">
            <text:p>6.736732</text:p>
          </table:table-cell>
          <table:table-cell office:value-type="float" office:value="6.7629207872" calcext:value-type="float">
            <text:p>6.7629207872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2121" calcext:value-type="float">
            <text:p>6.72121</text:p>
          </table:table-cell>
          <table:table-cell office:value-type="float" office:value="6.7632023871" calcext:value-type="float">
            <text:p>6.7632023871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05145" calcext:value-type="float">
            <text:p>6.705145</text:p>
          </table:table-cell>
          <table:table-cell office:value-type="float" office:value="6.7636588261" calcext:value-type="float">
            <text:p>6.763658826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86273" calcext:value-type="float">
            <text:p>6.686273</text:p>
          </table:table-cell>
          <table:table-cell office:value-type="float" office:value="6.7643018352" calcext:value-type="float">
            <text:p>6.7643018352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52287" calcext:value-type="float">
            <text:p>6.652287</text:p>
          </table:table-cell>
          <table:table-cell office:value-type="float" office:value="6.7651688222" calcext:value-type="float">
            <text:p>6.765168822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317755" calcext:value-type="float">
            <text:p>6.317755</text:p>
          </table:table-cell>
          <table:table-cell office:value-type="float" office:value="6.7664371573" calcext:value-type="float">
            <text:p>6.766437157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09717" calcext:value-type="float">
            <text:p>6.809717</text:p>
          </table:table-cell>
          <table:table-cell office:value-type="float" office:value="6.7715358182" calcext:value-type="float">
            <text:p>6.7715358182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64718" calcext:value-type="float">
            <text:p>6.764718</text:p>
          </table:table-cell>
          <table:table-cell office:value-type="float" office:value="6.771096954" calcext:value-type="float">
            <text:p>6.771096954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59927" calcext:value-type="float">
            <text:p>6.759927</text:p>
          </table:table-cell>
          <table:table-cell office:value-type="float" office:value="6.7711711279" calcext:value-type="float">
            <text:p>6.7711711279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6564" calcext:value-type="float">
            <text:p>6.76564</text:p>
          </table:table-cell>
          <table:table-cell office:value-type="float" office:value="6.7713034118" calcext:value-type="float">
            <text:p>6.771303411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75805" calcext:value-type="float">
            <text:p>6.775805</text:p>
          </table:table-cell>
          <table:table-cell office:value-type="float" office:value="6.7713708333" calcext:value-type="float">
            <text:p>6.771370833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87579" calcext:value-type="float">
            <text:p>6.787579</text:p>
          </table:table-cell>
          <table:table-cell office:value-type="float" office:value="6.7713174096" calcext:value-type="float">
            <text:p>6.7713174096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99107" calcext:value-type="float">
            <text:p>6.799107</text:p>
          </table:table-cell>
          <table:table-cell office:value-type="float" office:value="6.7711190976" calcext:value-type="float">
            <text:p>6.7711190976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0913" calcext:value-type="float">
            <text:p>6.80913</text:p>
          </table:table-cell>
          <table:table-cell office:value-type="float" office:value="6.7707735679" calcext:value-type="float">
            <text:p>6.770773567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16861" calcext:value-type="float">
            <text:p>6.816861</text:p>
          </table:table-cell>
          <table:table-cell office:value-type="float" office:value="6.7702941125" calcext:value-type="float">
            <text:p>6.770294112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21863" calcext:value-type="float">
            <text:p>6.821863</text:p>
          </table:table-cell>
          <table:table-cell office:value-type="float" office:value="6.7697046582" calcext:value-type="float">
            <text:p>6.769704658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23903" calcext:value-type="float">
            <text:p>6.823903</text:p>
          </table:table-cell>
          <table:table-cell office:value-type="float" office:value="6.7690359615" calcext:value-type="float">
            <text:p>6.769035961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2285" calcext:value-type="float">
            <text:p>6.82285</text:p>
          </table:table-cell>
          <table:table-cell office:value-type="float" office:value="6.7683234026" calcext:value-type="float">
            <text:p>6.7683234026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18653" calcext:value-type="float">
            <text:p>6.818653</text:p>
          </table:table-cell>
          <table:table-cell office:value-type="float" office:value="6.7676059474" calcext:value-type="float">
            <text:p>6.7676059474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11408" calcext:value-type="float">
            <text:p>6.811408</text:p>
          </table:table-cell>
          <table:table-cell office:value-type="float" office:value="6.76692532" calcext:value-type="float">
            <text:p>6.76692532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01459" calcext:value-type="float">
            <text:p>6.801459</text:p>
          </table:table-cell>
          <table:table-cell office:value-type="float" office:value="6.7663242027" calcext:value-type="float">
            <text:p>6.766324202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89428" calcext:value-type="float">
            <text:p>6.789428</text:p>
          </table:table-cell>
          <table:table-cell office:value-type="float" office:value="6.7658429041" calcext:value-type="float">
            <text:p>6.765842904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76134" calcext:value-type="float">
            <text:p>6.776134</text:p>
          </table:table-cell>
          <table:table-cell office:value-type="float" office:value="6.7655153333" calcext:value-type="float">
            <text:p>6.7655153333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62409" calcext:value-type="float">
            <text:p>6.762409</text:p>
          </table:table-cell>
          <table:table-cell office:value-type="float" office:value="6.7653657746" calcext:value-type="float">
            <text:p>6.7653657746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4892" calcext:value-type="float">
            <text:p>6.74892</text:p>
          </table:table-cell>
          <table:table-cell office:value-type="float" office:value="6.7654080143" calcext:value-type="float">
            <text:p>6.7654080143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36111" calcext:value-type="float">
            <text:p>6.736111</text:p>
          </table:table-cell>
          <table:table-cell office:value-type="float" office:value="6.765646971" calcext:value-type="float">
            <text:p>6.76564697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24341" calcext:value-type="float">
            <text:p>6.724341</text:p>
          </table:table-cell>
          <table:table-cell office:value-type="float" office:value="6.7660813235" calcext:value-type="float">
            <text:p>6.766081323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14281" calcext:value-type="float">
            <text:p>6.714281</text:p>
          </table:table-cell>
          <table:table-cell office:value-type="float" office:value="6.7667043134" calcext:value-type="float">
            <text:p>6.7667043134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103" calcext:value-type="float">
            <text:p>6.7103</text:p>
          </table:table-cell>
          <table:table-cell office:value-type="float" office:value="6.7674986061" calcext:value-type="float">
            <text:p>6.767498606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96878" calcext:value-type="float">
            <text:p>6.696878</text:p>
          </table:table-cell>
          <table:table-cell office:value-type="float" office:value="6.7683785846" calcext:value-type="float">
            <text:p>6.7683785846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697718" calcext:value-type="float">
            <text:p>6.697718</text:p>
          </table:table-cell>
          <table:table-cell office:value-type="float" office:value="6.7694957813" calcext:value-type="float">
            <text:p>6.769495781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03105" calcext:value-type="float">
            <text:p>6.703105</text:p>
          </table:table-cell>
          <table:table-cell office:value-type="float" office:value="6.7706351111" calcext:value-type="float">
            <text:p>6.770635111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14029" calcext:value-type="float">
            <text:p>6.714029</text:p>
          </table:table-cell>
          <table:table-cell office:value-type="float" office:value="6.7717243065" calcext:value-type="float">
            <text:p>6.771724306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29663" calcext:value-type="float">
            <text:p>6.729663</text:p>
          </table:table-cell>
          <table:table-cell office:value-type="float" office:value="6.7726701311" calcext:value-type="float">
            <text:p>6.772670131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48089" calcext:value-type="float">
            <text:p>6.748089</text:p>
          </table:table-cell>
          <table:table-cell office:value-type="float" office:value="6.7733869167" calcext:value-type="float">
            <text:p>6.773386916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66813" calcext:value-type="float">
            <text:p>6.766813</text:p>
          </table:table-cell>
          <table:table-cell office:value-type="float" office:value="6.7738156949" calcext:value-type="float">
            <text:p>6.7738156949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83415" calcext:value-type="float">
            <text:p>6.783415</text:p>
          </table:table-cell>
          <table:table-cell office:value-type="float" office:value="6.773936431" calcext:value-type="float">
            <text:p>6.773936431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96115" calcext:value-type="float">
            <text:p>6.796115</text:p>
          </table:table-cell>
          <table:table-cell office:value-type="float" office:value="6.7737701404" calcext:value-type="float">
            <text:p>6.7737701404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04068" calcext:value-type="float">
            <text:p>6.804068</text:p>
          </table:table-cell>
          <table:table-cell office:value-type="float" office:value="6.773371125" calcext:value-type="float">
            <text:p>6.77337112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07347" calcext:value-type="float">
            <text:p>6.807347</text:p>
          </table:table-cell>
          <table:table-cell office:value-type="float" office:value="6.772813" calcext:value-type="float">
            <text:p>6.772813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806664" calcext:value-type="float">
            <text:p>6.806664</text:p>
          </table:table-cell>
          <table:table-cell office:value-type="float" office:value="6.7721734815" calcext:value-type="float">
            <text:p>6.772173481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02996" calcext:value-type="float">
            <text:p>6.802996</text:p>
          </table:table-cell>
          <table:table-cell office:value-type="float" office:value="6.771522717" calcext:value-type="float">
            <text:p>6.77152271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97239" calcext:value-type="float">
            <text:p>6.797239</text:p>
          </table:table-cell>
          <table:table-cell office:value-type="float" office:value="6.7709174615" calcext:value-type="float">
            <text:p>6.770917461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89982" calcext:value-type="float">
            <text:p>6.789982</text:p>
          </table:table-cell>
          <table:table-cell office:value-type="float" office:value="6.7704013529" calcext:value-type="float">
            <text:p>6.770401352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81423" calcext:value-type="float">
            <text:p>6.781423</text:p>
          </table:table-cell>
          <table:table-cell office:value-type="float" office:value="6.77000974" calcext:value-type="float">
            <text:p>6.77000974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71383" calcext:value-type="float">
            <text:p>6.771383</text:p>
          </table:table-cell>
          <table:table-cell office:value-type="float" office:value="6.7697768163" calcext:value-type="float">
            <text:p>6.7697768163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59367" calcext:value-type="float">
            <text:p>6.759367</text:p>
          </table:table-cell>
          <table:table-cell office:value-type="float" office:value="6.7697433542" calcext:value-type="float">
            <text:p>6.7697433542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44559" calcext:value-type="float">
            <text:p>6.744559</text:p>
          </table:table-cell>
          <table:table-cell office:value-type="float" office:value="6.7699641277" calcext:value-type="float">
            <text:p>6.7699641277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25514" calcext:value-type="float">
            <text:p>6.725514</text:p>
          </table:table-cell>
          <table:table-cell office:value-type="float" office:value="6.770516413" calcext:value-type="float">
            <text:p>6.770516413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698631" calcext:value-type="float">
            <text:p>6.698631</text:p>
          </table:table-cell>
          <table:table-cell office:value-type="float" office:value="6.7715164667" calcext:value-type="float">
            <text:p>6.7715164667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49576" calcext:value-type="float">
            <text:p>6.649576</text:p>
          </table:table-cell>
          <table:table-cell office:value-type="float" office:value="6.7731729545" calcext:value-type="float">
            <text:p>6.773172954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428371" calcext:value-type="float">
            <text:p>6.428371</text:p>
          </table:table-cell>
          <table:table-cell office:value-type="float" office:value="6.7760473023" calcext:value-type="float">
            <text:p>6.7760473023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973728" calcext:value-type="float">
            <text:p>6.973728</text:p>
          </table:table-cell>
          <table:table-cell office:value-type="float" office:value="6.7843253095" calcext:value-type="float">
            <text:p>6.784325309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12759" calcext:value-type="float">
            <text:p>6.812759</text:p>
          </table:table-cell>
          <table:table-cell office:value-type="float" office:value="6.7797057317" calcext:value-type="float">
            <text:p>6.7797057317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79876" calcext:value-type="float">
            <text:p>6.779876</text:p>
          </table:table-cell>
          <table:table-cell office:value-type="float" office:value="6.7788794" calcext:value-type="float">
            <text:p>6.7788794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70856" calcext:value-type="float">
            <text:p>6.770856</text:p>
          </table:table-cell>
          <table:table-cell office:value-type="float" office:value="6.7788538462" calcext:value-type="float">
            <text:p>6.7788538462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7251" calcext:value-type="float">
            <text:p>6.77251</text:p>
          </table:table-cell>
          <table:table-cell office:value-type="float" office:value="6.7790643158" calcext:value-type="float">
            <text:p>6.7790643158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80199" calcext:value-type="float">
            <text:p>6.780199</text:p>
          </table:table-cell>
          <table:table-cell office:value-type="float" office:value="6.7792414595" calcext:value-type="float">
            <text:p>6.779241459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91037" calcext:value-type="float">
            <text:p>6.791037</text:p>
          </table:table-cell>
          <table:table-cell office:value-type="float" office:value="6.7792148611" calcext:value-type="float">
            <text:p>6.779214861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802708" calcext:value-type="float">
            <text:p>6.802708</text:p>
          </table:table-cell>
          <table:table-cell office:value-type="float" office:value="6.7788770857" calcext:value-type="float">
            <text:p>6.7788770857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813309" calcext:value-type="float">
            <text:p>6.813309</text:p>
          </table:table-cell>
          <table:table-cell office:value-type="float" office:value="6.7781761765" calcext:value-type="float">
            <text:p>6.778176176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821409" calcext:value-type="float">
            <text:p>6.821409</text:p>
          </table:table-cell>
          <table:table-cell office:value-type="float" office:value="6.7771115455" calcext:value-type="float">
            <text:p>6.777111545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26102" calcext:value-type="float">
            <text:p>6.826102</text:p>
          </table:table-cell>
          <table:table-cell office:value-type="float" office:value="6.77572725" calcext:value-type="float">
            <text:p>6.7757272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26984" calcext:value-type="float">
            <text:p>6.826984</text:p>
          </table:table-cell>
          <table:table-cell office:value-type="float" office:value="6.7741022581" calcext:value-type="float">
            <text:p>6.774102258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24079" calcext:value-type="float">
            <text:p>6.824079</text:p>
          </table:table-cell>
          <table:table-cell office:value-type="float" office:value="6.7723395333" calcext:value-type="float">
            <text:p>6.772339533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17738" calcext:value-type="float">
            <text:p>6.817738</text:p>
          </table:table-cell>
          <table:table-cell office:value-type="float" office:value="6.7705554138" calcext:value-type="float">
            <text:p>6.7705554138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08558" calcext:value-type="float">
            <text:p>6.808558</text:p>
          </table:table-cell>
          <table:table-cell office:value-type="float" office:value="6.7688703214" calcext:value-type="float">
            <text:p>6.7688703214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97326" calcext:value-type="float">
            <text:p>6.797326</text:p>
          </table:table-cell>
          <table:table-cell office:value-type="float" office:value="6.7674004074" calcext:value-type="float">
            <text:p>6.7674004074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84989" calcext:value-type="float">
            <text:p>6.784989</text:p>
          </table:table-cell>
          <table:table-cell office:value-type="float" office:value="6.7662494231" calcext:value-type="float">
            <text:p>6.76624942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72629" calcext:value-type="float">
            <text:p>6.772629</text:p>
          </table:table-cell>
          <table:table-cell office:value-type="float" office:value="6.76549984" calcext:value-type="float">
            <text:p>6.7654998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61445" calcext:value-type="float">
            <text:p>6.761445</text:p>
          </table:table-cell>
          <table:table-cell office:value-type="float" office:value="6.7652027917" calcext:value-type="float">
            <text:p>6.765202791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52777" calcext:value-type="float">
            <text:p>6.752777</text:p>
          </table:table-cell>
          <table:table-cell office:value-type="float" office:value="6.7653661739" calcext:value-type="float">
            <text:p>6.765366173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48362" calcext:value-type="float">
            <text:p>6.748362</text:p>
          </table:table-cell>
          <table:table-cell office:value-type="float" office:value="6.7659384091" calcext:value-type="float">
            <text:p>6.7659384091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51947" calcext:value-type="float">
            <text:p>6.751947</text:p>
          </table:table-cell>
          <table:table-cell office:value-type="float" office:value="6.766775381" calcext:value-type="float">
            <text:p>6.76677538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89945" calcext:value-type="float">
            <text:p>6.789945</text:p>
          </table:table-cell>
          <table:table-cell office:value-type="float" office:value="6.7675168" calcext:value-type="float">
            <text:p>6.7675168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59316" calcext:value-type="float">
            <text:p>6.659316</text:p>
          </table:table-cell>
          <table:table-cell office:value-type="float" office:value="6.7663363684" calcext:value-type="float">
            <text:p>6.7663363684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14002" calcext:value-type="float">
            <text:p>6.714002</text:p>
          </table:table-cell>
          <table:table-cell office:value-type="float" office:value="6.7722819444" calcext:value-type="float">
            <text:p>6.7722819444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30524" calcext:value-type="float">
            <text:p>6.730524</text:p>
          </table:table-cell>
          <table:table-cell office:value-type="float" office:value="6.7757101765" calcext:value-type="float">
            <text:p>6.7757101765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43065" calcext:value-type="float">
            <text:p>6.743065</text:p>
          </table:table-cell>
          <table:table-cell office:value-type="float" office:value="6.7785343125" calcext:value-type="float">
            <text:p>6.7785343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54434" calcext:value-type="float">
            <text:p>6.754434</text:p>
          </table:table-cell>
          <table:table-cell office:value-type="float" office:value="6.7808989333" calcext:value-type="float">
            <text:p>6.7808989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764994" calcext:value-type="float">
            <text:p>6.764994</text:p>
          </table:table-cell>
          <table:table-cell office:value-type="float" office:value="6.7827892857" calcext:value-type="float">
            <text:p>6.782789285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74727" calcext:value-type="float">
            <text:p>6.774727</text:p>
          </table:table-cell>
          <table:table-cell office:value-type="float" office:value="6.7841581538" calcext:value-type="float">
            <text:p>6.7841581538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83554" calcext:value-type="float">
            <text:p>6.783554</text:p>
          </table:table-cell>
          <table:table-cell office:value-type="float" office:value="6.7849440833" calcext:value-type="float">
            <text:p>6.78494408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9134" calcext:value-type="float">
            <text:p>6.79134</text:p>
          </table:table-cell>
          <table:table-cell office:value-type="float" office:value="6.7850704545" calcext:value-type="float">
            <text:p>6.785070454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97808" calcext:value-type="float">
            <text:p>6.797808</text:p>
          </table:table-cell>
          <table:table-cell office:value-type="float" office:value="6.7844435" calcext:value-type="float">
            <text:p>6.7844435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02496" calcext:value-type="float">
            <text:p>6.802496</text:p>
          </table:table-cell>
          <table:table-cell office:value-type="float" office:value="6.7829585556" calcext:value-type="float">
            <text:p>6.7829585556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04791" calcext:value-type="float">
            <text:p>6.804791</text:p>
          </table:table-cell>
          <table:table-cell office:value-type="float" office:value="6.780516375" calcext:value-type="float">
            <text:p>6.78051637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04052" calcext:value-type="float">
            <text:p>6.804052</text:p>
          </table:table-cell>
          <table:table-cell office:value-type="float" office:value="6.7770485714" calcext:value-type="float">
            <text:p>6.777048571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99806" calcext:value-type="float">
            <text:p>6.799806</text:p>
          </table:table-cell>
          <table:table-cell office:value-type="float" office:value="6.772548" calcext:value-type="float">
            <text:p>6.772548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91959" calcext:value-type="float">
            <text:p>6.791959</text:p>
          </table:table-cell>
          <table:table-cell office:value-type="float" office:value="6.7670964" calcext:value-type="float">
            <text:p>6.767096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80939" calcext:value-type="float">
            <text:p>6.780939</text:p>
          </table:table-cell>
          <table:table-cell office:value-type="float" office:value="6.76088075" calcext:value-type="float">
            <text:p>6.760880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6774" calcext:value-type="float">
            <text:p>6.76774</text:p>
          </table:table-cell>
          <table:table-cell office:value-type="float" office:value="6.7541946667" calcext:value-type="float">
            <text:p>6.754194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53833" calcext:value-type="float">
            <text:p>6.753833</text:p>
          </table:table-cell>
          <table:table-cell office:value-type="float" office:value="6.747422" calcext:value-type="float">
            <text:p>6.747422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41011" calcext:value-type="float">
            <text:p>6.7410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48:49.615832412</dc:date>
    <meta:document-statistic meta:table-count="1" meta:cell-count="3107" meta:object-count="0"/>
    <meta:generator>LibreOffice/4.2.7.2$Linux_X86_64 LibreOffice_project/420m0$Build-2</meta:generator>
  </office:meta>
</office:document-meta>
</file>